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AA000002529A3AB4EB73F3811D.png" manifest:media-type="image/png"/>
  <manifest:file-entry manifest:full-path="Pictures/10000201000003A0000002521B154B8F473374F5.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Standard">
      <style:paragraph-properties fo:margin-left="0cm" fo:margin-right="0cm" fo:text-indent="0cm" style:auto-text-indent="false"/>
      <style:text-properties fo:font-size="14pt" fo:language="it" fo:country="IT" style:font-size-asian="14pt"/>
    </style:style>
    <style:style style:name="P9"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2"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3" style:family="paragraph" style:parent-style-name="Title">
      <style:paragraph-properties fo:text-align="start" style:justify-single-word="false"/>
      <style:text-properties fo:language="it" fo:country="IT"/>
    </style:style>
    <style:style style:name="P14" style:family="paragraph" style:parent-style-name="Title">
      <style:paragraph-properties fo:text-align="end" style:justify-single-word="false"/>
      <style:text-properties fo:language="it" fo:country="IT"/>
    </style:style>
    <style:style style:name="P15" style:family="paragraph" style:parent-style-name="Title">
      <style:text-properties fo:font-size="20pt" fo:language="it" fo:country="IT" fo:font-weight="normal" style:font-size-asian="20pt" style:font-weight-asian="normal"/>
    </style:style>
    <style:style style:name="P16"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7" style:family="paragraph" style:parent-style-name="Heading_20_3">
      <style:text-properties fo:language="it" fo:country="IT"/>
    </style:style>
    <style:style style:name="P18" style:family="paragraph" style:parent-style-name="Heading_20_3">
      <style:text-properties fo:font-size="12pt" fo:language="it" fo:country="IT" officeooo:paragraph-rsid="003ab044" style:font-size-asian="12pt"/>
    </style:style>
    <style:style style:name="P19" style:family="paragraph" style:parent-style-name="Standard">
      <style:text-properties fo:font-size="12pt" fo:language="it" fo:country="IT" style:font-size-asian="12pt"/>
    </style:style>
    <style:style style:name="P20" style:family="paragraph" style:parent-style-name="Standard">
      <style:text-properties fo:font-size="12pt" fo:language="it" fo:country="IT" officeooo:rsid="001ace84" officeooo:paragraph-rsid="001ace84" style:font-size-asian="12pt"/>
    </style:style>
    <style:style style:name="P21" style:family="paragraph" style:parent-style-name="Standard">
      <style:paragraph-properties fo:text-align="justify" style:justify-single-word="false"/>
      <style:text-properties fo:font-size="12pt" fo:language="it" fo:country="IT" style:font-size-asian="12pt"/>
    </style:style>
    <style:style style:name="P22" style:family="paragraph" style:parent-style-name="Standard">
      <style:paragraph-properties fo:text-align="justify" style:justify-single-word="false"/>
      <style:text-properties fo:font-size="12pt" fo:language="it" fo:country="IT" officeooo:paragraph-rsid="0025c206" style:font-size-asian="12pt"/>
    </style:style>
    <style:style style:name="P23" style:family="paragraph" style:parent-style-name="Standard">
      <style:paragraph-properties fo:text-align="justify" style:justify-single-word="false"/>
      <style:text-properties fo:font-size="12pt" fo:language="it" fo:country="IT" officeooo:paragraph-rsid="003044c4" style:font-size-asian="12pt"/>
    </style:style>
    <style:style style:name="P24" style:family="paragraph" style:parent-style-name="Standard">
      <style:paragraph-properties fo:line-height="100%"/>
      <style:text-properties fo:font-size="12pt" fo:language="it" fo:country="IT" officeooo:rsid="001fca19" officeooo:paragraph-rsid="001fca19" style:font-size-asian="12pt"/>
    </style:style>
    <style:style style:name="P25" style:family="paragraph" style:parent-style-name="Standard">
      <style:paragraph-properties fo:line-height="100%"/>
      <style:text-properties fo:font-size="12pt" fo:language="it" fo:country="IT" officeooo:rsid="0020f9e9" officeooo:paragraph-rsid="0020f9e9" style:font-size-asian="12pt"/>
    </style:style>
    <style:style style:name="P26" style:family="paragraph" style:parent-style-name="Standard">
      <style:paragraph-properties fo:line-height="100%"/>
      <style:text-properties fo:font-size="12pt" fo:language="it" fo:country="IT" officeooo:rsid="00284ec3" officeooo:paragraph-rsid="00284ec3" style:font-size-asian="12pt"/>
    </style:style>
    <style:style style:name="P27" style:family="paragraph" style:parent-style-name="Standard">
      <style:paragraph-properties fo:line-height="100%"/>
      <style:text-properties fo:font-size="12pt" fo:language="it" fo:country="IT" officeooo:rsid="00284ec3" officeooo:paragraph-rsid="005049e4" style:font-size-asian="12pt"/>
    </style:style>
    <style:style style:name="P28" style:family="paragraph" style:parent-style-name="Standard">
      <style:paragraph-properties fo:line-height="100%"/>
      <style:text-properties fo:font-size="12pt" fo:language="it" fo:country="IT" officeooo:rsid="0029cf38" officeooo:paragraph-rsid="0029cf38" style:font-size-asian="12pt"/>
    </style:style>
    <style:style style:name="P29" style:family="paragraph" style:parent-style-name="Standard">
      <style:paragraph-properties fo:line-height="100%"/>
      <style:text-properties fo:font-size="12pt" fo:language="it" fo:country="IT" style:font-size-asian="12pt"/>
    </style:style>
    <style:style style:name="P30" style:family="paragraph" style:parent-style-name="Standard">
      <style:paragraph-properties fo:line-height="100%"/>
      <style:text-properties fo:font-size="12pt" fo:language="it" fo:country="IT" officeooo:paragraph-rsid="00319836" style:font-size-asian="12pt"/>
    </style:style>
    <style:style style:name="P31" style:family="paragraph" style:parent-style-name="Standard">
      <style:paragraph-properties fo:line-height="100%" fo:text-align="justify" style:justify-single-word="false"/>
      <style:text-properties fo:font-size="12pt" fo:language="it" fo:country="IT" style:font-size-asian="12pt"/>
    </style:style>
    <style:style style:name="P32" style:family="paragraph" style:parent-style-name="Standard">
      <style:paragraph-properties fo:line-height="100%"/>
      <style:text-properties fo:font-size="12pt" fo:language="it" fo:country="IT" officeooo:rsid="002b5a04" officeooo:paragraph-rsid="002b5a04" style:font-size-asian="12pt"/>
    </style:style>
    <style:style style:name="P33" style:family="paragraph" style:parent-style-name="Standard">
      <style:paragraph-properties fo:line-height="100%"/>
      <style:text-properties fo:font-size="12pt" fo:language="it" fo:country="IT" officeooo:rsid="002b5a04" officeooo:paragraph-rsid="0029cf38" style:font-size-asian="12pt"/>
    </style:style>
    <style:style style:name="P34" style:family="paragraph" style:parent-style-name="Standard">
      <style:paragraph-properties fo:line-height="100%"/>
      <style:text-properties fo:font-size="12pt" fo:language="it" fo:country="IT" officeooo:rsid="002b5a04" officeooo:paragraph-rsid="005049e4" style:font-size-asian="12pt"/>
    </style:style>
    <style:style style:name="P35" style:family="paragraph" style:parent-style-name="Standard">
      <style:paragraph-properties fo:line-height="100%"/>
      <style:text-properties fo:font-size="12pt" fo:language="it" fo:country="IT" officeooo:rsid="002d3384" officeooo:paragraph-rsid="002d3384" style:font-size-asian="12pt"/>
    </style:style>
    <style:style style:name="P36" style:family="paragraph" style:parent-style-name="Standard">
      <style:paragraph-properties fo:line-height="100%"/>
      <style:text-properties fo:font-size="12pt" fo:language="it" fo:country="IT" officeooo:rsid="002d40b5" officeooo:paragraph-rsid="002d40b5" style:font-size-asian="12pt"/>
    </style:style>
    <style:style style:name="P37" style:family="paragraph" style:parent-style-name="Standard">
      <style:paragraph-properties fo:line-height="100%"/>
      <style:text-properties fo:font-size="12pt" fo:language="it" fo:country="IT" officeooo:rsid="002d40b5" officeooo:paragraph-rsid="00536322" style:font-size-asian="12pt"/>
    </style:style>
    <style:style style:name="P38" style:family="paragraph" style:parent-style-name="Standard">
      <style:paragraph-properties fo:line-height="100%"/>
      <style:text-properties fo:font-size="12pt" fo:language="it" fo:country="IT" officeooo:rsid="002d963e" officeooo:paragraph-rsid="002d963e" style:font-size-asian="12pt"/>
    </style:style>
    <style:style style:name="P39" style:family="paragraph" style:parent-style-name="Standard">
      <style:paragraph-properties fo:line-height="100%"/>
      <style:text-properties fo:font-size="12pt" fo:language="it" fo:country="IT" officeooo:rsid="002f39e2" officeooo:paragraph-rsid="002f39e2" style:font-size-asian="12pt"/>
    </style:style>
    <style:style style:name="P40" style:family="paragraph" style:parent-style-name="Standard">
      <style:paragraph-properties fo:line-height="100%"/>
      <style:text-properties fo:font-size="12pt" fo:language="it" fo:country="IT" officeooo:rsid="002f39e2" officeooo:paragraph-rsid="005049e4" style:font-size-asian="12pt"/>
    </style:style>
    <style:style style:name="P41" style:family="paragraph" style:parent-style-name="Standard">
      <style:paragraph-properties fo:line-height="100%"/>
      <style:text-properties fo:font-size="12pt" fo:language="it" fo:country="IT" officeooo:rsid="002fdc84" officeooo:paragraph-rsid="002fdc84" style:font-size-asian="12pt"/>
    </style:style>
    <style:style style:name="P42" style:family="paragraph" style:parent-style-name="Standard">
      <style:paragraph-properties fo:line-height="100%"/>
      <style:text-properties fo:font-size="12pt" fo:language="it" fo:country="IT" officeooo:rsid="00308d21" officeooo:paragraph-rsid="00308d21" style:font-size-asian="12pt"/>
    </style:style>
    <style:style style:name="P43" style:family="paragraph" style:parent-style-name="Standard">
      <style:paragraph-properties fo:line-height="100%"/>
      <style:text-properties fo:font-size="12pt" fo:language="it" fo:country="IT" officeooo:rsid="00313df2" officeooo:paragraph-rsid="00313df2" style:font-size-asian="12pt"/>
    </style:style>
    <style:style style:name="P44" style:family="paragraph" style:parent-style-name="Standard">
      <style:paragraph-properties fo:line-height="100%"/>
      <style:text-properties fo:font-size="12pt" fo:language="it" fo:country="IT" officeooo:rsid="00319836" officeooo:paragraph-rsid="00319836" style:font-size-asian="12pt"/>
    </style:style>
    <style:style style:name="P45" style:family="paragraph" style:parent-style-name="Standard">
      <style:text-properties fo:font-size="12pt" fo:language="it" fo:country="IT" officeooo:paragraph-rsid="00319836" style:font-size-asian="12pt"/>
    </style:style>
    <style:style style:name="P46" style:family="paragraph" style:parent-style-name="Standard">
      <style:paragraph-properties fo:line-height="100%"/>
      <style:text-properties fo:font-size="12pt" fo:language="it" fo:country="IT" officeooo:rsid="00343c56" officeooo:paragraph-rsid="00343c56" style:font-size-asian="12pt"/>
    </style:style>
    <style:style style:name="P47" style:family="paragraph" style:parent-style-name="Standard">
      <style:paragraph-properties fo:line-height="100%"/>
      <style:text-properties fo:font-size="12pt" fo:language="it" fo:country="IT" officeooo:rsid="00383d7a" officeooo:paragraph-rsid="00383d7a" style:font-size-asian="12pt"/>
    </style:style>
    <style:style style:name="P48" style:family="paragraph" style:parent-style-name="Standard">
      <style:paragraph-properties fo:line-height="100%"/>
      <style:text-properties fo:font-size="12pt" fo:language="it" fo:country="IT" officeooo:rsid="003aa809" officeooo:paragraph-rsid="003aa809" style:font-size-asian="12pt"/>
    </style:style>
    <style:style style:name="P49" style:family="paragraph" style:parent-style-name="Standard">
      <style:text-properties fo:font-size="12pt" fo:language="it" fo:country="IT" officeooo:paragraph-rsid="003ab044" style:font-size-asian="12pt"/>
    </style:style>
    <style:style style:name="P50" style:family="paragraph" style:parent-style-name="Standard">
      <style:text-properties fo:font-size="12pt" fo:language="it" fo:country="IT" officeooo:rsid="004c8ae2" officeooo:paragraph-rsid="004c8ae2" style:font-size-asian="12pt"/>
    </style:style>
    <style:style style:name="P51" style:family="paragraph" style:parent-style-name="Standard">
      <style:paragraph-properties fo:line-height="100%"/>
      <style:text-properties fo:font-size="12pt" fo:language="it" fo:country="IT" officeooo:rsid="005049e4" officeooo:paragraph-rsid="005049e4" style:font-size-asian="12pt"/>
    </style:style>
    <style:style style:name="P52" style:family="paragraph" style:parent-style-name="Standard">
      <style:paragraph-properties fo:line-height="100%"/>
      <style:text-properties fo:font-size="12pt" fo:language="it" fo:country="IT" officeooo:rsid="00536322" officeooo:paragraph-rsid="00536322" style:font-size-asian="12pt"/>
    </style:style>
    <style:style style:name="P53" style:family="paragraph" style:parent-style-name="Standard">
      <style:paragraph-properties fo:line-height="100%"/>
      <style:text-properties fo:font-size="12pt" fo:language="it" fo:country="IT" officeooo:rsid="0056965e" officeooo:paragraph-rsid="0056965e" style:font-size-asian="12pt"/>
    </style:style>
    <style:style style:name="P54" style:family="paragraph" style:parent-style-name="Standard">
      <style:paragraph-properties fo:line-height="100%"/>
      <style:text-properties fo:font-size="12pt" fo:language="it" fo:country="IT" officeooo:rsid="00575018" officeooo:paragraph-rsid="00575018" style:font-size-asian="12pt"/>
    </style:style>
    <style:style style:name="P55" style:family="paragraph" style:parent-style-name="Standard">
      <style:text-properties fo:font-size="12pt" fo:language="it" fo:country="IT" officeooo:rsid="00599f94" officeooo:paragraph-rsid="00599f94" style:font-size-asian="12pt"/>
    </style:style>
    <style:style style:name="P56" style:family="paragraph" style:parent-style-name="Standard">
      <style:paragraph-properties fo:line-height="100%"/>
      <style:text-properties fo:font-size="12pt" fo:language="it" fo:country="IT" officeooo:rsid="005e1f8c" officeooo:paragraph-rsid="005e1f8c" style:font-size-asian="12pt"/>
    </style:style>
    <style:style style:name="P57" style:family="paragraph" style:parent-style-name="Standard">
      <style:paragraph-properties fo:line-height="100%"/>
      <style:text-properties fo:font-size="12pt" fo:language="it" fo:country="IT" officeooo:rsid="005ed7f0" officeooo:paragraph-rsid="005ed7f0" style:font-size-asian="12pt"/>
    </style:style>
    <style:style style:name="P58" style:family="paragraph" style:parent-style-name="Standard">
      <style:paragraph-properties fo:line-height="100%"/>
      <style:text-properties fo:font-size="12pt" fo:language="it" fo:country="IT" officeooo:rsid="00609358" officeooo:paragraph-rsid="00609358" style:font-size-asian="12pt"/>
    </style:style>
    <style:style style:name="P59" style:family="paragraph" style:parent-style-name="Standard">
      <style:paragraph-properties fo:line-height="100%"/>
      <style:text-properties fo:font-size="12pt" fo:language="it" fo:country="IT" officeooo:rsid="0060cc4c" officeooo:paragraph-rsid="0060cc4c" style:font-size-asian="12pt"/>
    </style:style>
    <style:style style:name="P60" style:family="paragraph" style:parent-style-name="Standard">
      <style:paragraph-properties fo:line-height="100%"/>
      <style:text-properties fo:font-size="12pt" fo:language="it" fo:country="IT" officeooo:rsid="0061ac5d" officeooo:paragraph-rsid="0061ac5d" style:font-size-asian="12pt"/>
    </style:style>
    <style:style style:name="P61" style:family="paragraph" style:parent-style-name="Standard">
      <style:paragraph-properties fo:line-height="100%"/>
      <style:text-properties fo:font-size="12pt" fo:language="it" fo:country="IT" officeooo:rsid="00700954" officeooo:paragraph-rsid="00700954" style:font-size-asian="12pt"/>
    </style:style>
    <style:style style:name="P62" style:family="paragraph" style:parent-style-name="Standard">
      <style:paragraph-properties fo:line-height="100%"/>
      <style:text-properties fo:font-size="12pt" fo:language="it" fo:country="IT" officeooo:rsid="0075e958" officeooo:paragraph-rsid="0075e958" style:font-size-asian="12pt"/>
    </style:style>
    <style:style style:name="P63" style:family="paragraph" style:parent-style-name="Standard">
      <style:paragraph-properties fo:line-height="100%"/>
      <style:text-properties fo:font-size="12pt" fo:language="it" fo:country="IT" officeooo:rsid="0078b12b" officeooo:paragraph-rsid="0078b12b" style:font-size-asian="12pt"/>
    </style:style>
    <style:style style:name="P64" style:family="paragraph" style:parent-style-name="Standard">
      <style:paragraph-properties fo:line-height="100%"/>
      <style:text-properties fo:font-size="12pt" fo:language="it" fo:country="IT" officeooo:rsid="0078be7a" officeooo:paragraph-rsid="0078be7a" style:font-size-asian="12pt"/>
    </style:style>
    <style:style style:name="P65" style:family="paragraph" style:parent-style-name="Standard">
      <style:paragraph-properties fo:line-height="100%"/>
      <style:text-properties fo:font-size="12pt" fo:language="it" fo:country="IT" officeooo:rsid="007e2d93" officeooo:paragraph-rsid="007e2d93" style:font-size-asian="12pt"/>
    </style:style>
    <style:style style:name="P66" style:family="paragraph" style:parent-style-name="Standard">
      <style:paragraph-properties fo:line-height="100%"/>
      <style:text-properties fo:font-size="12pt" fo:language="it" fo:country="IT" officeooo:rsid="007fbcce" officeooo:paragraph-rsid="007fbcce" style:font-size-asian="12pt"/>
    </style:style>
    <style:style style:name="P67" style:family="paragraph" style:parent-style-name="Standard">
      <style:paragraph-properties fo:line-height="100%"/>
      <style:text-properties fo:font-size="12pt" fo:language="it" fo:country="IT" officeooo:rsid="0082c1cd" officeooo:paragraph-rsid="0082c1cd" style:font-size-asian="12pt"/>
    </style:style>
    <style:style style:name="P68" style:family="paragraph" style:parent-style-name="Standard">
      <style:paragraph-properties fo:line-height="100%"/>
      <style:text-properties fo:font-size="12pt" fo:language="it" fo:country="IT" officeooo:rsid="00836fb1" officeooo:paragraph-rsid="00836fb1" style:font-size-asian="12pt"/>
    </style:style>
    <style:style style:name="P69" style:family="paragraph" style:parent-style-name="Standard">
      <style:paragraph-properties fo:line-height="100%"/>
      <style:text-properties fo:font-size="12pt" fo:language="it" fo:country="IT" officeooo:rsid="008b28c5" officeooo:paragraph-rsid="008b28c5" style:font-size-asian="12pt"/>
    </style:style>
    <style:style style:name="P70" style:family="paragraph" style:parent-style-name="Standard">
      <style:paragraph-properties fo:line-height="100%"/>
      <style:text-properties fo:font-size="12pt" fo:language="it" fo:country="IT" officeooo:rsid="009036b1" officeooo:paragraph-rsid="009036b1" style:font-size-asian="12pt"/>
    </style:style>
    <style:style style:name="P71" style:family="paragraph" style:parent-style-name="Standard">
      <style:paragraph-properties fo:line-height="100%"/>
      <style:text-properties fo:font-size="12pt" fo:language="it" fo:country="IT" officeooo:rsid="00922671" officeooo:paragraph-rsid="00922671" style:font-size-asian="12pt"/>
    </style:style>
    <style:style style:name="P72" style:family="paragraph" style:parent-style-name="Standard">
      <style:text-properties fo:font-size="12pt" fo:language="it" fo:country="IT" officeooo:rsid="00c09823" officeooo:paragraph-rsid="00c09823" style:font-size-asian="12pt"/>
    </style:style>
    <style:style style:name="P73" style:family="paragraph" style:parent-style-name="Standard">
      <style:text-properties fo:font-size="12pt" fo:language="it" fo:country="IT" officeooo:rsid="00c415f9" officeooo:paragraph-rsid="00c415f9" style:font-size-asian="12pt"/>
    </style:style>
    <style:style style:name="P74" style:family="paragraph" style:parent-style-name="Standard">
      <style:text-properties fo:font-size="12pt" fo:language="it" fo:country="IT" officeooo:rsid="00c415f9" officeooo:paragraph-rsid="00d273a3" style:font-size-asian="12pt"/>
    </style:style>
    <style:style style:name="P75" style:family="paragraph" style:parent-style-name="Standard">
      <style:text-properties fo:font-size="12pt" fo:language="it" fo:country="IT" officeooo:rsid="00c800d6" officeooo:paragraph-rsid="00c800d6" style:font-size-asian="12pt"/>
    </style:style>
    <style:style style:name="P76" style:family="paragraph" style:parent-style-name="Standard">
      <style:text-properties fo:font-size="12pt" fo:language="it" fo:country="IT" officeooo:rsid="00c9443d" officeooo:paragraph-rsid="00c9443d" style:font-size-asian="12pt"/>
    </style:style>
    <style:style style:name="P77" style:family="paragraph" style:parent-style-name="Standard">
      <style:text-properties fo:font-size="12pt" fo:language="it" fo:country="IT" officeooo:rsid="00cd9717" officeooo:paragraph-rsid="00cd9717" style:font-size-asian="12pt"/>
    </style:style>
    <style:style style:name="P78" style:family="paragraph" style:parent-style-name="Standard">
      <style:text-properties fo:font-size="12pt" fo:language="it" fo:country="IT" officeooo:rsid="00cf0142" officeooo:paragraph-rsid="00cf0142" style:font-size-asian="12pt"/>
    </style:style>
    <style:style style:name="P79" style:family="paragraph" style:parent-style-name="Standard">
      <style:text-properties fo:font-size="12pt" fo:language="it" fo:country="IT" officeooo:rsid="00d5d1cc" officeooo:paragraph-rsid="00d5d1cc" style:font-size-asian="12pt"/>
    </style:style>
    <style:style style:name="P80" style:family="paragraph" style:parent-style-name="Standard">
      <style:text-properties fo:font-size="12pt" fo:language="it" fo:country="IT" officeooo:rsid="00d8e9c3" officeooo:paragraph-rsid="00d8e9c3" style:font-size-asian="12pt"/>
    </style:style>
    <style:style style:name="P81" style:family="paragraph" style:parent-style-name="Standard">
      <style:text-properties fo:font-size="12pt" fo:language="it" fo:country="IT" officeooo:rsid="00f9b065" officeooo:paragraph-rsid="00f9b065" style:font-size-asian="12pt"/>
    </style:style>
    <style:style style:name="P82" style:family="paragraph" style:parent-style-name="Standard">
      <style:paragraph-properties fo:line-height="100%"/>
      <style:text-properties fo:font-size="12pt" fo:language="it" fo:country="IT" fo:font-weight="bold" style:font-size-asian="12pt" style:font-weight-asian="bold"/>
    </style:style>
    <style:style style:name="P83"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84"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85" style:family="paragraph" style:parent-style-name="Standard">
      <style:text-properties fo:language="it" fo:country="IT"/>
    </style:style>
    <style:style style:name="P86" style:family="paragraph" style:parent-style-name="Standard">
      <style:paragraph-properties fo:text-align="justify" style:justify-single-word="false"/>
      <style:text-properties fo:language="it" fo:country="IT" officeooo:paragraph-rsid="0025c206"/>
    </style:style>
    <style:style style:name="P87" style:family="paragraph" style:parent-style-name="Standard">
      <style:paragraph-properties fo:line-height="100%"/>
      <style:text-properties fo:language="it" fo:country="IT"/>
    </style:style>
    <style:style style:name="P88" style:family="paragraph" style:parent-style-name="Standard">
      <style:paragraph-properties fo:line-height="100%" fo:text-align="center" style:justify-single-word="false"/>
      <style:text-properties fo:language="it" fo:country="IT"/>
    </style:style>
    <style:style style:name="P89" style:family="paragraph" style:parent-style-name="Standard">
      <style:text-properties fo:font-size="16pt" fo:language="it" fo:country="IT" fo:font-weight="bold" style:font-size-asian="16pt" style:font-weight-asian="bold"/>
    </style:style>
    <style:style style:name="P90"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91"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92"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93"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94"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95"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96"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97"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98" style:family="paragraph" style:parent-style-name="Standard">
      <style:paragraph-properties fo:line-height="100%"/>
      <style:text-properties fo:color="#1a1a1a" fo:font-size="12pt" fo:language="it" fo:country="IT" fo:font-weight="bold" style:font-size-asian="12pt" style:font-weight-asian="bold"/>
    </style:style>
    <style:style style:name="P99"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00"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01" style:family="paragraph" style:parent-style-name="Standard">
      <style:text-properties fo:color="#1a1a1a" fo:font-size="12pt" fo:language="it" fo:country="IT" style:font-size-asian="12pt"/>
    </style:style>
    <style:style style:name="P102" style:family="paragraph" style:parent-style-name="Standard">
      <style:paragraph-properties fo:line-height="100%"/>
      <style:text-properties officeooo:paragraph-rsid="002d3384"/>
    </style:style>
    <style:style style:name="P103" style:family="paragraph" style:parent-style-name="Standard">
      <style:paragraph-properties fo:line-height="100%"/>
      <style:text-properties officeooo:paragraph-rsid="00319836"/>
    </style:style>
    <style:style style:name="P104" style:family="paragraph" style:parent-style-name="Standard">
      <style:paragraph-properties fo:line-height="100%" fo:text-align="justify" style:justify-single-word="false"/>
    </style:style>
    <style:style style:name="P105" style:family="paragraph" style:parent-style-name="Standard">
      <style:paragraph-properties fo:line-height="100%"/>
      <style:text-properties officeooo:paragraph-rsid="0060cc4c"/>
    </style:style>
    <style:style style:name="P106" style:family="paragraph" style:parent-style-name="Standard">
      <style:paragraph-properties fo:line-height="100%"/>
      <style:text-properties officeooo:paragraph-rsid="00700954"/>
    </style:style>
    <style:style style:name="P107" style:family="paragraph" style:parent-style-name="Standard">
      <style:paragraph-properties fo:line-height="100%"/>
      <style:text-properties officeooo:paragraph-rsid="0078b12b"/>
    </style:style>
    <style:style style:name="P108" style:family="paragraph" style:parent-style-name="Standard">
      <style:paragraph-properties fo:line-height="100%"/>
      <style:text-properties officeooo:paragraph-rsid="0082c1cd"/>
    </style:style>
    <style:style style:name="P109" style:family="paragraph" style:parent-style-name="Standard">
      <style:paragraph-properties fo:line-height="100%"/>
      <style:text-properties officeooo:paragraph-rsid="00918688"/>
    </style:style>
    <style:style style:name="P110" style:family="paragraph" style:parent-style-name="Standard">
      <style:paragraph-properties fo:line-height="100%"/>
      <style:text-properties officeooo:paragraph-rsid="00922671"/>
    </style:style>
    <style:style style:name="P111" style:family="paragraph" style:parent-style-name="Standard">
      <style:text-properties officeooo:paragraph-rsid="00319836"/>
    </style:style>
    <style:style style:name="P112" style:family="paragraph" style:parent-style-name="Standard">
      <style:text-properties officeooo:paragraph-rsid="0034e093"/>
    </style:style>
    <style:style style:name="P113" style:family="paragraph" style:parent-style-name="Standard">
      <style:paragraph-properties fo:text-align="justify" style:justify-single-word="false"/>
      <style:text-properties officeooo:paragraph-rsid="0025c206"/>
    </style:style>
    <style:style style:name="P114" style:family="paragraph" style:parent-style-name="Standard">
      <style:text-properties officeooo:rsid="003ab044" officeooo:paragraph-rsid="003ab044"/>
    </style:style>
    <style:style style:name="P115" style:family="paragraph" style:parent-style-name="Standard">
      <style:paragraph-properties fo:line-height="100%"/>
      <style:text-properties officeooo:rsid="007f802a" officeooo:paragraph-rsid="007f802a"/>
    </style:style>
    <style:style style:name="P116" style:family="paragraph" style:parent-style-name="Standard">
      <style:paragraph-properties fo:line-height="100%"/>
      <style:text-properties officeooo:rsid="007fbcce" officeooo:paragraph-rsid="007fbcce"/>
    </style:style>
    <style:style style:name="P117" style:family="paragraph" style:parent-style-name="Standard">
      <style:paragraph-properties fo:line-height="100%"/>
      <style:text-properties officeooo:rsid="008b28c5" officeooo:paragraph-rsid="008b28c5"/>
    </style:style>
    <style:style style:name="P118" style:family="paragraph" style:parent-style-name="Standard">
      <style:paragraph-properties fo:line-height="100%"/>
      <style:text-properties officeooo:rsid="00922671" officeooo:paragraph-rsid="00922671"/>
    </style:style>
    <style:style style:name="P119" style:family="paragraph" style:parent-style-name="Text_20_body">
      <style:paragraph-properties fo:line-height="100%"/>
      <style:text-properties fo:font-size="12pt" fo:language="it" fo:country="IT" style:font-size-asian="12pt"/>
    </style:style>
    <style:style style:name="P120" style:family="paragraph" style:parent-style-name="Text_20_body">
      <style:paragraph-properties fo:line-height="100%"/>
      <style:text-properties fo:font-size="12pt" fo:language="it" fo:country="IT" officeooo:rsid="00383d7a" officeooo:paragraph-rsid="00383d7a" style:font-size-asian="12pt"/>
    </style:style>
    <style:style style:name="P121" style:family="paragraph" style:parent-style-name="Text_20_body">
      <style:text-properties fo:language="it" fo:country="IT"/>
    </style:style>
    <style:style style:name="P122" style:family="paragraph" style:parent-style-name="Text_20_body">
      <style:paragraph-properties fo:line-height="100%"/>
      <style:text-properties fo:language="it" fo:country="IT" officeooo:paragraph-rsid="0020f9e9"/>
    </style:style>
    <style:style style:name="P123" style:family="paragraph" style:parent-style-name="Text_20_body">
      <style:paragraph-properties fo:line-height="100%"/>
      <style:text-properties fo:language="it" fo:country="IT" officeooo:rsid="003aa809" officeooo:paragraph-rsid="003aa809"/>
    </style:style>
    <style:style style:name="P124" style:family="paragraph" style:parent-style-name="Text_20_body">
      <style:text-properties officeooo:paragraph-rsid="00857e3d"/>
    </style:style>
    <style:style style:name="P125" style:family="paragraph" style:parent-style-name="Text_20_body">
      <style:text-properties officeooo:paragraph-rsid="00875054"/>
    </style:style>
    <style:style style:name="P126" style:family="paragraph" style:parent-style-name="annotation_20_text">
      <style:text-properties fo:font-size="11pt" fo:language="it" fo:country="IT" style:font-size-asian="11pt"/>
    </style:style>
    <style:style style:name="P127" style:family="paragraph" style:parent-style-name="annotation_20_text">
      <style:text-properties fo:language="it" fo:country="IT"/>
    </style:style>
    <style:style style:name="P128" style:family="paragraph" style:parent-style-name="annotation_20_text">
      <style:text-properties fo:color="#1a1a1a" fo:font-size="11pt" fo:language="it" fo:country="IT" style:font-size-asian="11pt"/>
    </style:style>
    <style:style style:name="P129" style:family="paragraph" style:parent-style-name="Table_20_Contents">
      <style:text-properties officeooo:rsid="00836fb1" officeooo:paragraph-rsid="00836fb1"/>
    </style:style>
    <style:style style:name="P130" style:family="paragraph" style:parent-style-name="Table_20_Contents">
      <style:text-properties officeooo:paragraph-rsid="00836fb1"/>
    </style:style>
    <style:style style:name="P131" style:family="paragraph" style:parent-style-name="Table_20_Contents">
      <style:text-properties officeooo:rsid="00853241" officeooo:paragraph-rsid="00853241"/>
    </style:style>
    <style:style style:name="P132" style:family="paragraph" style:parent-style-name="Table_20_Contents">
      <style:text-properties officeooo:rsid="00857e3d" officeooo:paragraph-rsid="00857e3d"/>
    </style:style>
    <style:style style:name="P133" style:family="paragraph" style:parent-style-name="Table_20_Contents">
      <style:text-properties officeooo:rsid="008a3236" officeooo:paragraph-rsid="008a3236"/>
    </style:style>
    <style:style style:name="P134" style:family="paragraph" style:parent-style-name="Table_20_Contents">
      <style:text-properties officeooo:rsid="0094e80c" officeooo:paragraph-rsid="0094e80c"/>
    </style:style>
    <style:style style:name="P135" style:family="paragraph" style:parent-style-name="Table_20_Contents">
      <style:text-properties officeooo:paragraph-rsid="0094e80c"/>
    </style:style>
    <style:style style:name="P136" style:family="paragraph" style:parent-style-name="Table_20_Contents">
      <style:text-properties officeooo:rsid="0098409b" officeooo:paragraph-rsid="0098409b"/>
    </style:style>
    <style:style style:name="P137" style:family="paragraph" style:parent-style-name="Table_20_Contents">
      <style:text-properties officeooo:paragraph-rsid="009c1c7c"/>
    </style:style>
    <style:style style:name="P138" style:family="paragraph" style:parent-style-name="Table_20_Contents">
      <style:text-properties officeooo:paragraph-rsid="009d6e2e"/>
    </style:style>
    <style:style style:name="P139" style:family="paragraph" style:parent-style-name="Footnote" style:master-page-name="Converted2">
      <style:paragraph-properties style:page-number="auto" style:snap-to-layout-grid="false"/>
      <style:text-properties fo:font-size="10pt" fo:language="it" fo:country="IT" style:font-size-asian="10pt"/>
    </style:style>
    <style:style style:name="P140" style:family="paragraph" style:parent-style-name="Footnote" style:master-page-name="Converted4">
      <style:paragraph-properties style:page-number="auto" style:snap-to-layout-grid="false"/>
      <style:text-properties fo:language="it" fo:country="IT"/>
    </style:style>
    <style:style style:name="P141" style:family="paragraph" style:parent-style-name="Footnote" style:master-page-name="Converted6">
      <style:paragraph-properties style:page-number="auto" style:snap-to-layout-grid="false"/>
      <style:text-properties fo:language="it" fo:country="IT"/>
    </style:style>
    <style:style style:name="P142"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43"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44" style:family="paragraph" style:parent-style-name="Heading_20_1" style:list-style-name="WWNum1">
      <style:paragraph-properties fo:margin-left="0.762cm" fo:margin-right="0cm" fo:text-indent="-0.762cm" style:auto-text-indent="false"/>
      <style:text-properties fo:language="it" fo:country="IT"/>
    </style:style>
    <style:style style:name="P145"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46" style:family="paragraph" style:parent-style-name="Heading_20_2">
      <style:paragraph-properties fo:margin-left="0cm" fo:margin-right="0cm" fo:text-indent="0cm" style:auto-text-indent="false"/>
      <style:text-properties fo:font-size="14pt" fo:language="it" fo:country="IT" style:font-size-asian="14pt"/>
    </style:style>
    <style:style style:name="P147"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148"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49"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50" style:family="paragraph" style:parent-style-name="Heading_20_2">
      <style:paragraph-properties fo:margin-left="0cm" fo:margin-right="0cm" fo:text-indent="0cm" style:auto-text-indent="false"/>
      <style:text-properties fo:color="#1a1a1a" fo:font-size="14pt" fo:language="it" fo:country="IT" officeooo:paragraph-rsid="010afe71" style:font-size-asian="14pt"/>
    </style:style>
    <style:style style:name="P15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52" style:family="paragraph" style:parent-style-name="Standard" style:master-page-name="Standard">
      <style:paragraph-properties style:page-number="auto"/>
      <style:text-properties fo:language="it" fo:country="IT"/>
    </style:style>
    <style:style style:name="P153" style:family="paragraph" style:parent-style-name="Standard" style:list-style-name="L1">
      <style:text-properties officeooo:rsid="003ab044" officeooo:paragraph-rsid="003ab044"/>
    </style:style>
    <style:style style:name="P154"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55"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156"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157"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158" style:family="paragraph" style:parent-style-name="Standard" style:list-style-name="L3">
      <style:text-properties officeooo:paragraph-rsid="0060f63e"/>
    </style:style>
    <style:style style:name="P159" style:family="paragraph" style:parent-style-name="Standard" style:list-style-name="L3">
      <style:text-properties fo:font-size="12pt" fo:language="it" fo:country="IT" officeooo:rsid="00599f94" officeooo:paragraph-rsid="00599f94" style:font-size-asian="12pt"/>
    </style:style>
    <style:style style:name="P160" style:family="paragraph" style:parent-style-name="Standard" style:list-style-name="L3">
      <style:text-properties fo:font-size="12pt" fo:language="it" fo:country="IT" officeooo:rsid="0059f2e2" officeooo:paragraph-rsid="0059f2e2" style:font-size-asian="12pt"/>
    </style:style>
    <style:style style:name="P161" style:family="paragraph" style:parent-style-name="Standard" style:list-style-name="L3">
      <style:text-properties fo:font-size="12pt" fo:language="it" fo:country="IT" officeooo:rsid="005bafc5" officeooo:paragraph-rsid="005bafc5" style:font-size-asian="12pt"/>
    </style:style>
    <style:style style:name="P162" style:family="paragraph" style:parent-style-name="Standard" style:list-style-name="L3">
      <style:text-properties fo:font-size="12pt" fo:language="it" fo:country="IT" officeooo:rsid="005ed7f0" officeooo:paragraph-rsid="005ed7f0" style:font-size-asian="12pt"/>
    </style:style>
    <style:style style:name="P163" style:family="paragraph" style:parent-style-name="Standard" style:list-style-name="L4">
      <style:text-properties fo:font-size="12pt" fo:language="it" fo:country="IT" officeooo:rsid="00a50545" officeooo:paragraph-rsid="00a50545" style:font-size-asian="12pt"/>
    </style:style>
    <style:style style:name="P164" style:family="paragraph" style:parent-style-name="Standard" style:list-style-name="L5">
      <style:text-properties fo:font-size="12pt" fo:language="it" fo:country="IT" officeooo:rsid="00c415f9" officeooo:paragraph-rsid="00c415f9" style:font-size-asian="12pt"/>
    </style:style>
    <style:style style:name="P165" style:family="paragraph" style:parent-style-name="Standard" style:list-style-name="L5">
      <style:text-properties fo:font-size="12pt" fo:language="it" fo:country="IT" officeooo:rsid="00c6123b" officeooo:paragraph-rsid="00c6123b" style:font-size-asian="12pt"/>
    </style:style>
    <style:style style:name="P166" style:family="paragraph" style:parent-style-name="Standard" style:list-style-name="L5">
      <style:text-properties fo:font-size="12pt" fo:language="it" fo:country="IT" officeooo:rsid="00cfb86a" officeooo:paragraph-rsid="00cfb86a" style:font-size-asian="12pt"/>
    </style:style>
    <style:style style:name="P167" style:family="paragraph" style:parent-style-name="Standard" style:list-style-name="L6">
      <style:text-properties fo:font-size="12pt" fo:language="it" fo:country="IT" officeooo:rsid="00d5d1cc" officeooo:paragraph-rsid="00d5d1cc" style:font-size-asian="12pt"/>
    </style:style>
    <style:style style:name="P168" style:family="paragraph" style:parent-style-name="Standard" style:list-style-name="L4">
      <style:text-properties officeooo:paragraph-rsid="00a7f79b"/>
    </style:style>
    <style:style style:name="P169" style:family="paragraph" style:parent-style-name="Standard" style:list-style-name="L4">
      <style:text-properties officeooo:paragraph-rsid="00ac1d34"/>
    </style:style>
    <style:style style:name="P170" style:family="paragraph" style:parent-style-name="Standard" style:list-style-name="L4">
      <style:text-properties officeooo:rsid="00b56347" officeooo:paragraph-rsid="00b56347"/>
    </style:style>
    <style:style style:name="P171" style:family="paragraph" style:parent-style-name="Standard">
      <style:paragraph-properties fo:line-height="100%"/>
    </style:style>
    <style:style style:name="P172" style:family="paragraph" style:parent-style-name="Standard">
      <style:paragraph-properties fo:line-height="100%"/>
      <style:text-properties officeooo:paragraph-rsid="01045fc0"/>
    </style:style>
    <style:style style:name="P173" style:family="paragraph" style:parent-style-name="Standard">
      <style:paragraph-properties fo:line-height="100%"/>
      <style:text-properties officeooo:paragraph-rsid="0105986d"/>
    </style:style>
    <style:style style:name="P174" style:family="paragraph" style:parent-style-name="Standard">
      <style:paragraph-properties fo:line-height="100%"/>
      <style:text-properties officeooo:paragraph-rsid="01093627"/>
    </style:style>
    <style:style style:name="P175" style:family="paragraph" style:parent-style-name="Standard">
      <style:paragraph-properties fo:line-height="100%"/>
      <style:text-properties officeooo:paragraph-rsid="010afe71"/>
    </style:style>
    <style:style style:name="P176" style:family="paragraph" style:parent-style-name="Standard">
      <style:paragraph-properties fo:line-height="100%"/>
      <style:text-properties officeooo:paragraph-rsid="010c2c3b"/>
    </style:style>
    <style:style style:name="P177"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78"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79"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80"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81"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82"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83"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84"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85" style:family="paragraph" style:parent-style-name="Standard">
      <style:paragraph-properties fo:line-height="100%"/>
      <style:text-properties fo:color="#1a1a1a" fo:font-size="12pt" fo:language="it" fo:country="IT" fo:font-weight="bold" officeooo:rsid="01076be7" officeooo:paragraph-rsid="010afe71" style:font-size-asian="12pt" style:font-weight-asian="bold"/>
    </style:style>
    <style:style style:name="P186" style:family="paragraph" style:parent-style-name="Standard">
      <style:paragraph-properties fo:line-height="100%"/>
      <style:text-properties fo:color="#1a1a1a" fo:font-size="12pt" fo:language="it" fo:country="IT" fo:font-weight="bold" officeooo:rsid="010afe71" officeooo:paragraph-rsid="010afe71" style:font-size-asian="12pt" style:font-weight-asian="bold"/>
    </style:style>
    <style:style style:name="P187" style:family="paragraph" style:parent-style-name="Standard">
      <style:paragraph-properties fo:line-height="100%"/>
      <style:text-properties fo:color="#1a1a1a" fo:font-size="12pt" fo:language="it" fo:country="IT" officeooo:rsid="01038c61" officeooo:paragraph-rsid="01038c61" style:font-size-asian="12pt"/>
    </style:style>
    <style:style style:name="P188" style:family="paragraph" style:parent-style-name="Standard">
      <style:paragraph-properties fo:line-height="100%"/>
      <style:text-properties fo:color="#1a1a1a" fo:font-size="12pt" fo:language="it" fo:country="IT" officeooo:rsid="0105986d" officeooo:paragraph-rsid="0105986d" style:font-size-asian="12pt"/>
    </style:style>
    <style:style style:name="P189" style:family="paragraph" style:parent-style-name="Standard">
      <style:paragraph-properties fo:line-height="100%"/>
      <style:text-properties fo:color="#1a1a1a" fo:font-size="12pt" fo:language="it" fo:country="IT" officeooo:rsid="0105986d" officeooo:paragraph-rsid="01093627" style:font-size-asian="12pt"/>
    </style:style>
    <style:style style:name="P190" style:family="paragraph" style:parent-style-name="Standard">
      <style:paragraph-properties fo:line-height="100%"/>
      <style:text-properties fo:color="#1a1a1a" fo:font-size="12pt" fo:language="it" fo:country="IT" officeooo:rsid="0105986d" officeooo:paragraph-rsid="010c2c3b" style:font-size-asian="12pt"/>
    </style:style>
    <style:style style:name="P191" style:family="paragraph" style:parent-style-name="Standard">
      <style:paragraph-properties fo:line-height="100%"/>
      <style:text-properties fo:color="#1a1a1a" fo:font-size="12pt" fo:language="it" fo:country="IT" officeooo:rsid="01076be7" officeooo:paragraph-rsid="01076be7" style:font-size-asian="12pt"/>
    </style:style>
    <style:style style:name="P192" style:family="paragraph" style:parent-style-name="Standard">
      <style:paragraph-properties fo:line-height="100%"/>
      <style:text-properties fo:color="#1a1a1a" fo:font-size="12pt" fo:language="it" fo:country="IT" officeooo:rsid="01076be7" officeooo:paragraph-rsid="010afe71" style:font-size-asian="12pt"/>
    </style:style>
    <style:style style:name="P193" style:family="paragraph" style:parent-style-name="Standard">
      <style:paragraph-properties fo:line-height="100%"/>
      <style:text-properties fo:color="#1a1a1a" fo:font-size="12pt" fo:language="it" fo:country="IT" officeooo:rsid="01093627" officeooo:paragraph-rsid="01093627" style:font-size-asian="12pt"/>
    </style:style>
    <style:style style:name="P194" style:family="paragraph" style:parent-style-name="Standard">
      <style:paragraph-properties fo:line-height="100%"/>
      <style:text-properties fo:color="#1a1a1a" fo:font-size="12pt" fo:language="it" fo:country="IT" officeooo:rsid="010afe71" officeooo:paragraph-rsid="010afe71" style:font-size-asian="12pt"/>
    </style:style>
    <style:style style:name="P195" style:family="paragraph" style:parent-style-name="Standard">
      <style:paragraph-properties fo:line-height="100%"/>
      <style:text-properties fo:color="#1a1a1a" fo:font-size="12pt" fo:language="it" fo:country="IT" officeooo:rsid="010c2c3b" officeooo:paragraph-rsid="010c2c3b" style:font-size-asian="12pt"/>
    </style:style>
    <style:style style:name="P196"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97"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98"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99"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200"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201" style:family="paragraph" style:parent-style-name="Standard">
      <style:paragraph-properties fo:line-height="100%" fo:text-align="center" style:justify-single-word="false"/>
      <style:text-properties fo:language="it" fo:country="IT" officeooo:paragraph-rsid="01045fc0"/>
    </style:style>
    <style:style style:name="P202" style:family="paragraph" style:parent-style-name="Standard">
      <style:paragraph-properties fo:line-height="100%" fo:text-align="center" style:justify-single-word="false"/>
      <style:text-properties fo:language="it" fo:country="IT" officeooo:paragraph-rsid="0105986d"/>
    </style:style>
    <style:style style:name="P203" style:family="paragraph" style:parent-style-name="Standard">
      <style:paragraph-properties fo:line-height="100%" fo:text-align="center" style:justify-single-word="false"/>
      <style:text-properties fo:language="it" fo:country="IT" officeooo:paragraph-rsid="01093627"/>
    </style:style>
    <style:style style:name="P204" style:family="paragraph" style:parent-style-name="Standard">
      <style:paragraph-properties fo:line-height="100%" fo:text-align="center" style:justify-single-word="false"/>
      <style:text-properties fo:language="it" fo:country="IT" officeooo:paragraph-rsid="010afe71"/>
    </style:style>
    <style:style style:name="P205" style:family="paragraph" style:parent-style-name="Standard">
      <style:paragraph-properties fo:line-height="100%" fo:text-align="center" style:justify-single-word="false"/>
      <style:text-properties fo:language="it" fo:country="IT" officeooo:paragraph-rsid="010c2c3b"/>
    </style:style>
    <style:style style:name="P206" style:family="paragraph" style:parent-style-name="Standard">
      <style:paragraph-properties fo:line-height="100%"/>
      <style:text-properties officeooo:rsid="010afe71" officeooo:paragraph-rsid="010afe71"/>
    </style:style>
    <style:style style:name="P207" style:family="paragraph" style:parent-style-name="Standard">
      <style:paragraph-properties fo:line-height="100%"/>
      <style:text-properties officeooo:rsid="010c2c3b" officeooo:paragraph-rsid="010c2c3b"/>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3"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4"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35" style:family="text">
      <style:text-properties style:font-name="Times New Roman" fo:font-size="12pt" officeooo:rsid="00857e3d" style:font-name-asian="SimSun" style:font-size-asian="12pt" style:language-asian="en" style:country-asian="GB" style:font-name-complex="Times New Roman1"/>
    </style:style>
    <style:style style:name="T36" style:family="text">
      <style:text-properties style:font-name="Times New Roman" fo:font-size="12pt" officeooo:rsid="00875054" style:font-name-asian="SimSun" style:font-size-asian="12pt" style:language-asian="en" style:country-asian="GB" style:font-name-complex="Times New Roman1"/>
    </style:style>
    <style:style style:name="T37" style:family="text">
      <style:text-properties style:font-name="Times New Roman" fo:font-size="12pt" officeooo:rsid="00891b88" style:font-name-asian="SimSun" style:font-size-asian="12pt" style:language-asian="en" style:country-asian="GB" style:font-name-complex="Times New Roman1"/>
    </style:style>
    <style:style style:name="T38" style:family="text">
      <style:text-properties style:font-name="Times New Roman" fo:font-size="12pt" officeooo:rsid="00918688" style:font-name-asian="SimSun" style:font-size-asian="12pt" style:language-asian="en" style:country-asian="GB" style:font-name-complex="Times New Roman1"/>
    </style:style>
    <style:style style:name="T39" style:family="text">
      <style:text-properties style:font-name="Times New Roman" fo:font-size="12pt" officeooo:rsid="00922671" style:font-name-asian="SimSun" style:font-size-asian="12pt" style:language-asian="en" style:country-asian="GB" style:font-name-complex="Times New Roman1"/>
    </style:style>
    <style:style style:name="T40" style:family="text">
      <style:text-properties style:font-name="Times New Roman" fo:font-size="12pt" officeooo:rsid="0094e80c" style:font-name-asian="SimSun" style:font-size-asian="12pt" style:language-asian="en" style:country-asian="GB" style:font-name-complex="Times New Roman1"/>
    </style:style>
    <style:style style:name="T41" style:family="text">
      <style:text-properties style:font-name="Times New Roman" fo:font-size="12pt" officeooo:rsid="009c1c7c" style:font-name-asian="SimSun" style:font-size-asian="12pt" style:language-asian="en" style:country-asian="GB" style:font-name-complex="Times New Roman1"/>
    </style:style>
    <style:style style:name="T42" style:family="text">
      <style:text-properties style:font-name="Times New Roman" fo:font-size="12pt" officeooo:rsid="00a01fb4" style:font-name-asian="SimSun" style:font-size-asian="12pt" style:language-asian="en" style:country-asian="GB" style:font-name-complex="Times New Roman1"/>
    </style:style>
    <style:style style:name="T43" style:family="text">
      <style:text-properties style:font-name="Times New Roman" fo:font-size="12pt" officeooo:rsid="00b41f4d" style:font-name-asian="SimSun" style:font-size-asian="12pt" style:language-asian="en" style:country-asian="GB" style:font-name-complex="Times New Roman1"/>
    </style:style>
    <style:style style:name="T44"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45" style:family="text">
      <style:text-properties style:font-name="Times New Roman" officeooo:rsid="002fdc84" style:font-name-asian="SimSun" style:language-asian="en" style:country-asian="GB" style:font-name-complex="Times New Roman1"/>
    </style:style>
    <style:style style:name="T46" style:family="text">
      <style:text-properties fo:font-size="12pt" fo:language="it" fo:country="IT" style:font-size-asian="12pt"/>
    </style:style>
    <style:style style:name="T47" style:family="text">
      <style:text-properties fo:font-size="12pt" fo:language="it" fo:country="IT" officeooo:rsid="002fdc84" style:font-size-asian="12pt"/>
    </style:style>
    <style:style style:name="T48" style:family="text">
      <style:text-properties fo:font-size="12pt" fo:language="it" fo:country="IT" officeooo:rsid="002d3384" style:font-size-asian="12pt"/>
    </style:style>
    <style:style style:name="T49" style:family="text">
      <style:text-properties fo:font-size="12pt" fo:language="it" fo:country="IT" officeooo:rsid="0034e093" style:font-size-asian="12pt"/>
    </style:style>
    <style:style style:name="T50" style:family="text">
      <style:text-properties fo:font-size="12pt" fo:language="it" fo:country="IT" officeooo:rsid="0060cc4c" style:font-size-asian="12pt"/>
    </style:style>
    <style:style style:name="T51" style:family="text">
      <style:text-properties fo:font-size="12pt" fo:language="it" fo:country="IT" officeooo:rsid="0061ac5d" style:font-size-asian="12pt"/>
    </style:style>
    <style:style style:name="T52" style:family="text">
      <style:text-properties fo:font-size="12pt" fo:language="it" fo:country="IT" officeooo:rsid="00599f94" style:font-size-asian="12pt"/>
    </style:style>
    <style:style style:name="T53" style:family="text">
      <style:text-properties fo:font-size="12pt" fo:language="it" fo:country="IT" officeooo:rsid="0060f63e" style:font-size-asian="12pt"/>
    </style:style>
    <style:style style:name="T54" style:family="text">
      <style:text-properties fo:font-size="12pt" fo:language="it" fo:country="IT" officeooo:rsid="00700954" style:font-size-asian="12pt"/>
    </style:style>
    <style:style style:name="T55" style:family="text">
      <style:text-properties fo:font-size="12pt" fo:language="it" fo:country="IT" officeooo:rsid="00703cd2" style:font-size-asian="12pt"/>
    </style:style>
    <style:style style:name="T56" style:family="text">
      <style:text-properties fo:font-size="12pt" fo:language="it" fo:country="IT" officeooo:rsid="00783366" style:font-size-asian="12pt"/>
    </style:style>
    <style:style style:name="T57" style:family="text">
      <style:text-properties fo:font-size="12pt" fo:language="it" fo:country="IT" officeooo:rsid="0078b12b" style:font-size-asian="12pt"/>
    </style:style>
    <style:style style:name="T58" style:family="text">
      <style:text-properties fo:font-size="12pt" fo:language="it" fo:country="IT" officeooo:rsid="007982cc" style:font-size-asian="12pt"/>
    </style:style>
    <style:style style:name="T59" style:family="text">
      <style:text-properties fo:font-size="12pt" fo:language="it" fo:country="IT" officeooo:rsid="00836fb1" style:font-size-asian="12pt"/>
    </style:style>
    <style:style style:name="T60" style:family="text">
      <style:text-properties fo:font-size="12pt" fo:language="it" fo:country="IT" officeooo:rsid="0082c1cd" style:font-size-asian="12pt"/>
    </style:style>
    <style:style style:name="T61" style:family="text">
      <style:text-properties fo:font-size="12pt" fo:language="it" fo:country="IT" officeooo:rsid="00922671" style:font-size-asian="12pt"/>
    </style:style>
    <style:style style:name="T62" style:family="text">
      <style:text-properties fo:font-size="12pt" fo:language="it" fo:country="IT" officeooo:rsid="0098409b" style:font-size-asian="12pt"/>
    </style:style>
    <style:style style:name="T63" style:family="text">
      <style:text-properties fo:font-size="12pt" fo:language="it" fo:country="IT" officeooo:rsid="00a50545" style:font-size-asian="12pt"/>
    </style:style>
    <style:style style:name="T64" style:family="text">
      <style:text-properties fo:font-size="12pt" fo:language="it" fo:country="IT" officeooo:rsid="00ac1d34" style:font-size-asian="12pt"/>
    </style:style>
    <style:style style:name="T65" style:family="text">
      <style:text-properties fo:font-size="12pt" fo:language="it" fo:country="IT" officeooo:rsid="00ad25a7" style:font-size-asian="12pt"/>
    </style:style>
    <style:style style:name="T66" style:family="text">
      <style:text-properties fo:font-size="12pt" fo:language="it" fo:country="IT" officeooo:rsid="00a53f55" style:font-size-asian="12pt"/>
    </style:style>
    <style:style style:name="T67" style:family="text">
      <style:text-properties fo:font-size="12pt" fo:language="it" fo:country="IT" officeooo:rsid="00a7f79b" style:font-size-asian="12pt"/>
    </style:style>
    <style:style style:name="T68" style:family="text">
      <style:text-properties fo:font-size="12pt" fo:language="it" fo:country="IT" fo:font-weight="bold" style:font-size-asian="12pt" style:font-weight-asian="bold"/>
    </style:style>
    <style:style style:name="T69" style:family="text">
      <style:text-properties fo:font-size="12pt" fo:language="it" fo:country="IT" fo:font-weight="bold" officeooo:rsid="0032c51c" style:font-size-asian="12pt" style:font-weight-asian="bold"/>
    </style:style>
    <style:style style:name="T70" style:family="text">
      <style:text-properties fo:font-size="12pt" style:font-size-asian="12pt"/>
    </style:style>
    <style:style style:name="T71" style:family="text">
      <style:text-properties fo:font-size="12pt" officeooo:rsid="0020f9e9" style:font-size-asian="12pt"/>
    </style:style>
    <style:style style:name="T72" style:family="text">
      <style:text-properties fo:font-size="12pt" officeooo:rsid="0021c308" style:font-size-asian="12pt"/>
    </style:style>
    <style:style style:name="T73" style:family="text">
      <style:text-properties fo:font-size="12pt" fo:font-weight="bold" style:font-size-asian="12pt" style:font-weight-asian="bold"/>
    </style:style>
    <style:style style:name="T74" style:family="text">
      <style:text-properties fo:font-size="14pt" fo:language="it" fo:country="IT" style:font-size-asian="14pt"/>
    </style:style>
    <style:style style:name="T75" style:family="text">
      <style:text-properties fo:font-size="16pt" style:font-size-asian="16pt"/>
    </style:style>
    <style:style style:name="T76" style:family="text">
      <style:text-properties fo:font-size="16pt" fo:language="it" fo:country="IT" fo:font-weight="normal" style:font-size-asian="16pt" style:font-weight-asian="normal"/>
    </style:style>
    <style:style style:name="T77" style:family="text">
      <style:text-properties fo:color="#1a1a1a" fo:font-size="12pt" fo:font-weight="bold" style:font-size-asian="12pt" style:font-weight-asian="bold"/>
    </style:style>
    <style:style style:name="T78" style:family="text">
      <style:text-properties fo:color="#1a1a1a" fo:font-size="12pt" fo:font-weight="bold" style:font-size-asian="12pt" style:font-weight-asian="bold" style:font-weight-complex="bold"/>
    </style:style>
    <style:style style:name="T79" style:family="text">
      <style:text-properties fo:color="#1a1a1a" fo:font-size="12pt" fo:language="it" fo:country="IT" fo:font-weight="bold" style:font-size-asian="12pt" style:font-weight-asian="bold"/>
    </style:style>
    <style:style style:name="T80" style:family="text">
      <style:text-properties fo:color="#1a1a1a" fo:font-size="12pt" fo:language="it" fo:country="IT" fo:font-weight="bold" officeooo:rsid="010afe71" style:font-size-asian="12pt" style:font-weight-asian="bold"/>
    </style:style>
    <style:style style:name="T81" style:family="text">
      <style:text-properties fo:color="#1a1a1a" fo:font-size="12pt" fo:language="it" fo:country="IT" fo:font-weight="bold" officeooo:rsid="010c2c3b" style:font-size-asian="12pt" style:font-weight-asian="bold"/>
    </style:style>
    <style:style style:name="T82" style:family="text">
      <style:text-properties fo:color="#1a1a1a" fo:font-size="12pt" fo:language="it" fo:country="IT" style:font-size-asian="12pt"/>
    </style:style>
    <style:style style:name="T83" style:family="text">
      <style:text-properties fo:color="#1a1a1a" fo:font-size="12pt" fo:language="it" fo:country="IT" officeooo:rsid="0105986d" style:font-size-asian="12pt"/>
    </style:style>
    <style:style style:name="T84" style:family="text">
      <style:text-properties fo:color="#1a1a1a" fo:font-size="11pt" style:font-size-asian="11pt"/>
    </style:style>
    <style:style style:name="T85"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86"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87"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88" style:family="text">
      <style:text-properties fo:color="#1a1a1a" style:font-name="Times New Roman" fo:font-size="12pt" fo:language="it" fo:country="IT" fo:font-weight="bold" officeooo:rsid="010afe71" style:font-name-asian="SimSun" style:font-size-asian="12pt" style:language-asian="en" style:country-asian="GB" style:font-weight-asian="bold" style:font-name-complex="Times New Roman1"/>
    </style:style>
    <style:style style:name="T89"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90"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91" style:family="text">
      <style:text-properties fo:font-weight="bold" style:font-weight-asian="bold" style:font-weight-complex="bold"/>
    </style:style>
    <style:style style:name="T92" style:family="text">
      <style:text-properties fo:font-weight="bold" officeooo:rsid="003044c4" style:font-weight-asian="bold" style:font-weight-complex="bold"/>
    </style:style>
    <style:style style:name="T93" style:family="text">
      <style:text-properties fo:font-weight="bold" officeooo:rsid="003aa809" style:font-weight-asian="bold" style:font-weight-complex="bold"/>
    </style:style>
    <style:style style:name="T94" style:family="text">
      <style:text-properties officeooo:rsid="002b5a04"/>
    </style:style>
    <style:style style:name="T95" style:family="text">
      <style:text-properties fo:language="it" fo:country="IT"/>
    </style:style>
    <style:style style:name="T96" style:family="text">
      <style:text-properties officeooo:rsid="002fdc84"/>
    </style:style>
    <style:style style:name="T97" style:family="text">
      <style:text-properties officeooo:rsid="00308d21"/>
    </style:style>
    <style:style style:name="T98" style:family="text">
      <style:text-properties officeooo:rsid="003156ed"/>
    </style:style>
    <style:style style:name="T99" style:family="text">
      <style:text-properties officeooo:rsid="0032c51c"/>
    </style:style>
    <style:style style:name="T100" style:family="text">
      <style:text-properties officeooo:rsid="00343c56"/>
    </style:style>
    <style:style style:name="T101" style:family="text">
      <style:text-properties text:display="none"/>
    </style:style>
    <style:style style:name="T102" style:family="text">
      <style:text-properties officeooo:rsid="003eb34f"/>
    </style:style>
    <style:style style:name="T103" style:family="text">
      <style:text-properties officeooo:rsid="00450295"/>
    </style:style>
    <style:style style:name="T104" style:family="text">
      <style:text-properties officeooo:rsid="004707ad"/>
    </style:style>
    <style:style style:name="T105" style:family="text">
      <style:text-properties officeooo:rsid="004a0f04"/>
    </style:style>
    <style:style style:name="T106" style:family="text">
      <style:text-properties officeooo:rsid="004c8ae2"/>
    </style:style>
    <style:style style:name="T107" style:family="text">
      <style:text-properties officeooo:rsid="004d8d2a"/>
    </style:style>
    <style:style style:name="T108" style:family="text">
      <style:text-properties officeooo:rsid="002d3384"/>
    </style:style>
    <style:style style:name="T109" style:family="text">
      <style:text-properties officeooo:rsid="00517c9c"/>
    </style:style>
    <style:style style:name="T110" style:family="text">
      <style:text-properties officeooo:rsid="0059f2e2"/>
    </style:style>
    <style:style style:name="T111" style:family="text">
      <style:text-properties officeooo:rsid="005bafc5"/>
    </style:style>
    <style:style style:name="T112" style:family="text">
      <style:text-properties officeooo:rsid="005d40c7"/>
    </style:style>
    <style:style style:name="T113" style:family="text">
      <style:text-properties officeooo:rsid="005e1f8c"/>
    </style:style>
    <style:style style:name="T114" style:family="text">
      <style:text-properties officeooo:rsid="005ed7f0"/>
    </style:style>
    <style:style style:name="T115" style:family="text">
      <style:text-properties style:text-position="0% 100%" officeooo:rsid="005ed7f0"/>
    </style:style>
    <style:style style:name="T116" style:family="text">
      <style:text-properties officeooo:rsid="006e2b40"/>
    </style:style>
    <style:style style:name="T117" style:family="text">
      <style:text-properties officeooo:rsid="0075e958"/>
    </style:style>
    <style:style style:name="T118" style:family="text">
      <style:text-properties officeooo:rsid="008063d1"/>
    </style:style>
    <style:style style:name="T119" style:family="text">
      <style:text-properties officeooo:rsid="00814850"/>
    </style:style>
    <style:style style:name="T120" style:family="text">
      <style:text-properties officeooo:rsid="00836fb1"/>
    </style:style>
    <style:style style:name="T121" style:family="text">
      <style:text-properties officeooo:rsid="00853241"/>
    </style:style>
    <style:style style:name="T122" style:family="text">
      <style:text-properties officeooo:rsid="00857e3d"/>
    </style:style>
    <style:style style:name="T123" style:family="text">
      <style:text-properties officeooo:rsid="008a3236"/>
    </style:style>
    <style:style style:name="T124" style:family="text">
      <style:text-properties officeooo:rsid="008b28c5"/>
    </style:style>
    <style:style style:name="T125" style:family="text">
      <style:text-properties officeooo:rsid="008d37b5"/>
    </style:style>
    <style:style style:name="T126" style:family="text">
      <style:text-properties officeooo:rsid="008ee875"/>
    </style:style>
    <style:style style:name="T127" style:family="text">
      <style:text-properties officeooo:rsid="00918688"/>
    </style:style>
    <style:style style:name="T128" style:family="text">
      <style:text-properties officeooo:rsid="009399c1"/>
    </style:style>
    <style:style style:name="T129" style:family="text">
      <style:text-properties officeooo:rsid="0094e80c"/>
    </style:style>
    <style:style style:name="T130" style:family="text">
      <style:text-properties officeooo:rsid="0095453d"/>
    </style:style>
    <style:style style:name="T131" style:family="text">
      <style:text-properties officeooo:rsid="00962959"/>
    </style:style>
    <style:style style:name="T132" style:family="text">
      <style:text-properties officeooo:rsid="00971fac"/>
    </style:style>
    <style:style style:name="T133" style:family="text">
      <style:text-properties officeooo:rsid="009a9c05"/>
    </style:style>
    <style:style style:name="T134" style:family="text">
      <style:text-properties officeooo:rsid="009c1c7c"/>
    </style:style>
    <style:style style:name="T135" style:family="text">
      <style:text-properties officeooo:rsid="009d6e2e"/>
    </style:style>
    <style:style style:name="T136" style:family="text">
      <style:text-properties officeooo:rsid="00a346bc"/>
    </style:style>
    <style:style style:name="T137" style:family="text">
      <style:text-properties officeooo:rsid="00b1f851"/>
    </style:style>
    <style:style style:name="T138" style:family="text">
      <style:text-properties style:text-underline-style="solid" style:text-underline-width="auto" style:text-underline-color="font-color"/>
    </style:style>
    <style:style style:name="T139" style:family="text">
      <style:text-properties style:text-underline-style="solid" style:text-underline-width="auto" style:text-underline-color="font-color" officeooo:rsid="00c6123b"/>
    </style:style>
    <style:style style:name="T140" style:family="text">
      <style:text-properties style:text-underline-style="solid" style:text-underline-width="auto" style:text-underline-color="font-color" officeooo:rsid="00cd9717"/>
    </style:style>
    <style:style style:name="T141" style:family="text">
      <style:text-properties style:text-underline-style="none"/>
    </style:style>
    <style:style style:name="T142" style:family="text">
      <style:text-properties style:text-underline-style="none" officeooo:rsid="00c6123b"/>
    </style:style>
    <style:style style:name="T143" style:family="text">
      <style:text-properties style:text-underline-style="none" officeooo:rsid="00c800d6"/>
    </style:style>
    <style:style style:name="T144" style:family="text">
      <style:text-properties style:text-underline-style="none" officeooo:rsid="00c9443d"/>
    </style:style>
    <style:style style:name="T145" style:family="text">
      <style:text-properties officeooo:rsid="00cc2879"/>
    </style:style>
    <style:style style:name="T146" style:family="text">
      <style:text-properties officeooo:rsid="00d0ac22"/>
    </style:style>
    <style:style style:name="T147" style:family="text">
      <style:text-properties officeooo:rsid="00da1680"/>
    </style:style>
    <style:style style:name="T148" style:family="text">
      <style:text-properties fo:font-size="10pt" style:font-size-asian="10pt" style:font-size-complex="10pt"/>
    </style:style>
    <style:style style:name="T149" style:family="text">
      <style:text-properties fo:font-size="10pt" officeooo:rsid="00eedbdb" style:font-size-asian="10pt" style:font-size-complex="10pt"/>
    </style:style>
    <style:style style:name="T150" style:family="text">
      <style:text-properties fo:font-size="10pt" officeooo:rsid="00f4c768" style:font-size-asian="10pt" style:font-size-complex="10pt"/>
    </style:style>
    <style:style style:name="T151" style:family="text">
      <style:text-properties fo:font-size="10pt" officeooo:rsid="00f612b6" style:font-size-asian="10pt" style:font-size-complex="10pt"/>
    </style:style>
    <style:style style:name="T152" style:family="text">
      <style:text-properties fo:font-size="10pt" officeooo:rsid="0102929a" style:font-size-asian="10pt" style:font-size-complex="10pt"/>
    </style:style>
    <style:style style:name="T153" style:family="text">
      <style:text-properties fo:font-size="10pt" officeooo:rsid="0107a9d4" style:font-size-asian="10pt" style:font-size-complex="10pt"/>
    </style:style>
    <style:style style:name="T154" style:family="text">
      <style:text-properties officeooo:rsid="01076be7"/>
    </style:style>
    <style:style style:name="T155" style:family="text">
      <style:text-properties officeooo:rsid="0109362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52"/>
        <table:table table:name="Table1" table:style-name="Table1">
          <table:table-column table:style-name="Table1.A" table:number-columns-repeated="2"/>
          <table:table-row table:style-name="Table1.1">
            <table:table-cell table:style-name="Table1.A1" office:value-type="string">
              <text:p text:style-name="P13"><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4"><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74"><text:line-break/></text:span><text:span text:style-name="Title_20_Char"><text:span text:style-name="T76">Basi di Dati e Conoscenza</text:span></text:span></text:p>
        <text:p text:style-name="Title"><text:span text:style-name="Title_20_Char"><text:span text:style-name="T76">Progetto A.A. 2019/2020</text:span></text:span><text:bookmark text:name="_GoBack"/></text:p>
        <text:p text:style-name="P15"/>
        <text:p text:style-name="P16">DIRECTORY AZIENDALE</text:p>
        <text:p text:style-name="P15"/>
        <text:p text:style-name="P16">0253508</text:p>
        <text:p text:style-name="P16">Daniele La Prova</text:p>
        <text:p text:style-name="P85"><text:bookmark-start text:name="_Toc1680568092"/><text:bookmark-start text:name="_Toc220097559"/></text:p>
        <text:p text:style-name="P89">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95">1. Descrizione del Minimondo<text:tab/>3</text:span></text:a></text:p>
            <text:p text:style-name="P4"><text:a xlink:type="simple" xlink:href="#_Toc1289394997" text:style-name="Index_20_Link" text:visited-style-name="Index_20_Link"><text:span text:style-name="T95">2. Analisi dei Requisiti<text:tab/>4</text:span></text:a></text:p>
            <text:p text:style-name="P4"><text:a xlink:type="simple" xlink:href="#_Toc2081466291" text:style-name="Index_20_Link" text:visited-style-name="Index_20_Link"><text:span text:style-name="T95">3. Progettazione concettuale<text:tab/>5</text:span></text:a></text:p>
            <text:p text:style-name="P4"><text:a xlink:type="simple" xlink:href="#_Toc2147004904" text:style-name="Index_20_Link" text:visited-style-name="Index_20_Link"><text:span text:style-name="T95">4. Progettazione logica<text:tab/>6</text:span></text:a></text:p>
            <text:p text:style-name="P4"><text:a xlink:type="simple" xlink:href="#_Toc518560220" text:style-name="Index_20_Link" text:visited-style-name="Index_20_Link"><text:span text:style-name="T95">5. Progettazione fisica<text:tab/>8</text:span></text:a></text:p>
            <text:p text:style-name="P4"><text:a xlink:type="simple" xlink:href="#_Toc403811585" text:style-name="Index_20_Link" text:visited-style-name="Index_20_Link"><text:span text:style-name="T95">Appendice: Implementazione<text:tab/>9</text:span></text:a></text:p>
            <text:p text:style-name="P5"/>
          </text:index-body>
        </text:table-of-content>
        <text:p text:style-name="P19"/>
        <text:list xml:id="list2680548768" text:style-name="WWNum1">
          <text:list-item>
            <text:h text:style-name="P142"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19">1</text:p>
              <text:p text:style-name="P19">2</text:p>
              <text:p text:style-name="P19">3</text:p>
              <text:p text:style-name="P19">4</text:p>
              <text:p text:style-name="P19">5</text:p>
              <text:p text:style-name="P20">6</text:p>
              <text:p text:style-name="P20">7</text:p>
              <text:p text:style-name="P20">8</text:p>
              <text:p text:style-name="P20">9</text:p>
              <text:p text:style-name="P20">10</text:p>
              <text:p text:style-name="P20">11</text:p>
              <text:p text:style-name="P20">12</text:p>
              <text:p text:style-name="P20">13</text:p>
              <text:p text:style-name="P20">14</text:p>
              <text:p text:style-name="P20">15</text:p>
              <text:p text:style-name="P20">16</text:p>
              <text:p text:style-name="P20">17</text:p>
              <text:p text:style-name="P20">18</text:p>
              <text:p text:style-name="P20">19</text:p>
              <text:p text:style-name="P20">20</text:p>
              <text:p text:style-name="P20">21</text:p>
              <text:p text:style-name="P20">22</text:p>
              <text:p text:style-name="P20">23</text:p>
              <text:p text:style-name="P20">24</text:p>
              <text:p text:style-name="P20">25</text:p>
              <text:p text:style-name="P20">26</text:p>
              <text:p text:style-name="P20">27</text:p>
              <text:p text:style-name="P20">28</text:p>
              <text:p text:style-name="P20">29</text:p>
              <text:p text:style-name="P20">30</text:p>
              <text:p text:style-name="P20">31</text:p>
              <text:p text:style-name="P20">32</text:p>
              <text:p text:style-name="P20"><text:soft-page-break/>33</text:p>
              <text:p text:style-name="P20">34</text:p>
              <text:p text:style-name="P20">35</text:p>
              <text:p text:style-name="P20">36</text:p>
              <text:p text:style-name="P20">37</text:p>
              <text:p text:style-name="P20"/>
            </table:table-cell>
            <table:table-cell table:style-name="Table2.B1" office:value-type="string">
              <text:p text:style-name="P21">Realizzare un servizio di “directory aziendale”, che consenta di tenere traccia di</text:p>
              <text:p text:style-name="P21">tutte le informazioni legate ai recapiti ed alle mansioni di un’azienda.</text:p>
              <text:p text:style-name="P21">Ogni dipendente dell’azienda, identificato da codice fiscale, nome, cognome, data di</text:p>
              <text:p text:style-name="P21">nascita, luogo di nascita, indirizzo di residenza svolge una particolare mansione</text:p>
              <text:p text:style-name="P21">all’interno dell’azienda.</text:p>
              <text:p text:style-name="P21">Tali mansioni vengono svolte in differenti uffici dell’azienda. L’azienda ha a</text:p>
              <text:p text:style-name="P21">disposizione un numero arbitrario di edifici, ciascuno di un numero arbitrario di</text:p>
              <text:p text:style-name="P21">piani. In ciascun piano può esserci un numero arbitrario di uffici. Ciascun ufficio è</text:p>
              <text:p text:style-name="P21">assegnato ad una mansione specifica dell’azienda. Un ufficio ha a disposizione un certo</text:p>
              <text:p text:style-name="P21">numero di postazioni, ciascuno associato ad un numero telefonico interno ed esterno. La</text:p>
              <text:p text:style-name="P21">gestione degli uffici, piani, edifici è demandata al Settore Spazi dell’azienda,</text:p>
              <text:p text:style-name="P21">anch’esso composto da dipendenti assegnati a particolari uffici.</text:p>
              <text:p text:style-name="P21">L’assegnazione di un dipendente ad un ufficio avviene su base di turnazioni periodiche.</text:p>
              <text:p text:style-name="P21">Ogni dipendente, pertanto, è associato alla data dell’ultimo trasferimento.</text:p>
              <text:p text:style-name="P21">Periodicamente, il sistema indica qual è l’insieme dei dipendenti che deve essere</text:p>
              <text:p text:style-name="P21">soggetto a trasferimento. Su base periodica, l’ufficio spazi genera un report indicante</text:p>
              <text:p text:style-name="P21">tutti i dipendenti, raggruppati per mansione, che devono essere spostati.</text:p>
              <text:p text:style-name="P21">Un dipendente dell’ufficio spazi deve poter effettuare un trasferimento di dipendente.</text:p>
              <text:p text:style-name="P21">Tale trasferimento deve essere effettuato rispettando l’associazione tra le mansioni e</text:p>
              <text:p text:style-name="P21">gli uffici. Pertanto, dato un dipendente da trasferire, il dipendente del Settore Spazi</text:p>
              <text:p text:style-name="P21">può effettuare uno scambio tra due dipendenti assegnati alla stessa mansione, o</text:p>
              <text:p text:style-name="P21">individuare una postazione libera utilizzabile per quella mansione. Si noti che un</text:p>
              <text:p text:style-name="P21">dipendente non può essere riassegnato ad una postazione in cui era già stato assegnato</text:p>
              <text:p text:style-name="P21">nei passati tre anni.</text:p>
              <text:p text:style-name="P21">Il Settore Amministrativo può decidere in qualsiasi momento di modificare la mansione</text:p>
              <text:p text:style-name="P21">di un dipendente. In quel caso, il Settore Spazi troverà tale dipendente indicato come</text:p>
              <text:p text:style-name="P21">da trasferire. Inoltre, il settore amministrativo può generare, per ciascun dipendente,</text:p>
              <text:p text:style-name="P21">un report indicante a quali uffici esso è stato assegnato nel tempo.</text:p>
              <text:p text:style-name="P21">Ciascun dipendente ha accesso alla directory aziendale per conoscere l’attuale</text:p>
              <text:p text:style-name="P21">ubicazione di un qualsiasi altro dipendente, ricercandolo per nome, per cognome o</text:p>
              <text:p text:style-name="P21">utilizzando entrambi. Inoltre, un dipendente può ricercare un certo numero di telefono</text:p>
              <text:p text:style-name="P21">per sapere a quale ufficio, piano, edificio e mansione questo è associato, scoprendo</text:p>
              <text:p text:style-name="P21"><text:soft-page-break/>anche quale dipendente è attualmente associato allo stesso e sapendo se esso è in</text:p>
              <text:p text:style-name="P21">procinto di essere trasferito o meno.</text:p>
              <text:p text:style-name="P21">Si noti che, quando si effettua la ricerca di un dipendente, è necessario restituire</text:p>
              <text:p text:style-name="P21">tutti i recapiti associati allo stesso. In particolare, un dipendente ha un indirizzo</text:p>
              <text:p text:style-name="P21">email personale ed uno associato all’ufficio a cui fa capo.</text:p>
              <text:p text:style-name="P19"/>
              <text:p text:style-name="P19"/>
              <text:p text:style-name="P19"/>
              <text:p text:style-name="P19"/>
            </table:table-cell>
          </table:table-row>
        </table:table>
        <text:list xml:id="list164906103535901" text:continue-numbering="true" text:style-name="WWNum1">
          <text:list-item>
            <text:h text:style-name="P144" text:outline-level="1"><text:bookmark-start text:name="_Toc733602887"/><text:bookmark-start text:name="_Toc1289394997"/><text:span text:style-name="T75">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0">Linea</text:p>
            </table:table-cell>
            <table:table-cell table:style-name="Table3.A1" office:value-type="string">
              <text:p text:style-name="P90">Termine</text:p>
            </table:table-cell>
            <table:table-cell table:style-name="Table3.A1" office:value-type="string">
              <text:p text:style-name="P90">Nuovo termine</text:p>
            </table:table-cell>
            <table:table-cell table:style-name="Table3.A1" office:value-type="string">
              <text:p text:style-name="P90">Motivo correzione</text:p>
            </table:table-cell>
          </table:table-row>
          <table:table-row table:style-name="Table3.1">
            <table:table-cell table:style-name="Table3.A2" office:value-type="string">
              <text:p text:style-name="P47">13</text:p>
            </table:table-cell>
            <table:table-cell table:style-name="Table3.B2" office:value-type="string">
              <text:p text:style-name="P47">Assegnazione a Ufficio</text:p>
            </table:table-cell>
            <table:table-cell table:style-name="Table3.C2" office:value-type="string">
              <text:p text:style-name="P47">Assegnazione a Postazione</text:p>
            </table:table-cell>
            <table:table-cell table:style-name="Table3.D2" office:value-type="string">
              <text:p text:style-name="P120">Un dipendente è in verità associato a una postazione all’interno di un ufficio, più che a un ufficio</text:p>
            </table:table-cell>
          </table:table-row>
          <table:table-row table:style-name="Table3.1">
            <table:table-cell table:style-name="Table3.A3" office:value-type="string">
              <text:p text:style-name="P24">16</text:p>
              <text:p text:style-name="P24"/>
            </table:table-cell>
            <table:table-cell table:style-name="Table3.B3" office:value-type="string">
              <text:p text:style-name="P24">Ufficio spazi</text:p>
            </table:table-cell>
            <table:table-cell table:style-name="Table3.C3" office:value-type="string">
              <text:p text:style-name="P24">Settore spazi</text:p>
            </table:table-cell>
            <table:table-cell table:style-name="Table3.D3" office:value-type="string">
              <text:p text:style-name="P119">Ambiguità:</text:p>
              <text:p text:style-name="P12">Settore Spazi composto da dipendenti assegnati a particolari uffici, ma riferito anche come "ufficio" spazi?</text:p>
              <text:p text:style-name="P12">Interpretazione:</text:p>
              <text:p text:style-name="P12">Un Settore rappresenta una sovrastruttura che accomuna dipendenti di diversi uffici con mansioni simili. In questo caso, il ruolo è quello del Settore Spazi.</text:p>
              <text:p text:style-name="P12">Dunque, dipendenti con mansioni diverse associati a uffici diversi possono rientrare nello stesso settore.</text:p>
              <text:p text:style-name="P12">In questo caso, chi stila materialmente il report sono uno o più uffici del Settore Spazi. Il report risulta però generato non da uno specifico ufficio, ma dall'intero Settore.</text:p>
              <text:p text:style-name="P121"/>
            </table:table-cell>
          </table:table-row>
          <table:table-row table:style-name="Table3.4">
            <table:table-cell table:style-name="Table3.A4" office:value-type="string">
              <text:p text:style-name="P25">30</text:p>
            </table:table-cell>
            <table:table-cell table:style-name="Table3.B4" office:value-type="string">
              <text:p text:style-name="P91">Ubicazione</text:p>
            </table:table-cell>
            <table:table-cell table:style-name="Table3.C4" office:value-type="string">
              <text:p text:style-name="P25">Postazione</text:p>
            </table:table-cell>
            <table:table-cell table:style-name="Table3.D4" office:value-type="string">
              <text:p text:style-name="P122"><text:span text:style-name="T72">Esiste una associazione (1,1) tra Postazione e Dipendente, perciò l’ubicazione di ogni dipendente è individuata dalla sua postazione.</text:span><text:span text:style-name="T71"> </text:span></text:p>
            </table:table-cell>
          </table:table-row>
          <table:table-row table:style-name="Table3.4">
            <table:table-cell table:style-name="Table3.A5" office:value-type="string">
              <text:p text:style-name="P48">31</text:p>
            </table:table-cell>
            <table:table-cell table:style-name="Table3.B5" office:value-type="string">
              <text:p text:style-name="P92">Numero di telefono</text:p>
            </table:table-cell>
            <table:table-cell table:style-name="Table3.C5" office:value-type="string">
              <text:p text:style-name="P48">Numero di telefono esterno</text:p>
            </table:table-cell>
            <table:table-cell table:style-name="Table3.D5" office:value-type="string">
              <text:p text:style-name="P123">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17" text:outline-level="3">Specifica disambiguata</text:h>
        <table:table table:name="Table4" table:style-name="Table4">
          <table:table-column table:style-name="Table4.A"/>
          <table:table-row table:style-name="Table4.1">
            <table:table-cell table:style-name="Table4.A1" office:value-type="string">
              <text:p text:style-name="P22">Realizzare un servizio di “directory aziendale”, che consenta di tenere traccia di</text:p>
              <text:p text:style-name="P22">tutte le informazioni legate ai recapiti ed alle mansioni di un’azienda.</text:p>
              <text:p text:style-name="P22">Ogni dipendente dell’azienda, identificato da codice fiscale, nome, cognome, data di</text:p>
              <text:p text:style-name="P22">nascita, luogo di nascita, indirizzo di residenza svolge una particolare mansione</text:p>
              <text:p text:style-name="P22"><text:soft-page-break/>all’interno dell’azienda.</text:p>
              <text:p text:style-name="P22">Tali mansioni vengono svolte in differenti uffici dell’azienda. L’azienda ha a</text:p>
              <text:p text:style-name="P22">disposizione un numero arbitrario di edifici, ciascuno di un numero arbitrario di</text:p>
              <text:p text:style-name="P22">piani. In ciascun piano può esserci un numero arbitrario di uffici. Ciascun ufficio è</text:p>
              <text:p text:style-name="P22">assegnato ad una mansione specifica dell’azienda. Un ufficio ha a disposizione un certo</text:p>
              <text:p text:style-name="P22">numero di postazioni, ciascuno associato ad un numero telefonico interno ed esterno. La</text:p>
              <text:p text:style-name="P22">gestione degli uffici, piani, edifici è demandata al Settore Spazi dell’azienda,</text:p>
              <text:p text:style-name="P22">anch’esso composto da dipendenti assegnati a particolari uffici.</text:p>
              <text:p text:style-name="P113"><text:span text:style-name="T46">L’assegnazione di un dipendente ad </text:span><text:span text:style-name="T33">una postazione</text:span><text:span text:style-name="T46"> avviene su base di turnazioni periodiche.</text:span></text:p>
              <text:p text:style-name="P22">Ogni dipendente, pertanto, è associato alla data dell’ultimo trasferimento.</text:p>
              <text:p text:style-name="P22">Periodicamente, il sistema indica qual è l’insieme dei dipendenti che deve essere</text:p>
              <text:p text:style-name="P86"><text:span text:style-name="T70">soggetto a trasferimento. Su base periodica, </text:span><text:span text:style-name="T4">il Settore Spazi </text:span><text:span text:style-name="T70">genera un report indicante</text:span></text:p>
              <text:p text:style-name="P22">tutti i dipendenti, raggruppati per mansione, che devono essere spostati.</text:p>
              <text:p text:style-name="P23">Un dipendente <text:span text:style-name="T92">del </text:span><text:span text:style-name="T44">Settore Spazi </text:span><text:s/>deve poter effettuare un trasferimento di dipendente.</text:p>
              <text:p text:style-name="P22">Tale trasferimento deve essere effettuato rispettando l’associazione tra le mansioni e</text:p>
              <text:p text:style-name="P22">gli uffici. Pertanto, dato un dipendente da trasferire, il dipendente del Settore Spazi</text:p>
              <text:p text:style-name="P22">può effettuare uno scambio tra due dipendenti assegnati alla stessa mansione, o</text:p>
              <text:p text:style-name="P22">individuare una postazione libera utilizzabile per quella mansione. Si noti che un</text:p>
              <text:p text:style-name="P22">dipendente non può essere riassegnato ad una postazione in cui era già stato assegnato</text:p>
              <text:p text:style-name="P22">nei passati tre anni.</text:p>
              <text:p text:style-name="P22">Il Settore Amministrativo può decidere in qualsiasi momento di modificare la mansione</text:p>
              <text:p text:style-name="P22">di un dipendente. In quel caso, il Settore Spazi troverà tale dipendente indicato come</text:p>
              <text:p text:style-name="P22">da trasferire. Inoltre, il settore amministrativo può generare, per ciascun dipendente,</text:p>
              <text:p text:style-name="P22">un report indicante a quali uffici esso è stato assegnato nel tempo.</text:p>
              <text:p text:style-name="P22">Ciascun dipendente ha accesso alla directory aziendale per conoscere l’attuale</text:p>
              <text:p text:style-name="P86"><text:span text:style-name="T4">postazione</text:span><text:span text:style-name="T70"> di un qualsiasi altro dipendente, ricercandolo per nome, per cognome o</text:span></text:p>
              <text:p text:style-name="P22">utilizzando entrambi. Inoltre, un dipendente può ricercare un certo <text:span text:style-name="T91">numero di telefono </text:span><text:span text:style-name="T93">esterno</text:span></text:p>
              <text:p text:style-name="P22">per sapere a quale ufficio, piano, edificio e mansione questo è associato, scoprendo</text:p>
              <text:p text:style-name="P22">anche quale dipendente è attualmente associato allo stesso e sapendo se esso è in</text:p>
              <text:p text:style-name="P22">procinto di essere trasferito o meno.</text:p>
              <text:p text:style-name="P22">Si noti che, quando si effettua la ricerca di un dipendente, è necessario restituire</text:p>
              <text:p text:style-name="P22">tutti i recapiti associati allo stesso. In particolare, un dipendente ha un indirizzo</text:p>
              <text:p text:style-name="P22">email personale ed uno associato all’ufficio a cui fa capo.</text:p>
              <text:p text:style-name="P19"/>
              <text:p text:style-name="P19"><text:soft-page-break/></text:p>
              <text:p text:style-name="P19"/>
            </table:table-cell>
          </table:table-row>
        </table:table>
        <text:h text:style-name="P6" text:outline-level="2">Glossario dei Termini</text:h>
        <text:p text:style-name="P19"/>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83">Termine</text:p>
            </table:table-cell>
            <table:table-cell table:style-name="Table5.A1" office:value-type="string">
              <text:p text:style-name="P83">Descrizione</text:p>
            </table:table-cell>
            <table:table-cell table:style-name="Table5.A1" office:value-type="string">
              <text:p text:style-name="P83">Sinonimi</text:p>
            </table:table-cell>
            <table:table-cell table:style-name="Table5.A1" office:value-type="string">
              <text:p text:style-name="P83">Collegamenti</text:p>
            </table:table-cell>
          </table:table-row>
          <table:table-row table:style-name="Table5.1">
            <table:table-cell table:style-name="Table5.A2" office:value-type="string">
              <text:p text:style-name="P26">Dipendente</text:p>
            </table:table-cell>
            <table:table-cell table:style-name="Table5.B2" office:value-type="string">
              <text:p text:style-name="P26">Un membro lavoratore dell’azienda, per cui svolge una particolare Mansio<text:span text:style-name="T94">n</text:span>e</text:p>
            </table:table-cell>
            <table:table-cell table:style-name="Table5.C2" office:value-type="string">
              <text:p text:style-name="P28"><text:span text:style-name="T116">(</text:span>Null<text:span text:style-name="T116">)</text:span></text:p>
            </table:table-cell>
            <table:table-cell table:style-name="Table5.D2" office:value-type="string">
              <text:p text:style-name="P33">Postazione, Ufficio, Mansione</text:p>
            </table:table-cell>
          </table:table-row>
          <table:table-row table:style-name="Table5.1">
            <table:table-cell table:style-name="Table5.A3" office:value-type="string">
              <text:p text:style-name="P32">Mansione</text:p>
            </table:table-cell>
            <table:table-cell table:style-name="Table5.B3" office:value-type="string">
              <text:p text:style-name="P32">Attività svolta dai Dipendenti di un Ufficio</text:p>
            </table:table-cell>
            <table:table-cell table:style-name="Table5.C3" office:value-type="string">
              <text:p text:style-name="P32"><text:span text:style-name="T116">(</text:span>Null<text:span text:style-name="T116">)</text:span></text:p>
            </table:table-cell>
            <table:table-cell table:style-name="Table5.D3" office:value-type="string">
              <text:p text:style-name="P32">Ufficio, <text:span text:style-name="T98">Dipendente</text:span></text:p>
            </table:table-cell>
          </table:table-row>
          <table:table-row table:style-name="Table5.1">
            <table:table-cell table:style-name="Table5.A6" office:value-type="string">
              <text:p text:style-name="P38">Settore</text:p>
            </table:table-cell>
            <table:table-cell table:style-name="Table5.B6" office:value-type="string">
              <text:p text:style-name="P39">Aggregazione di diversi uffici associati a Mansioni simili, per esempio finalizzate a uno scopo comune.</text:p>
            </table:table-cell>
            <table:table-cell table:style-name="Table5.C6" office:value-type="string">
              <text:p text:style-name="P39"><text:span text:style-name="T116">(</text:span>Null<text:span text:style-name="T116">)</text:span></text:p>
            </table:table-cell>
            <table:table-cell table:style-name="Table5.D6" office:value-type="string">
              <text:p text:style-name="P39">Ufficio</text:p>
            </table:table-cell>
          </table:table-row>
          <table:table-row table:style-name="Table5.1">
            <table:table-cell table:style-name="Table5.A6" office:value-type="string">
              <text:p text:style-name="P35">Postazione</text:p>
            </table:table-cell>
            <table:table-cell table:style-name="Table5.B6" office:value-type="string">
              <text:p text:style-name="P36">Assegnazione di un Dipendente a un Ufficio</text:p>
            </table:table-cell>
            <table:table-cell table:style-name="Table5.C6" office:value-type="string">
              <text:p text:style-name="P44">Ubicazione</text:p>
            </table:table-cell>
            <table:table-cell table:style-name="Table5.D6" office:value-type="string">
              <text:p text:style-name="P38">Dipendente, <text:span text:style-name="T97">Ufficio</text:span></text:p>
            </table:table-cell>
          </table:table-row>
          <table:table-row table:style-name="Table5.1">
            <table:table-cell table:style-name="Table5.A6" office:value-type="string">
              <text:p text:style-name="P35">Ufficio</text:p>
            </table:table-cell>
            <table:table-cell table:style-name="Table5.B6" office:value-type="string">
              <text:p text:style-name="P102"><text:span text:style-name="T6">Partizione</text:span><text:span text:style-name="T48"> di Postazioni occ</text:span><text:span text:style-name="T47">up</text:span><text:span text:style-name="T48">ate da Dipendenti <text:s/>dedicati a una stessa Mansione, localizzati in un particolare Piano di un Edificio</text:span></text:p>
            </table:table-cell>
            <table:table-cell table:style-name="Table5.C6" office:value-type="string">
              <text:p text:style-name="P35"><text:span text:style-name="T116">(</text:span>Null<text:span text:style-name="T116">)</text:span></text:p>
            </table:table-cell>
            <table:table-cell table:style-name="Table5.D6" office:value-type="string">
              <text:p text:style-name="P35">Settore, Mansione, Postazione, <text:span text:style-name="T96">Piano.</text:span></text:p>
            </table:table-cell>
          </table:table-row>
          <table:table-row table:style-name="Table5.1">
            <table:table-cell table:style-name="Table5.A7" office:value-type="string">
              <text:p text:style-name="P41">Piano</text:p>
            </table:table-cell>
            <table:table-cell table:style-name="Table5.B7" office:value-type="string">
              <text:p text:style-name="P41">Partizione degli Uffici situati in uno stesso edifico</text:p>
            </table:table-cell>
            <table:table-cell table:style-name="Table5.C7" office:value-type="string">
              <text:p text:style-name="P41"><text:span text:style-name="T116">(</text:span>Null<text:span text:style-name="T116">)</text:span></text:p>
            </table:table-cell>
            <table:table-cell table:style-name="Table5.D7" office:value-type="string">
              <text:p text:style-name="P41">Ufficio, Edificio</text:p>
            </table:table-cell>
          </table:table-row>
          <table:table-row table:style-name="Table5.1">
            <table:table-cell table:style-name="Table5.A8" office:value-type="string">
              <text:p text:style-name="P41">Edificio</text:p>
            </table:table-cell>
            <table:table-cell table:style-name="Table5.B8" office:value-type="string">
              <text:p text:style-name="P41">Partizione degli Uffici dell’azienda</text:p>
            </table:table-cell>
            <table:table-cell table:style-name="Table5.C8" office:value-type="string">
              <text:p text:style-name="P41"><text:span text:style-name="T116">(</text:span>Null<text:span text:style-name="T116">)</text:span></text:p>
            </table:table-cell>
            <table:table-cell table:style-name="Table5.D8" office:value-type="string">
              <text:p text:style-name="P42">Piano</text:p>
            </table:table-cell>
          </table:table-row>
          <table:table-row table:style-name="Table5.1">
            <table:table-cell table:style-name="Table5.A9" office:value-type="string">
              <text:p text:style-name="P43">Trasferimento</text:p>
            </table:table-cell>
            <table:table-cell table:style-name="Table5.B9" office:value-type="string">
              <text:p text:style-name="P43">Un dipendente è soggetto a trasferimento se viene assegnato a un<text:span text:style-name="T98">a</text:span> nuov<text:span text:style-name="T98">a</text:span> <text:span text:style-name="T98">Postazione. </text:span></text:p>
            </table:table-cell>
            <table:table-cell table:style-name="Table5.C9" office:value-type="string">
              <text:p text:style-name="P44"><text:span text:style-name="T116">(</text:span>Null<text:span text:style-name="T116">)</text:span></text:p>
            </table:table-cell>
            <table:table-cell table:style-name="Table5.D9" office:value-type="string">
              <text:p text:style-name="P44">Dipendente, Postazione</text:p>
            </table:table-cell>
          </table:table-row>
        </table:table>
        <text:p text:style-name="P19"/>
        <text:h text:style-name="P6" text:outline-level="2">Raggruppamento dei requisiti in insiemi omogenei</text:h>
        <text:p text:style-name="P112"><text:span text:style-name="T49">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82">Frasi relative a <text:span text:style-name="T99">Dipendente</text:span></text:p>
            </table:table-cell>
          </table:table-row>
          <table:table-row table:style-name="Table6.1">
            <table:table-cell table:style-name="Table6.A2" office:value-type="string">
              <text:p text:style-name="P31">Ogni dipendente dell’azienda, identificato da codice fiscale, nome, cognome, data di</text:p>
              <text:p text:style-name="P31"><text:soft-page-break/>nascita, luogo di nascita, indirizzo di residenza svolge una particolare mansione</text:p>
              <text:p text:style-name="P31">all’interno dell’azienda.</text:p>
            </table:table-cell>
          </table:table-row>
          <table:table-row table:style-name="Table6.1">
            <table:table-cell table:style-name="Table6.A3" office:value-type="string">
              <text:p text:style-name="P31">Ogni dipendente è associato alla data dell’ultimo trasferimento.</text:p>
            </table:table-cell>
          </table:table-row>
          <table:table-row table:style-name="Table6.1">
            <table:table-cell table:style-name="Table6.A4" office:value-type="string">
              <text:p text:style-name="P31"><text:span text:style-name="T99">U</text:span>n dipendente non può essere riassegnato ad una postazione in cui era già stato assegnato</text:p>
              <text:p text:style-name="P31">nei passati tre anni.</text:p>
            </table:table-cell>
          </table:table-row>
          <table:table-row table:style-name="Table6.1">
            <table:table-cell table:style-name="Table6.A5" office:value-type="string">
              <text:p text:style-name="P31">Ciascun dipendente ha accesso alla directory aziendale per conoscere l’attuale</text:p>
              <text:p text:style-name="P104"><text:span text:style-name="T7">postazione</text:span><text:span text:style-name="T46"> di un qualsiasi altro dipendente, ricercandolo per nome, per cognome o</text:span></text:p>
              <text:p text:style-name="P31">utilizzando entrambi. Inoltre, un dipendente può ricercare un certo numero di telefono</text:p>
              <text:p text:style-name="P31">per sapere a quale ufficio, piano, edificio e mansione questo è associato, scoprendo</text:p>
              <text:p text:style-name="P31">anche quale dipendente è attualmente associato allo stesso e sapendo se esso è in</text:p>
              <text:p text:style-name="P31">procinto di essere trasferito o meno.</text:p>
            </table:table-cell>
          </table:table-row>
          <table:table-row table:style-name="Table6.1">
            <table:table-cell table:style-name="Table6.A6" office:value-type="string">
              <text:p text:style-name="P31"><text:span text:style-name="T99">U</text:span>n dipendente ha un indirizzo email personale ed uno associato all’ufficio a cui fa capo.</text:p>
            </table:table-cell>
          </table:table-row>
          <table:table-row table:style-name="Table6.1">
            <table:table-cell table:style-name="Table6.A7" office:value-type="string">
              <text:p text:style-name="P104"><text:span text:style-name="T46">Un dipendente dell</text:span><text:span text:style-name="T9"> settore</text:span><text:span text:style-name="T46"> spazi deve poter effettuare un trasferimento di dipendente.</text:span></text:p>
            </table:table-cell>
          </table:table-row>
          <table:table-row table:style-name="Table6.1">
            <table:table-cell table:style-name="Table6.A8" office:value-type="string">
              <text:p text:style-name="P104">il dipendente del Settore Spazi può effettuare uno scambio tra due dipendenti assegnati alla stessa mansione, o individuare una postazione libera utilizzabile per quella mansione.</text:p>
            </table:table-cell>
          </table:table-row>
        </table:table>
        <text:p text:style-name="P45"/>
        <table:table table:name="Table13" table:style-name="Table13">
          <table:table-column table:style-name="Table13.A"/>
          <table:table-row table:style-name="Table13.1">
            <table:table-cell table:style-name="Table13.A1" office:value-type="string">
              <text:p text:style-name="P84">Frasi relative a <text:span text:style-name="T99">Mansione</text:span></text:p>
            </table:table-cell>
          </table:table-row>
          <table:table-row table:style-name="Table13.1">
            <table:table-cell table:style-name="Table13.A2" office:value-type="string">
              <text:p text:style-name="P30">Tali mansioni vengono svolte in differenti uffici dell’azienda.</text:p>
            </table:table-cell>
          </table:table-row>
        </table:table>
        <text:p text:style-name="P111"/>
        <table:table table:name="Table15" table:style-name="Table15">
          <table:table-column table:style-name="Table15.A"/>
          <table:table-row table:style-name="Table15.1">
            <table:table-cell table:style-name="Table15.A1" office:value-type="string">
              <text:p text:style-name="P103"><text:span text:style-name="T68">Frasi relative a </text:span><text:span text:style-name="T32">Settore</text:span></text:p>
            </table:table-cell>
          </table:table-row>
          <table:table-row table:style-name="Table15.1">
            <table:table-cell table:style-name="Table15.A2" office:value-type="string">
              <text:p text:style-name="P30"><text:s/>La gestione degli uffici, piani, edifici è demandata al Settore Spazi dell’azienda,</text:p>
              <text:p text:style-name="P30">anch’esso composto da dipendenti assegnati a particolari uffici.</text:p>
            </table:table-cell>
          </table:table-row>
          <table:table-row table:style-name="Table15.1">
            <table:table-cell table:style-name="Table15.A3" office:value-type="string">
              <text:p text:style-name="P103"><text:span text:style-name="T46">Su base periodica, </text:span><text:span text:style-name="T8">il settore </text:span><text:span text:style-name="T46">spazi genera un report indicante</text:span></text:p>
              <text:p text:style-name="P30">tutti i dipendenti, raggruppati per mansione, che devono essere spostati.</text:p>
            </table:table-cell>
          </table:table-row>
          <table:table-row table:style-name="Table15.1">
            <table:table-cell table:style-name="Table15.A4" office:value-type="string">
              <text:p text:style-name="P103">Il Settore Amministrativo può decidere in qualsiasi momento di modificare la mansione</text:p>
              <text:p text:style-name="P103">di un dipendente. In quel caso, il Settore Spazi troverà tale dipendente indicato come</text:p>
              <text:p text:style-name="P103">da trasferire. Inoltre, il settore amministrativo può generare, per ciascun dipendente,</text:p>
              <text:p text:style-name="P103">un report indicante a quali uffici esso è stato assegnato nel tempo.</text:p>
            </table:table-cell>
          </table:table-row>
        </table:table>
        <text:p text:style-name="P111"/>
        <table:table table:name="Table16" table:style-name="Table16">
          <table:table-column table:style-name="Table16.A"/>
          <table:table-row table:style-name="Table16.1">
            <table:table-cell table:style-name="Table16.A1" office:value-type="string">
              <text:p text:style-name="P103"><text:span text:style-name="T68">Frasi relative a </text:span><text:span text:style-name="T32">Postazione</text:span></text:p>
            </table:table-cell>
          </table:table-row>
          <table:table-row table:style-name="Table16.1">
            <table:table-cell table:style-name="Table16.A2" office:value-type="string">
              <text:p text:style-name="P46">Ogni posttazione è associata ad un numero telefonico interno ed esterno.</text:p>
            </table:table-cell>
          </table:table-row>
        </table:table>
        <text:p text:style-name="P111"/>
        <table:table table:name="Table17" table:style-name="Table17">
          <table:table-column table:style-name="Table17.A"/>
          <table:table-row table:style-name="Table17.1">
            <table:table-cell table:style-name="Table17.A1" office:value-type="string">
              <text:p text:style-name="P103"><text:span text:style-name="T68">Frasi relative a </text:span><text:span text:style-name="T32">Ufficio</text:span></text:p>
            </table:table-cell>
          </table:table-row>
          <table:table-row table:style-name="Table17.1">
            <table:table-cell table:style-name="Table17.A2" office:value-type="string">
              <text:p text:style-name="P30">Ciascun ufficio è <text:span text:style-name="T100">a</text:span>ssegnato ad una mansione specifica dell’azienda</text:p>
            </table:table-cell>
          </table:table-row>
          <table:table-row table:style-name="Table17.1">
            <table:table-cell table:style-name="Table17.A3" office:value-type="string">
              <text:p text:style-name="P30">Un ufficio ha a disposizione un certo numero di postazioni</text:p>
            </table:table-cell>
          </table:table-row>
        </table:table>
        <text:p text:style-name="P111"/>
        <table:table table:name="Table18" table:style-name="Table18">
          <table:table-column table:style-name="Table18.A"/>
          <table:table-row table:style-name="Table18.1">
            <table:table-cell table:style-name="Table18.A1" office:value-type="string">
              <text:p text:style-name="P103"><text:span text:style-name="T68">Frasi relative a </text:span><text:span text:style-name="T69">Piano</text:span></text:p>
            </table:table-cell>
          </table:table-row>
          <table:table-row table:style-name="Table18.1">
            <table:table-cell table:style-name="Table18.A2" office:value-type="string">
              <text:p text:style-name="P30">In ciascun piano può esserci un numero arbitrario di uffici</text:p>
            </table:table-cell>
          </table:table-row>
        </table:table>
        <text:p text:style-name="P111"/>
        <table:table table:name="Table14" table:style-name="Table14">
          <table:table-column table:style-name="Table14.A"/>
          <table:table-row table:style-name="Table14.1">
            <table:table-cell table:style-name="Table14.A1" office:value-type="string">
              <text:p text:style-name="P103"><text:span text:style-name="T68">Frasi relative a </text:span><text:span text:style-name="T32">Edificio</text:span></text:p>
            </table:table-cell>
          </table:table-row>
          <table:table-row table:style-name="Table14.1">
            <table:table-cell table:style-name="Table14.A2" office:value-type="string">
              <text:p text:style-name="P30"><text:s/>L’azienda ha a disposizione un numero arbitrario di edifici, ciascuno di un numero arbitrario di</text:p>
              <text:p text:style-name="P30">piani.</text:p>
            </table:table-cell>
          </table:table-row>
        </table:table>
        <text:p text:style-name="P111"/>
        <table:table table:name="Table12" table:style-name="Table12">
          <table:table-column table:style-name="Table12.A"/>
          <table:table-row table:style-name="Table12.1">
            <table:table-cell table:style-name="Table12.A1" office:value-type="string">
              <text:p text:style-name="P103"><text:span text:style-name="T68">Frasi relative a </text:span><text:span text:style-name="T32">Trasferimento</text:span></text:p>
            </table:table-cell>
          </table:table-row>
          <table:table-row table:style-name="Table12.1">
            <table:table-cell table:style-name="Table12.A2" office:value-type="string">
              <text:p text:style-name="P30">L’assegnazione di un dipendente ad un ufficio avviene su base di turnazioni periodiche.</text:p>
            </table:table-cell>
          </table:table-row>
          <text:soft-page-break/>
          <table:table-row table:style-name="Table12.1">
            <table:table-cell table:style-name="Table12.A3" office:value-type="string">
              <text:p text:style-name="P30">Periodicamente, il sistema indica qual è l’insieme dei dipendenti che deve essere</text:p>
              <text:p text:style-name="P30">soggetto a trasferimento.</text:p>
            </table:table-cell>
          </table:table-row>
          <table:table-row table:style-name="Table12.1">
            <table:table-cell table:style-name="Table12.A4" office:value-type="string">
              <text:p text:style-name="P30">Tale trasferimento deve essere effettuato rispettando l’associazione tra le mansioni e</text:p>
              <text:p text:style-name="P30">gli uffici</text:p>
            </table:table-cell>
          </table:table-row>
        </table:table>
        <text:list xml:id="list164907483947484" text:continue-numbering="true" text:style-name="WWNum1">
          <text:list-item>
            <text:h text:style-name="P143"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114">Per la stesura del diagramma ER è stata seguita una tecnica mista, procedendo nel seguente modo:</text:p>
        <text:list xml:id="list669131836" text:style-name="L1">
          <text:list-item>
            <text:p text:style-name="P153">Si scelgono una alla volta le entità da riportare nel diagramma ER secondo l’ordine in cui appaiono nella specifica;</text:p>
          </text:list-item>
          <text:list-item>
            <text:p text:style-name="P153">Per ogni entità scelta:</text:p>
            <text:list>
              <text:list-item>
                <text:p text:style-name="P153">Si riporta nel diagramma l’entità dettagliata secondo uno schema bottom-up;</text:p>
              </text:list-item>
              <text:list-item>
                <text:p text:style-name="P153">Si aggiungono le relazioni e le entità relative navigando a macchia d’olio tra i concetti secondo uno schema inside-out.</text:p>
              </text:list-item>
            </text:list>
          </text:list-item>
        </text:list>
        <text:p text:style-name="P114">Di seguito sono illustrati i vari passaggi con relativa descrizione.</text:p>
        <text:p text:style-name="P114"/>
        <text:p text:style-name="P114"><draw:frame draw:style-name="fr2" draw:name="Frame2" text:anchor-type="paragraph" svg:x="0.355cm" svg:y="0cm" svg:width="9.022cm" draw:z-index="30"><draw:text-box fo:min-height="3.149cm"><text:p text:style-name="Step"><draw:frame draw:style-name="fr4" draw:name="Image1" text:anchor-type="as-char" svg:width="9.022cm" style:rel-width="100%" svg:height="3.149cm" style:rel-height="scale" draw:z-index="31"><draw:image xlink:href="Pictures/100000000000015500000077A5A2B51850FB9436.jpg" xlink:type="simple" xlink:show="embed" xlink:actuate="onLoad" loext:mime-type="image/jpeg"/></draw:frame><text:span text:style-name="T101"><text:line-break/></text:span>Step <text:sequence text:ref-name="refStep0" text:name="Step" text:formula="ooow:Step+1" style:num-format="1">1</text:sequence>: La prima entità ad essere raffigurata è Dipendente, con i suoi vari attributi. Risulta facile <text:span text:style-name="T102">scegliere </text:span>l'at<text:span text:style-name="T102">t</text:span>ributo CF <text:span text:style-name="T102">come </text:span>identificatore primario. </text:p></draw:text-box></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18" text:outline-level="3"><draw:frame draw:style-name="fr2" draw:name="Frame3" text:anchor-type="paragraph" svg:x="0.699cm" svg:y="-0.12cm" svg:width="10.795cm" draw:z-index="32"><draw:text-box fo:min-height="10.345cm"><text:p text:style-name="Step"><draw:frame draw:style-name="fr4" draw:name="Image2" text:anchor-type="as-char" svg:width="10.795cm" style:rel-width="100%" svg:height="10.345cm" style:rel-height="scale" draw:z-index="34"><draw:image xlink:href="Pictures/100000000000015500000187415D027FC37A0386.jpg" xlink:type="simple" xlink:show="embed" xlink:actuate="onLoad" loext:mime-type="image/jpeg"/></draw:frame><text:span text:style-name="T101"><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06">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4">A</text:span> tiene traccia della storia dei trasferimenti di un Dipedente tra le varie Postazioni presenti nell'azienda, distinguendo le varie coppie (Dipendente, Postazione) mediante l'attributo di relazione Data.</text:p></draw:text-box></draw:frame><text:soft-page-break/></text:h>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Frame4" text:anchor-type="paragraph" svg:width="17.191cm" draw:z-index="33"><draw:text-box fo:min-height="7.451cm"><text:p text:style-name="Step"><draw:frame draw:style-name="fr4" draw:name="Image3" text:anchor-type="as-char" svg:width="17.191cm" style:rel-width="100%" svg:height="7.451cm" style:rel-height="scale" draw:z-index="36"><draw:image xlink:href="Pictures/10000000000003A00000018AE3432F2805FEF495.jpg" xlink:type="simple" xlink:show="embed" xlink:actuate="onLoad" loext:mime-type="image/jpeg"/></draw:frame><text:span text:style-name="T101"><text:line-break/></text:span>Step <text:sequence text:ref-name="refStep2" text:name="Step" text:formula="ooow:Step+1" style:num-format="1">3</text:sequence>: Le Postazioni sono tutte raccolte all'interno dei diversi Uffici, i quali sono identificati <text:span text:style-name="T104"><text:s/>dall’indirizzo e-mail a essi associati</text:span>. <text:span text:style-name="T103">Da notare che l’associazione Compone prevede che in un Edificio possano esistere Piani che non contengono Uffici.</text:span></text:p><text:p text:style-name="Step"/></draw:text-box></draw:frame><text:soft-page-break/></text:p>
        <text:p text:style-name="P49"><draw:frame draw:style-name="fr1" draw:name="Frame5" text:anchor-type="paragraph" svg:width="17.191cm" draw:z-index="35"><draw:text-box fo:min-height="6.918cm"><text:p text:style-name="Step"><draw:frame draw:style-name="fr5" draw:name="Image4" text:anchor-type="as-char" svg:y="-8.107cm" svg:width="17.191cm" style:rel-width="100%" svg:height="11.107cm" style:rel-height="scale" draw:z-index="37"><draw:image xlink:href="Pictures/10000201000003A0000002521B154B8F473374F5.png" xlink:type="simple" xlink:show="embed" xlink:actuate="onLoad" loext:mime-type="image/png"/></draw:frame><text:span text:style-name="T101"><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105">A</text:span>. L'associazione Da Trasferire <text:span text:style-name="T106">A</text:span> tiene traccia dei Dipendenti che sono stati indicati come da trasferire in futuro a una specifica <text:span text:style-name="T105">M</text:span>ansione. </text:p></draw:text-box></draw:frame><text:soft-page-break/></text:p>
        <text:h text:style-name="P18" text:outline-level="3">Integrazione finale</text:h>
        <text:p text:style-name="P50">Non sono stati riscontrati conflitti sui nomi o conflitti strutturali durante la stesura del diagramma ER.</text:p>
        <text:h text:style-name="P6" text:outline-level="2">Regole aziendali</text:h>
        <text:list xml:id="list1133061839" text:style-name="L2">
          <text:list-item>
            <text:p text:style-name="P154">Un Dipendente che figura come trasferito in una Postazione deve prima essere figurato come <text:span text:style-name="T107">D</text:span>a <text:span text:style-name="T107">T</text:span>rasferire <text:span text:style-name="T107">A</text:span>lla Mansione corrispondente all’Ufficio che ospita tale Postazione;</text:p>
          </text:list-item>
          <text:list-item>
            <text:p text:style-name="P154">Un Dipendente che occupa una Postazione deve figurare come Trasferito A tale Postazione.</text:p>
          </text:list-item>
        </text:list>
        <text:h text:style-name="P6" text:outline-level="2">Dizionario dei dati</text:h>
        <text:p text:style-name="P8"/>
        <text:p text:style-name="P8"/>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83">Entità</text:p>
            </table:table-cell>
            <table:table-cell table:style-name="Table7.A1" office:value-type="string">
              <text:p text:style-name="P83">Descrizione</text:p>
            </table:table-cell>
            <table:table-cell table:style-name="Table7.A1" office:value-type="string">
              <text:p text:style-name="P83">Attributi</text:p>
            </table:table-cell>
            <table:table-cell table:style-name="Table7.A1" office:value-type="string">
              <text:p text:style-name="P83">Identificatori</text:p>
            </table:table-cell>
          </table:table-row>
          <table:table-row table:style-name="Table7.1">
            <table:table-cell table:style-name="Table7.A2" office:value-type="string">
              <text:p text:style-name="P51">Dipendente</text:p>
            </table:table-cell>
            <table:table-cell table:style-name="Table7.B2" office:value-type="string">
              <text:p text:style-name="P27">Un membro lavoratore dell’azienda, per cui svolge una particolare Mansio<text:span text:style-name="T94">n</text:span>e</text:p>
            </table:table-cell>
            <table:table-cell table:style-name="Table7.C2" office:value-type="string">
              <text:p text:style-name="P51">CF, Nome, Cognome, Data di Nascita, E-Mail, Luogo di nascita, Indirizzo di Residenza.</text:p>
            </table:table-cell>
            <table:table-cell table:style-name="Table7.D2" office:value-type="string">
              <text:p text:style-name="P51">CF</text:p>
            </table:table-cell>
          </table:table-row>
          <table:table-row table:style-name="Table7.3">
            <table:table-cell table:style-name="Table7.A3" office:value-type="string">
              <text:p text:style-name="P51">Mansione</text:p>
            </table:table-cell>
            <table:table-cell table:style-name="Table7.B3" office:value-type="string">
              <text:p text:style-name="P34">Attività svolta dai Dipendenti di un Ufficio</text:p>
            </table:table-cell>
            <table:table-cell table:style-name="Table7.C3" office:value-type="string">
              <text:p text:style-name="P51">Nome</text:p>
            </table:table-cell>
            <table:table-cell table:style-name="Table7.D3" office:value-type="string">
              <text:p text:style-name="P51">Coppia Nome, Nome del Settore (id. esterno)</text:p>
            </table:table-cell>
          </table:table-row>
          <table:table-row table:style-name="Table7.3">
            <table:table-cell table:style-name="Table7.A4" office:value-type="string">
              <text:p text:style-name="P51">Settore</text:p>
            </table:table-cell>
            <table:table-cell table:style-name="Table7.B4" office:value-type="string">
              <text:p text:style-name="P40">Aggregazione di diversi uffici associati a Mansioni simili, per esempio finalizzate a uno scopo comune.</text:p>
            </table:table-cell>
            <table:table-cell table:style-name="Table7.C4" office:value-type="string">
              <text:p text:style-name="P51">Nome</text:p>
            </table:table-cell>
            <table:table-cell table:style-name="Table7.D4" office:value-type="string">
              <text:p text:style-name="P51">Nome</text:p>
            </table:table-cell>
          </table:table-row>
          <table:table-row table:style-name="Table7.3">
            <table:table-cell table:style-name="Table7.A5" office:value-type="string">
              <text:p text:style-name="P51">Ufficio</text:p>
            </table:table-cell>
            <table:table-cell table:style-name="Table7.B5" office:value-type="string">
              <text:p text:style-name="P40"><text:span text:style-name="T45">Partizione</text:span><text:span text:style-name="T108"> di Postazioni occupate da Dipendenti <text:s/>dedicati a una stessa Mansione, localizzati in un particolare Piano di un Edificio</text:span></text:p>
            </table:table-cell>
            <table:table-cell table:style-name="Table7.C5" office:value-type="string">
              <text:p text:style-name="P51">E-Mail</text:p>
            </table:table-cell>
            <table:table-cell table:style-name="Table7.D5" office:value-type="string">
              <text:p text:style-name="P52">E-Mail</text:p>
            </table:table-cell>
          </table:table-row>
          <table:table-row table:style-name="Table7.3">
            <table:table-cell table:style-name="Table7.A6" office:value-type="string">
              <text:p text:style-name="P52">Postazione</text:p>
            </table:table-cell>
            <table:table-cell table:style-name="Table7.B6" office:value-type="string">
              <text:p text:style-name="P37">Assegnazione di un Dipendente a un Ufficio</text:p>
            </table:table-cell>
            <table:table-cell table:style-name="Table7.C6" office:value-type="string">
              <text:p text:style-name="P52">N° telefonico interno, N° telefonico esterno</text:p>
            </table:table-cell>
            <table:table-cell table:style-name="Table7.D6" office:value-type="string">
              <text:p text:style-name="P52">N° telefonico esterno OPPURE coppia N° telefonico interno, E-Mail Ufficio (id esterno)</text:p>
            </table:table-cell>
          </table:table-row>
          <table:table-row table:style-name="Table7.3">
            <table:table-cell table:style-name="Table7.A7" office:value-type="string">
              <text:p text:style-name="P53">Piano</text:p>
            </table:table-cell>
            <table:table-cell table:style-name="Table7.B7" office:value-type="string">
              <text:p text:style-name="P93">U<text:span text:style-name="T109">n qualsiasi piano di un Edificio dell’Azienda, che può contenere Uffici.</text:span></text:p>
            </table:table-cell>
            <table:table-cell table:style-name="Table7.C7" office:value-type="string">
              <text:p text:style-name="P53">N° piano</text:p>
            </table:table-cell>
            <table:table-cell table:style-name="Table7.D7" office:value-type="string">
              <text:p text:style-name="P53">Coppia N° piano, Indirizzo edificio (id esterno)</text:p>
            </table:table-cell>
          </table:table-row>
          <table:table-row table:style-name="Table7.3">
            <table:table-cell table:style-name="Table7.A8" office:value-type="string">
              <text:p text:style-name="P53">Edificio</text:p>
            </table:table-cell>
            <table:table-cell table:style-name="Table7.B8" office:value-type="string">
              <text:p text:style-name="P94">U<text:span text:style-name="T109">n edificio appartenente all’Azienda.</text:span></text:p>
            </table:table-cell>
            <table:table-cell table:style-name="Table7.C8" office:value-type="string">
              <text:p text:style-name="P53">Indirizzo</text:p>
            </table:table-cell>
            <table:table-cell table:style-name="Table7.D8" office:value-type="string">
              <text:p text:style-name="P53">Indirizzo</text:p>
            </table:table-cell>
          </table:table-row>
        </table:table>
        <text:p text:style-name="P19"/>
        <text:list xml:id="list164906994051833" text:continue-list="list164907483947484" text:style-name="WWNum1">
          <text:list-item>
            <text:h text:style-name="P142"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55">Alcune note precedenti la Tavola dei Volumi dei dati:</text:p>
        <text:list xml:id="list206064345" text:style-name="L3">
          <text:list-item>
            <text:p text:style-name="P159">Il n° dei <text:span text:style-name="T110">D</text:span>ipendenti è una stima frutto di una media aritmetica del n° dei dipendenti delle seguenti aziende (Fonte: Wikipedia):</text:p>
            <text:list>
              <text:list-item>
                <text:p text:style-name="P159">Facebook: 23 165;</text:p>
              </text:list-item>
              <text:list-item>
                <text:p text:style-name="P159">Google: 114 096;</text:p>
              </text:list-item>
              <text:list-item>
                <text:p text:style-name="P159">Microsoft: 125 000;</text:p>
              </text:list-item>
              <text:list-item>
                <text:p text:style-name="P159">Sony: 128 400;</text:p>
              </text:list-item>
              <text:list-item>
                <text:p text:style-name="P159">Nintendo: 5 944;</text:p>
              </text:list-item>
              <text:list-item>
                <text:p text:style-name="P159">PayPal: 18 100.</text:p>
              </text:list-item>
            </text:list>
          </text:list-item>
          <text:list-item>
            <text:p text:style-name="P158"><text:span text:style-name="T52">Si assume che il 5% dei Dipendenti sia in media segnalato come da trasferire, </text:span><text:span text:style-name="T53">e che </text:span><text:span text:style-name="T13">i</text:span><text:span text:style-name="T12">l 5</text:span><text:span text:style-name="T53">% di tali dipendenti sia neo-assunto</text:span><text:span text:style-name="T52">;</text:span></text:p>
          </text:list-item>
          <text:list-item>
            <text:p text:style-name="P159">Si assume che in media un Dipe<text:span text:style-name="T111">n</text:span>dente sia stato soggetto a Trasferimento per 3 volte;</text:p>
          </text:list-item>
          <text:list-item>
            <text:p text:style-name="P160">Si assume che in media ogni Ufficio ospiti <text:span text:style-name="T114">50</text:span> postazioni, <text:span text:style-name="T114">di cui 4</text:span><text:span text:style-name="T115">0 sono occupate</text:span>;</text:p>
          </text:list-item>
          <text:list-item>
            <text:p text:style-name="P161">Il n° di Uffici è calcolato come<draw:frame draw:style-name="fr8" draw:name="Object1" text:anchor-type="as-char" svg:y="-0.619cm" svg:width="6.124cm" svg:height="1.037cm" draw:z-index="38"><draw:object xlink:href="./Object 1" xlink:type="simple" xlink:show="embed" xlink:actuate="onLoad"/><draw:image xlink:href="./ObjectReplacements/Object 1" xlink:type="simple" xlink:show="embed" xlink:actuate="onLoad"/></draw:frame>;</text:p>
          </text:list-item>
          <text:list-item>
            <text:p text:style-name="P161">Si assume che <text:span text:style-name="T112">ogni Settore comprenda 50 Mansioni;</text:span></text:p>
          </text:list-item>
          <text:list-item>
            <text:p text:style-name="P162">Si assume che in media ogni Edificio osp<text:span text:style-name="T117">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3">Concetto nello schema</text:p>
            </table:table-cell>
            <table:table-cell table:style-name="Table8.A1" office:value-type="string">
              <text:p text:style-name="P88"><text:span text:style-name="T73">Tipo</text:span><text:span text:style-name="T73"><text:note text:id="ftn1" text:note-class="footnote"><text:note-citation>1</text:note-citation><text:note-body><text:p text:style-name="P139">Indicare con E le entità, con R le relazioni</text:p></text:note-body></text:note></text:span></text:p>
            </table:table-cell>
            <table:table-cell table:style-name="Table8.A1" office:value-type="string">
              <text:p text:style-name="P83">Volume atteso</text:p>
            </table:table-cell>
          </table:table-row>
          <table:table-row table:style-name="Table8.1">
            <table:table-cell table:style-name="Table8.A2" office:value-type="string">
              <text:p text:style-name="P54">Dipendente</text:p>
            </table:table-cell>
            <table:table-cell table:style-name="Table8.B2" office:value-type="string">
              <text:p text:style-name="P54">E</text:p>
            </table:table-cell>
            <table:table-cell table:style-name="Table8.C2" office:value-type="string">
              <text:p text:style-name="P54"><text:span text:style-name="T113">70</text:span> 000</text:p>
            </table:table-cell>
          </table:table-row>
          <table:table-row table:style-name="Table8.1">
            <table:table-cell table:style-name="Table8.A3" office:value-type="string">
              <text:p text:style-name="P56">Mansione</text:p>
            </table:table-cell>
            <table:table-cell table:style-name="Table8.B3" office:value-type="string">
              <text:p text:style-name="P56">E</text:p>
            </table:table-cell>
            <table:table-cell table:style-name="Table8.C3" office:value-type="string">
              <text:p text:style-name="P96">360</text:p>
            </table:table-cell>
          </table:table-row>
          <table:table-row table:style-name="Table8.1">
            <table:table-cell table:style-name="Table8.A4" office:value-type="string">
              <text:p text:style-name="P56">Ufficio</text:p>
            </table:table-cell>
            <table:table-cell table:style-name="Table8.B4" office:value-type="string">
              <text:p text:style-name="P56">E</text:p>
            </table:table-cell>
            <table:table-cell table:style-name="Table8.C4" office:value-type="string">
              <text:p text:style-name="P95">1 <text:span text:style-name="T137">750</text:span></text:p>
            </table:table-cell>
          </table:table-row>
          <table:table-row table:style-name="Table8.1">
            <table:table-cell table:style-name="Table8.A5" office:value-type="string">
              <text:p text:style-name="P56">Settore</text:p>
            </table:table-cell>
            <table:table-cell table:style-name="Table8.B5" office:value-type="string">
              <text:p text:style-name="P56">E</text:p>
            </table:table-cell>
            <table:table-cell table:style-name="Table8.C5" office:value-type="string">
              <text:p text:style-name="P57">36</text:p>
            </table:table-cell>
          </table:table-row>
          <table:table-row table:style-name="Table8.1">
            <table:table-cell table:style-name="Table8.A6" office:value-type="string">
              <text:p text:style-name="P57">Postazione </text:p>
            </table:table-cell>
            <table:table-cell table:style-name="Table8.B6" office:value-type="string">
              <text:p text:style-name="P57">E</text:p>
            </table:table-cell>
            <table:table-cell table:style-name="Table8.C6" office:value-type="string">
              <text:p text:style-name="P57">90 000</text:p>
            </table:table-cell>
          </table:table-row>
          <table:table-row table:style-name="Table8.1">
            <table:table-cell table:style-name="Table8.A7" office:value-type="string">
              <text:p text:style-name="P57">Edificio</text:p>
            </table:table-cell>
            <table:table-cell table:style-name="Table8.B7" office:value-type="string">
              <text:p text:style-name="P57">E</text:p>
            </table:table-cell>
            <table:table-cell table:style-name="Table8.C7" office:value-type="string">
              <text:p text:style-name="P57">36</text:p>
            </table:table-cell>
          </table:table-row>
          <table:table-row table:style-name="Table8.1">
            <table:table-cell table:style-name="Table8.A8" office:value-type="string">
              <text:p text:style-name="P57">Piano</text:p>
            </table:table-cell>
            <table:table-cell table:style-name="Table8.B8" office:value-type="string">
              <text:p text:style-name="P57">E</text:p>
            </table:table-cell>
            <table:table-cell table:style-name="Table8.C8" office:value-type="string">
              <text:p text:style-name="P58">180</text:p>
            </table:table-cell>
          </table:table-row>
          <table:table-row table:style-name="Table8.1">
            <table:table-cell table:style-name="Table8.A9" office:value-type="string">
              <text:p text:style-name="P58">Da Trasferire <text:span text:style-name="T133">A</text:span></text:p>
            </table:table-cell>
            <table:table-cell table:style-name="Table8.B9" office:value-type="string">
              <text:p text:style-name="P58">R</text:p>
            </table:table-cell>
            <table:table-cell table:style-name="Table8.C9" office:value-type="string">
              <text:p text:style-name="P58">3 500</text:p>
            </table:table-cell>
          </table:table-row>
          <table:table-row table:style-name="Table8.1">
            <table:table-cell table:style-name="Table8.A10" office:value-type="string">
              <text:p text:style-name="P58">Svolta In</text:p>
            </table:table-cell>
            <table:table-cell table:style-name="Table8.B10" office:value-type="string">
              <text:p text:style-name="P58">R</text:p>
            </table:table-cell>
            <table:table-cell table:style-name="Table8.C10" office:value-type="string">
              <text:p text:style-name="P58">1 750</text:p>
            </table:table-cell>
          </table:table-row>
          <table:table-row table:style-name="Table8.1">
            <table:table-cell table:style-name="Table8.A11" office:value-type="string">
              <text:p text:style-name="P59">Occupa</text:p>
            </table:table-cell>
            <table:table-cell table:style-name="Table8.B11" office:value-type="string">
              <text:p text:style-name="P59">R</text:p>
            </table:table-cell>
            <table:table-cell table:style-name="Table8.C11" office:value-type="string">
              <text:p text:style-name="P105"><text:span text:style-name="T50">69 </text:span><text:span text:style-name="T51">825</text:span></text:p>
            </table:table-cell>
          </table:table-row>
          <table:table-row table:style-name="Table8.1">
            <table:table-cell table:style-name="Table8.A12" office:value-type="string">
              <text:p text:style-name="P59">Trasferito <text:span text:style-name="T136">A</text:span></text:p>
            </table:table-cell>
            <table:table-cell table:style-name="Table8.B12" office:value-type="string">
              <text:p text:style-name="P59">R</text:p>
            </table:table-cell>
            <table:table-cell table:style-name="Table8.C12" office:value-type="string">
              <text:p text:style-name="P60">209 475</text:p>
            </table:table-cell>
          </table:table-row>
          <table:table-row table:style-name="Table8.1">
            <table:table-cell table:style-name="Table8.A13" office:value-type="string">
              <text:p text:style-name="P60">Relativa a</text:p>
            </table:table-cell>
            <table:table-cell table:style-name="Table8.B13" office:value-type="string">
              <text:p text:style-name="P60">R</text:p>
            </table:table-cell>
            <table:table-cell table:style-name="Table8.C13" office:value-type="string">
              <text:p text:style-name="P96">360</text:p>
            </table:table-cell>
          </table:table-row>
          <table:table-row table:style-name="Table8.1">
            <table:table-cell table:style-name="Table8.A14" office:value-type="string">
              <text:p text:style-name="P60">Ospita</text:p>
            </table:table-cell>
            <table:table-cell table:style-name="Table8.B14" office:value-type="string">
              <text:p text:style-name="P60">R</text:p>
            </table:table-cell>
            <table:table-cell table:style-name="Table8.C14" office:value-type="string">
              <text:p text:style-name="P60">90 000</text:p>
            </table:table-cell>
          </table:table-row>
          <table:table-row table:style-name="Table8.1">
            <table:table-cell table:style-name="Table8.A15" office:value-type="string">
              <text:p text:style-name="P60">Compone</text:p>
            </table:table-cell>
            <table:table-cell table:style-name="Table8.B15" office:value-type="string">
              <text:p text:style-name="P60">R</text:p>
            </table:table-cell>
            <table:table-cell table:style-name="Table8.C15" office:value-type="string">
              <text:p text:style-name="P60">1 750</text:p>
            </table:table-cell>
          </table:table-row>
          <table:table-row table:style-name="Table8.1">
            <table:table-cell table:style-name="Table8.A16" office:value-type="string">
              <text:p text:style-name="P60">Si Divide In</text:p>
            </table:table-cell>
            <table:table-cell table:style-name="Table8.B16" office:value-type="string">
              <text:p text:style-name="P60">R</text:p>
            </table:table-cell>
            <table:table-cell table:style-name="Table8.C16" office:value-type="string">
              <text:p text:style-name="P60">180</text:p>
            </table:table-cell>
          </table:table-row>
        </table:table>
        <text:p text:style-name="P19"/>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3">Cod.</text:p>
            </table:table-cell>
            <table:table-cell table:style-name="Table9.A1" office:value-type="string">
              <text:p text:style-name="P83">Descrizione</text:p>
            </table:table-cell>
            <table:table-cell table:style-name="Table9.A1" office:value-type="string">
              <text:p text:style-name="P83">Frequenza attesa</text:p>
            </table:table-cell>
          </table:table-row>
          <table:table-row table:style-name="Table9.1">
            <table:table-cell table:style-name="Table9.A2" office:value-type="string">
              <text:p text:style-name="P61">1</text:p>
            </table:table-cell>
            <table:table-cell table:style-name="Table9.B2" office:value-type="string">
              <text:p text:style-name="P106"><text:span text:style-name="T54">Genera report indicante tutti i dipendenti, raggruppati per mansione, che devo</text:span><text:span text:style-name="T55">no</text:span><text:span text:style-name="T54"> essere </text:span><text:span text:style-name="T14">t</text:span><text:span text:style-name="T15">rasferiti</text:span><text:span text:style-name="T54">.</text:span> <text:s/><text:span text:style-name="T121">(sola lettura)</text:span></text:p>
            </table:table-cell>
            <table:table-cell table:style-name="Table9.C2" office:value-type="string">
              <text:p text:style-name="P106"><text:span text:style-name="T54">Una volta </text:span><text:span text:style-name="T14">a</text:span><text:span text:style-name="T16">lla settimana</text:span></text:p>
            </table:table-cell>
          </table:table-row>
          <table:table-row table:style-name="Table9.1">
            <table:table-cell table:style-name="Table9.A3" office:value-type="string">
              <text:p text:style-name="P62">2</text:p>
            </table:table-cell>
            <table:table-cell table:style-name="Table9.B3" office:value-type="string">
              <text:p text:style-name="P62">Scambia due dipendenti assegnati a una Postazione contenuta nello stesso o diversi Uffici che svolgono la stessa Mansione.</text:p>
            </table:table-cell>
            <table:table-cell table:style-name="Table9.C3" office:value-type="string">
              <text:p text:style-name="P106"><text:span text:style-name="T56">Guardando la Tavola dei Volumi, notiamo che il num dipendenti da trasferire ogni settimana =</text:span><text:span text:style-name="T54"><draw:frame draw:style-name="fr8" draw:name="Object2" text:anchor-type="as-char" svg:y="-0.619cm" svg:width="4.323cm" svg:height="0.998cm" draw:z-index="39"><draw:object xlink:href="./Object 2" xlink:type="simple" xlink:show="embed" xlink:actuate="onLoad"/><draw:image xlink:href="./ObjectReplacements/Object 2" xlink:type="simple" xlink:show="embed" xlink:actuate="onLoad"/></draw:frame></text:span><text:span text:style-name="T54">, </text:span><text:span text:style-name="T56">dunque sono </text:span><text:span text:style-name="T17">1</text:span><text:span text:style-name="T18">875</text:span><text:span text:style-name="T56"> coppie. Assumendo che la metà delle coppie sia composta da Dipendenti che svolgono la stessa Mansione, otteniamo un tasso di utilizzo di tale operazione pari a </text:span><text:span text:style-name="T17">9</text:span><text:span text:style-name="T18">37</text:span><text:span text:style-name="T56"> volte alla settimana.</text:span></text:p>
            </table:table-cell>
          </table:table-row>
          <table:table-row table:style-name="Table9.1">
            <table:table-cell table:style-name="Table9.A5" office:value-type="string">
              <text:p text:style-name="P69">3-1</text:p>
            </table:table-cell>
            <table:table-cell table:style-name="Table9.B5" office:value-type="string">
              <text:p text:style-name="P117">Trova tutti gli uffici assegnati a una Mansione che presentano almeno una postazione vuota (sola lettura)</text:p>
            </table:table-cell>
            <table:table-cell table:style-name="Table9.C5" office:value-type="string">
              <text:p text:style-name="P69">1875 volte alla settimana</text:p>
            </table:table-cell>
          </table:table-row>
          <table:table-row table:style-name="Table9.1">
            <table:table-cell table:style-name="Table9.A5" office:value-type="string">
              <text:p text:style-name="P63">3-<text:span text:style-name="T124">2</text:span></text:p>
            </table:table-cell>
            <table:table-cell table:style-name="Table9.B5" office:value-type="string">
              <text:p text:style-name="P107"><text:span text:style-name="T57">Assegna un Dipendente a una Postazione libera </text:span><text:span text:style-name="T58">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64">1875 volte alla settimana</text:p>
            </table:table-cell>
          </table:table-row>
          <table:table-row table:style-name="Table9.1">
            <table:table-cell table:style-name="Table9.A6" office:value-type="string">
              <text:p text:style-name="P65">4</text:p>
            </table:table-cell>
            <table:table-cell table:style-name="Table9.B6" office:value-type="string">
              <text:p text:style-name="P115">Modifica la Mansione di un Dipendente</text:p>
            </table:table-cell>
            <table:table-cell table:style-name="Table9.C6" office:value-type="string">
              <text:p text:style-name="P67">1875 volte a settimana</text:p>
            </table:table-cell>
          </table:table-row>
          <table:table-row table:style-name="Table9.1">
            <table:table-cell table:style-name="Table9.A7" office:value-type="string">
              <text:p text:style-name="P66">5</text:p>
            </table:table-cell>
            <table:table-cell table:style-name="Table9.B7" office:value-type="string">
              <text:p text:style-name="P116">Genera report indicante a quali uffici un Dipendente è stato assegnato nel tempo <text:span text:style-name="T130">(sola lettura)</text:span></text:p>
            </table:table-cell>
            <table:table-cell table:style-name="Table9.C7" office:value-type="string">
              <text:p text:style-name="P108"><text:span text:style-name="T20">3</text:span><text:span text:style-name="T21">500</text:span><text:span text:style-name="T60"> volte a </text:span><text:span text:style-name="T59">settimana</text:span></text:p>
            </table:table-cell>
          </table:table-row>
          <table:table-row table:style-name="Table9.1">
            <table:table-cell table:style-name="Table9.A8" office:value-type="string">
              <text:p text:style-name="P66">6</text:p>
            </table:table-cell>
            <table:table-cell table:style-name="Table9.B8" office:value-type="string">
              <text:p text:style-name="P116">Ricerca parametrizzata di un Dipendente per conoscerne l’ubicazione <text:span text:style-name="T119">e i recapiti</text:span>. <text:span text:style-name="T131">(sola lettura)</text:span></text:p>
            </table:table-cell>
            <table:table-cell table:style-name="Table9.C8" office:value-type="string">
              <text:p text:style-name="P68">70000 volte al giorno</text:p>
            </table:table-cell>
          </table:table-row>
          <table:table-row table:style-name="Table9.1">
            <table:table-cell table:style-name="Table9.A9" office:value-type="string">
              <text:p text:style-name="P66">7</text:p>
            </table:table-cell>
            <table:table-cell table:style-name="Table9.B9" office:value-type="string">
              <text:p text:style-name="P116">Ricerca <text:span text:style-name="T118">informazioni tramite numero </text:span>di telefono <text:span text:style-name="T132">(sola lettura)</text:span></text:p>
            </table:table-cell>
            <table:table-cell table:style-name="Table9.C9" office:value-type="string">
              <text:p text:style-name="P68">70000 volte al giorno </text:p>
            </table:table-cell>
          </table:table-row>
          <table:table-row table:style-name="Table9.1">
            <table:table-cell table:style-name="Table9.A10" office:value-type="string">
              <text:p text:style-name="P70">8</text:p>
            </table:table-cell>
            <table:table-cell table:style-name="Table9.B10" office:value-type="string">
              <text:p text:style-name="P109"><text:span text:style-name="T127">Controlla per ogni Dipendente se </text:span><text:span text:style-name="T38">tra le tuple in cui appare nella relazione Trasferito A la data della tupla più recente indica che è decorso il periodo di turnazione. </text:span><text:span text:style-name="T39">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71">1 volta al giorno</text:p>
            </table:table-cell>
          </table:table-row>
          <table:table-row table:style-name="Table9.1">
            <table:table-cell table:style-name="Table9.A11" office:value-type="string">
              <text:p text:style-name="P71">9</text:p>
            </table:table-cell>
            <table:table-cell table:style-name="Table9.B11" office:value-type="string">
              <text:p text:style-name="P118">Registra un nuovo dipendente all’interno del DB, indicandolo come da trasferire in base alla Mansione per cui è stato assunto.</text:p>
            </table:table-cell>
            <table:table-cell table:style-name="Table9.C11" office:value-type="string">
              <text:p text:style-name="P110"><text:span text:style-name="T23">2</text:span><text:span text:style-name="T25">00</text:span><text:span text:style-name="T61"> </text:span><text:span text:style-name="T62">volte</text:span><text:span text:style-name="T61"> </text:span><text:span text:style-name="T23">a</text:span><text:span text:style-name="T24">l mese</text:span></text:p>
            </table:table-cell>
          </table:table-row>
        </table:table>
        <text:p text:style-name="P19"/>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29">Codice </text:p>
            </table:table-cell>
            <table:table-cell table:style-name="Table19.B1" office:value-type="string">
              <text:p text:style-name="P129">Costo</text:p>
            </table:table-cell>
          </table:table-row>
          <table:table-row>
            <table:table-cell table:style-name="Table19.A2" office:value-type="string">
              <text:p text:style-name="P132">2</text:p>
            </table:table-cell>
            <table:table-cell table:style-name="Table19.B2" office:value-type="string">
              <text:p text:style-name="P124"><text:span text:style-name="T122">- Scelta una coppia di Dipendenti assegnati alla stessa Mansione, bisogna </text:span><text:span text:style-name="T35">aggiornare le tuple di entrambi i dipendenti nella relazione Occupa scambiandone i valori delle Postazioni. 2 letture e 2 scritture = costo </text:span><text:span text:style-name="T36">6</text:span><text:span text:style-name="T35">;</text:span></text:p>
              <text:p text:style-name="P124"><text:span text:style-name="T35">- </text:span><text:span text:style-name="T36">Per ogni membro della coppia, occorre aggiungere una tupla nella relazione Trasferito A. 2 scritture = costo 4;</text:span></text:p>
              <text:p text:style-name="P125"><text:span text:style-name="T36">Il costo totale a invocazione è di 10 a invocazione, dunque 9370 a s</text:span><text:span text:style-name="T37">ettimana</text:span><text:span text:style-name="T36">.</text:span></text:p>
              <text:p text:style-name="P131"/>
            </table:table-cell>
          </table:table-row>
          <table:table-row>
            <table:table-cell table:style-name="Table19.A2" office:value-type="string">
              <text:p text:style-name="P133">3-<text:span text:style-name="T125">2</text:span></text:p>
            </table:table-cell>
            <table:table-cell table:style-name="Table19.B2" office:value-type="string">
              <text:p text:style-name="P129">- <text:span text:style-name="T123">Lettura della tupla del dipendente da trasferire nella relazione Da Trasferire A per conoscere la Mansione. 1 lettura = costo 1;</text:span></text:p>
              <text:p text:style-name="P129">- <text:span text:style-name="T125">Invocazione della 3-1 per trovare una postazione libera. </text:span><text:span text:style-name="T125"><draw:frame draw:style-name="fr8" draw:name="Object5" text:anchor-type="as-char" svg:y="-0.619cm" svg:width="7.119cm" svg:height="0.998cm" draw:z-index="51"><draw:object xlink:href="./Object 5" xlink:type="simple" xlink:show="embed" xlink:actuate="onLoad"/><draw:image xlink:href="./ObjectReplacements/Object 5" xlink:type="simple" xlink:show="embed" xlink:actuate="onLoad"/></draw:frame></text:span><text:span text:style-name="T125">= costo 250;</text:span></text:p>
              <text:p text:style-name="P129">- <text:span text:style-name="T125">Aggiornare la tupla relativa al Dipendente trasferito nella relazione Occupa. 1 scrittura = costo 2;</text:span></text:p>
              <text:p text:style-name="P130"><text:span text:style-name="T120">- </text:span>Aggiugere un'associazione tra il Dipendente e la Postazione nella relazione Trasferito A. <text:span text:style-name="T125">1 scrittura = costo 2;</text:span></text:p>
              <text:p text:style-name="P130">- <text:span text:style-name="T126">Rimuovere il Dipendente nella relazione </text:span>Da Trasferire A. <text:span text:style-name="T128">1 scrittura = costo 2</text:span></text:p>
              <text:p text:style-name="P135"><text:span text:style-name="T129">Costo totale a invocazione </text:span><text:span text:style-name="T40">2</text:span><text:span text:style-name="T43">57</text:span><text:span text:style-name="T129">, a settimana </text:span><text:span text:style-name="T40">4</text:span><text:span text:style-name="T43">81‘875</text:span></text:p>
            </table:table-cell>
          </table:table-row>
          <table:table-row>
            <table:table-cell table:style-name="Table19.A2" office:value-type="string">
              <text:p text:style-name="P134">4</text:p>
            </table:table-cell>
            <table:table-cell table:style-name="Table19.B2" office:value-type="string">
              <text:p text:style-name="P134">- Aggiungere una nuova tupla con un Dipendente <text:soft-page-break/>e la sua Mansione futura nella relazione Da Trasferire A. 1 scrittura = Costo 2</text:p>
              <text:p text:style-name="P135"><text:span text:style-name="T129">Costo totale a invocazione </text:span><text:span text:style-name="T40">2</text:span><text:span text:style-name="T129">, a settimana </text:span><text:span text:style-name="T40">3750</text:span></text:p>
            </table:table-cell>
          </table:table-row>
          <table:table-row>
            <table:table-cell table:style-name="Table19.A2" office:value-type="string">
              <text:p text:style-name="P136">8</text:p>
            </table:table-cell>
            <table:table-cell table:style-name="Table19.B2" office:value-type="string">
              <text:p text:style-name="P130"><text:span text:style-name="T120">- Leggere tutte le tuple all’interno della relazione Trasferito </text:span><text:span text:style-name="T41">A</text:span><text:span text:style-name="T120"> per trovare quelle con la data più recente per ogni dipendente. 209 475 letture = costo 209 475;</text:span></text:p>
              <text:p text:style-name="P129">- <text:span text:style-name="T134">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37"><text:span text:style-name="T129">Costo totale a invocazione </text:span><text:span text:style-name="T40">2</text:span><text:span text:style-name="T41">13 225</text:span><text:span text:style-name="T129">, a settimana </text:span><text:span text:style-name="T40">1’</text:span><text:span text:style-name="T41">492’575</text:span></text:p>
            </table:table-cell>
          </table:table-row>
          <table:table-row>
            <table:table-cell table:style-name="Table19.A6" office:value-type="string">
              <text:p text:style-name="P136">9</text:p>
            </table:table-cell>
            <table:table-cell table:style-name="Table19.B6" office:value-type="string">
              <text:p text:style-name="P129">- <text:span text:style-name="T135">Aggiunta di una nuova entità Dipendente. 1 scrittura = costo 2;</text:span></text:p>
              <text:p text:style-name="P129">- <text:span text:style-name="T135">Aggiunta di un’associazione tra il Dipendente e la Mansione per cui è stato assunto nella relazione Da Trasferire A. 1 scrittura = Costo 2;</text:span></text:p>
              <text:p text:style-name="P138"><text:span text:style-name="T129">Costo totale a invocazione </text:span><text:span text:style-name="T40">4</text:span><text:span text:style-name="T129">, a settimana </text:span><text:span text:style-name="T40">2</text:span><text:span text:style-name="T42">00</text:span></text:p>
            </table:table-cell>
          </table:table-row>
        </table:table>
        <text:p text:style-name="P19"/>
        <text:h text:style-name="P6" text:outline-level="2">Ristrutturazione dello schema E-R</text:h>
        <text:list xml:id="list2883875180" text:style-name="L4">
          <text:list-item>
            <text:p text:style-name="P163">Analisi delle rindondanze:</text:p>
            <text:list>
              <text:list-item>
                <text:p text:style-name="P168"><text:span text:style-name="T63">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3">/settimana. Tuttavia, </text:span><text:span text:style-name="T66">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66">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3"><draw:frame draw:style-name="fr8" draw:name="Object3" text:anchor-type="as-char" svg:y="-0.377cm" svg:width="3.383cm" svg:height="0.467cm" draw:z-index="40"><draw:object xlink:href="./Object 3" xlink:type="simple" xlink:show="embed" xlink:actuate="onLoad"/><draw:image xlink:href="./ObjectReplacements/Object 3" xlink:type="simple" xlink:show="embed" xlink:actuate="onLoad"/></draw:frame></text:span><text:span text:style-name="T63">. </text:span><text:span text:style-name="T67">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67"><draw:frame draw:style-name="fr8" draw:name="Object4" text:anchor-type="as-char" svg:y="-0.386cm" svg:width="4.902cm" svg:height="0.508cm" draw:z-index="41"><draw:object xlink:href="./Object 4" xlink:type="simple" xlink:show="embed" xlink:actuate="onLoad"/><draw:image xlink:href="./ObjectReplacements/Object 4" xlink:type="simple" xlink:show="embed" xlink:actuate="onLoad"/></draw:frame></text:span><text:span text:style-name="T67">.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169"><text:span text:style-name="T64">Il peso maggiore che influenza il costo della 8 è dato dall’estrazione della tupla più recente nella relazione Trasferito A. </text:span><text:span text:style-name="T65">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170"><text:span text:style-name="T28">E</text:span><text:span text:style-name="T5">liminazione delle generalizzazioni:</text:span></text:p>
            <text:list>
              <text:list-item>
                <text:p text:style-name="P155">Non sono presenti generalizzazioni da eliminare;</text:p>
              </text:list-item>
            </text:list>
          </text:list-item>
          <text:list-item>
            <text:p text:style-name="P155">Scelta identificatori primari:</text:p>
            <text:list>
              <text:list-item>
                <text:p text:style-name="P156">Dipendente: CF;</text:p>
              </text:list-item>
              <text:list-item>
                <text:p text:style-name="P156">Postazione: n° telefonico esterno;</text:p>
              </text:list-item>
              <text:list-item>
                <text:p text:style-name="P156"><text:soft-page-break/>Ufficio: e-mail d’ufficio;</text:p>
              </text:list-item>
              <text:list-item>
                <text:p text:style-name="P156">Mansione: Nome, NomeSettore. Usando tale coppia si permette ai Settori di nominare le Mansioni indipendentemente dagli altri settori, al costo di una leggera complicazione della traduzione nello schema relazionale;</text:p>
              </text:list-item>
              <text:list-item>
                <text:p text:style-name="P157">Settore: Nome;</text:p>
              </text:list-item>
              <text:list-item>
                <text:p text:style-name="P157">Piano: n° piano, IndirizzoEdificio;</text:p>
              </text:list-item>
              <text:list-item>
                <text:p text:style-name="P157">Edificio: Indirizzo</text:p>
              </text:list-item>
            </text:list>
          </text:list-item>
        </text:list>
        <text:p text:style-name="P97"><draw:frame draw:style-name="fr1" draw:name="Frame6" text:anchor-type="paragraph" svg:width="17.191cm" draw:z-index="42"><draw:text-box fo:min-height="10.885cm"><text:p text:style-name="Figure"><draw:frame draw:style-name="fr4" draw:name="Image5" text:anchor-type="as-char" svg:width="17.191cm" style:rel-width="100%" svg:height="10.885cm" style:rel-height="scale" draw:z-index="43"><draw:image xlink:href="Pictures/10000201000003AA000002529A3AB4EB73F3811D.png" xlink:type="simple" xlink:show="embed" xlink:actuate="onLoad" loext:mime-type="image/png"/></draw:frame><text:span text:style-name="T101"><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72">Per identificare le Postazioni era possibile anche utilizzare la coppia (n° telefonico interno, e-mail d’ufficio), tuttavia la scelta di un identificatore esterno come chiave primaria avrebbe complicato la traduzione nello schema relazionale.</text:p>
        <text:p text:style-name="P72">La scelta dell’identificatore esterno come chiave primaria è stata già trattata nella sezione Ristrutturazione dello Schema ER (scelta degli identificatori primari);</text:p>
        <text:p text:style-name="P72">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73">Alcune note:</text:p>
        <text:list xml:id="list4275007579" text:style-name="L5">
          <text:list-item>
            <text:p text:style-name="P164">Sono state applicate traduzioni ottime laddove tale processo non avrebbe implicato la presenza di molte tuple con valori nulli, per ridurre il n° di tabelle necessarie;</text:p>
          </text:list-item>
          <text:list-item>
            <text:p text:style-name="P165">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166">È ragionevole pensare che in media il numero di dipendenti neo-assunti (e dunque ancora non assegnati a una postazione) sia di molto inferiore rispetto a quello dei dipendenti veterani. <text:span text:style-name="T146">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73"/>
        <text:p text:style-name="P74">DIPENDENTE(<text:span text:style-name="T139">CF</text:span><text:span text:style-name="T142">, Nome, Cognome, </text:span><text:span text:style-name="T143">LuogoNascita, DataNascita, EmailPersonale, IndirizzoResidenza, </text:span><text:span text:style-name="T144">NumTelefonicoEsternoPostazione, </text:span><text:span text:style-name="T143">DataUltimoTrasferimento</text:span>);</text:p>
        <text:p text:style-name="P75">POSTAZIONE(<text:span text:style-name="T138">NumTelefonicoEsterno</text:span>, NumTelefonicoInterno, EmailUfficio);</text:p>
        <text:p text:style-name="P75">UFFICIO(<text:span text:style-name="T138">Email</text:span><text:span text:style-name="T141">, NomeMansione, NomeSettore, NumPiano, IndirizzoEdificio</text:span>);</text:p>
        <text:p text:style-name="P75">MANSIONE(<text:span text:style-name="T138">Nome, NomeSettore</text:span>);</text:p>
        <text:p text:style-name="P76">PIANO(<text:span text:style-name="T138">Num</text:span><text:span text:style-name="T140">ero</text:span><text:span text:style-name="T138">, IndirizzoEdificio</text:span>);</text:p>
        <text:p text:style-name="P76">TRASFERITO_A(CFDipendente, <text:span text:style-name="T138">NumTelefonicoEsternoPostazione, Data</text:span>);</text:p>
        <text:p text:style-name="P76">DA_TRASFERIRE_A(<text:span text:style-name="T138">CFDipendente</text:span>, NomeMansione, NomeSettore);</text:p>
        <text:p text:style-name="P76"/>
        <text:p text:style-name="P76"><text:span text:style-name="T145">POSTAZIONE(EmailUfficio)</text:span><draw:frame draw:style-name="fr8" draw:name="Object7" text:anchor-type="as-char" svg:y="-0.266cm" svg:width="0.594cm" svg:height="0.288cm" draw:z-index="44"><draw:object xlink:href="./Object 7" xlink:type="simple" xlink:show="embed" xlink:actuate="onLoad"/><draw:image xlink:href="./ObjectReplacements/Object 7" xlink:type="simple" xlink:show="embed" xlink:actuate="onLoad"/><svg:desc>formula</svg:desc></draw:frame><text:span text:style-name="T145">UFFICIO(Email);</text:span></text:p>
        <text:p text:style-name="P77">UFFICIO(NomeMansione, NomeSettore) <draw:frame draw:style-name="fr8" draw:name="Object8" text:anchor-type="as-char" svg:y="-0.266cm" svg:width="0.594cm" svg:height="0.288cm" draw:z-index="45"><draw:object xlink:href="./Object 8" xlink:type="simple" xlink:show="embed" xlink:actuate="onLoad"/><draw:image xlink:href="./ObjectReplacements/Object 8" xlink:type="simple" xlink:show="embed" xlink:actuate="onLoad"/><svg:desc>formula</svg:desc></draw:frame>MANSIONE(Nome, NomeSettore);</text:p>
        <text:p text:style-name="P77">UFFICIO(NumPiano, IndirizzoEdificio) <draw:frame draw:style-name="fr8" draw:name="Object9" text:anchor-type="as-char" svg:y="-0.266cm" svg:width="0.594cm" svg:height="0.288cm" draw:z-index="46"><draw:object xlink:href="./Object 9" xlink:type="simple" xlink:show="embed" xlink:actuate="onLoad"/><draw:image xlink:href="./ObjectReplacements/Object 9" xlink:type="simple" xlink:show="embed" xlink:actuate="onLoad"/><svg:desc>formula</svg:desc></draw:frame>PIANO(Numero, IndirizzoEdificio);</text:p>
        <text:p text:style-name="P78">DA_TRASFERIRE_A(CFDipendente) <draw:frame draw:style-name="fr8" draw:name="Object14" text:anchor-type="as-char" svg:y="-0.266cm" svg:width="0.594cm" svg:height="0.288cm" draw:z-index="47"><draw:object xlink:href="./Object 14" xlink:type="simple" xlink:show="embed" xlink:actuate="onLoad"/><draw:image xlink:href="./ObjectReplacements/Object 14" xlink:type="simple" xlink:show="embed" xlink:actuate="onLoad"/><svg:desc>formula</svg:desc></draw:frame>DIPENDENTE(CF);</text:p>
        <text:p text:style-name="P78">DA_TRASFERIRE_A(NomeMansione, NomeSettore) <draw:frame draw:style-name="fr8" draw:name="Object15" text:anchor-type="as-char" svg:y="-0.266cm" svg:width="0.594cm" svg:height="0.288cm" draw:z-index="48"><draw:object xlink:href="./Object 15" xlink:type="simple" xlink:show="embed" xlink:actuate="onLoad"/><draw:image xlink:href="./ObjectReplacements/Object 15" xlink:type="simple" xlink:show="embed" xlink:actuate="onLoad"/><svg:desc>formula</svg:desc></draw:frame>MANSIONE(Nome, NomeSettore);</text:p>
        <text:p text:style-name="P81">DIPENDENTE(<text:span text:style-name="T144">NumTelefonicoEsternoPostazione</text:span>) <draw:frame draw:style-name="fr8" draw:name="Object6" text:anchor-type="as-char" svg:y="-0.266cm" svg:width="0.594cm" svg:height="0.288cm" draw:z-index="55"><draw:object xlink:href="./Object 6" xlink:type="simple" xlink:show="embed" xlink:actuate="onLoad"/><draw:image xlink:href="./ObjectReplacements/Object 6" xlink:type="simple" xlink:show="embed" xlink:actuate="onLoad"/><svg:desc>formula</svg:desc></draw:frame>POSTAZIONE(NumTelefonicoEsterno)</text:p>
        <text:h text:style-name="P6" text:outline-level="2">Normalizzazione del modello relazionale</text:h>
        <text:p text:style-name="P126">Effettuare la normalizzazione del modello relazionale precedentemente descritto (in forma grafica) andando a mostrare le forme 1NF, 2NF, 3NF. <text:span text:style-name="T147">(ticket non chiuso, da rivedere)</text:span></text:p>
        <text:p text:style-name="P19"><text:soft-page-break/></text:p>
        <text:p text:style-name="P79">Le dipendenze funzionali sono:</text:p>
        <text:list xml:id="list2186733486" text:style-name="L6">
          <text:list-item>
            <text:p text:style-name="P167">CF <draw:frame draw:style-name="fr8" draw:name="Object10" text:anchor-type="as-char" svg:y="-0.286cm" svg:width="0.533cm" svg:height="0.284cm" draw:z-index="49"><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167">NumTelefonicoEsterno <draw:frame draw:style-name="fr8" draw:name="Object16" text:anchor-type="as-char" svg:y="-0.286cm" svg:width="0.533cm" svg:height="0.284cm" draw:z-index="56"><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167">EmailUfficio <draw:frame draw:style-name="fr8" draw:name="Object11" text:anchor-type="as-char" svg:y="-0.286cm" svg:width="0.533cm" svg:height="0.284cm" draw:z-index="50"><draw:object xlink:href="./Object 11" xlink:type="simple" xlink:show="embed" xlink:actuate="onLoad"/><draw:image xlink:href="./ObjectReplacements/Object 11" xlink:type="simple" xlink:show="embed" xlink:actuate="onLoad"/><svg:desc>formula</svg:desc></draw:frame>NumPiano, IndirizzoEdificio, NomeMansione, NomeSettore;</text:p>
          </text:list-item>
          <text:list-item>
            <text:p text:style-name="P167">CFDipendente, Data <draw:frame draw:style-name="fr8" draw:name="Object17" text:anchor-type="as-char" svg:y="-0.286cm" svg:width="0.533cm" svg:height="0.284cm" draw:z-index="52"><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167">NumTelefonicoEsternoPostazione, Data <draw:frame draw:style-name="fr8" draw:name="Object18" text:anchor-type="as-char" svg:y="-0.286cm" svg:width="0.533cm" svg:height="0.284cm" draw:z-index="53"><draw:object xlink:href="./Object 18" xlink:type="simple" xlink:show="embed" xlink:actuate="onLoad"/><draw:image xlink:href="./ObjectReplacements/Object 18" xlink:type="simple" xlink:show="embed" xlink:actuate="onLoad"/><svg:desc>formula</svg:desc></draw:frame>CFDipendente;</text:p>
          </text:list-item>
          <text:list-item>
            <text:p text:style-name="P167">CFDipendente <draw:frame draw:style-name="fr8" draw:name="Object19" text:anchor-type="as-char" svg:y="-0.286cm" svg:width="0.533cm" svg:height="0.284cm" draw:z-index="54"><draw:object xlink:href="./Object 19" xlink:type="simple" xlink:show="embed" xlink:actuate="onLoad"/><draw:image xlink:href="./ObjectReplacements/Object 19" xlink:type="simple" xlink:show="embed" xlink:actuate="onLoad"/><svg:desc>formula</svg:desc></draw:frame>NomeMansione, NomeSettore;</text:p>
          </text:list-item>
        </text:list>
        <text:p text:style-name="P80">Tutti i membri a sinistra sono chiavi delle loro rispettive relazioni, dunque tutte le relazioni sono in BCNF. </text:p>
        <text:p text:style-name="P80">Non sono presenti dipendenze parziali né transitive, dunque lo schema è in 3NF.</text:p>
        <text:list xml:id="list164907257534566" text:continue-list="list164906994051833" text:style-name="WWNum1">
          <text:list-item>
            <text:h text:style-name="P142" text:outline-level="1"><text:bookmark-start text:name="_Toc518560220"/>Progettazione fisica<text:bookmark-end text:name="_Toc518560220"/></text:h>
          </text:list-item>
        </text:list>
        <text:h text:style-name="P6" text:outline-level="2">Utenti e privilegi</text:h>
        <text:p text:style-name="P126">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71"><text:span text:style-name="T79">Tabella &lt;</text:span><text:span text:style-name="T85">DIPENDENTE</text:span><text:span text:style-name="T79">&gt;</text:span></text:p>
            </table:table-cell>
            <table:covered-table-cell/>
            <table:covered-table-cell/>
          </table:table-row>
          <table:table-row table:style-name="Table10.2">
            <table:table-cell table:style-name="Table10.A2" office:value-type="string">
              <text:p text:style-name="P99">Attributo</text:p>
            </table:table-cell>
            <table:table-cell table:style-name="Table10.A2" office:value-type="string">
              <text:p text:style-name="P99">Tipo di dato</text:p>
            </table:table-cell>
            <table:table-cell table:style-name="Table10.A2" office:value-type="string">
              <text:p text:style-name="P88"><text:span text:style-name="T77">Attributi</text:span><text:span text:style-name="T77"><text:note text:id="ftn2" text:note-class="footnote"><text:note-citation>2</text:note-citation><text:note-body><text:p text:style-name="P140"><text:s/>PK = primary key, NN = not null, UQ = unique, UN = unsigned, AI = auto increment. È ovviamente possibile specificare più di un attributo per ciascuna colonna.</text:p></text:note-body></text:note></text:span></text:p>
            </table:table-cell>
          </table:table-row>
          <table:table-row table:style-name="Table10.11">
            <table:table-cell table:style-name="Table10.A3" office:value-type="string">
              <text:p text:style-name="P177">CF</text:p>
            </table:table-cell>
            <table:table-cell table:style-name="Table10.B3" office:value-type="string">
              <text:p text:style-name="P187">CHAR(16)</text:p>
            </table:table-cell>
            <table:table-cell table:style-name="Table10.C3" office:value-type="string">
              <text:p text:style-name="P187">PK</text:p>
            </table:table-cell>
          </table:table-row>
          <table:table-row table:style-name="Table10.11">
            <table:table-cell table:style-name="Table10.A4" office:value-type="string">
              <text:p text:style-name="P177">Nome</text:p>
            </table:table-cell>
            <table:table-cell table:style-name="Table10.B4" office:value-type="string">
              <text:p text:style-name="P187">VARCHAR(45)</text:p>
            </table:table-cell>
            <table:table-cell table:style-name="Table10.C4" office:value-type="string">
              <text:p text:style-name="P187">NN</text:p>
            </table:table-cell>
          </table:table-row>
          <table:table-row table:style-name="Table10.11">
            <table:table-cell table:style-name="Table10.A5" office:value-type="string">
              <text:p text:style-name="P177">Cognome</text:p>
            </table:table-cell>
            <table:table-cell table:style-name="Table10.B5" office:value-type="string">
              <text:p text:style-name="P187">VARCHAR(45)</text:p>
            </table:table-cell>
            <table:table-cell table:style-name="Table10.C5" office:value-type="string">
              <text:p text:style-name="P187">NN</text:p>
            </table:table-cell>
          </table:table-row>
          <table:table-row table:style-name="Table10.11">
            <table:table-cell table:style-name="Table10.A6" office:value-type="string">
              <text:p text:style-name="P177">LuogoNascita</text:p>
            </table:table-cell>
            <table:table-cell table:style-name="Table10.B6" office:value-type="string">
              <text:p text:style-name="P187">VARCHAR(45)</text:p>
            </table:table-cell>
            <table:table-cell table:style-name="Table10.C6" office:value-type="string">
              <text:p text:style-name="P187"/>
            </table:table-cell>
          </table:table-row>
          <table:table-row table:style-name="Table10.11">
            <table:table-cell table:style-name="Table10.A7" office:value-type="string">
              <text:p text:style-name="P177">DataNascita</text:p>
            </table:table-cell>
            <table:table-cell table:style-name="Table10.B7" office:value-type="string">
              <text:p text:style-name="P187">DATE</text:p>
            </table:table-cell>
            <table:table-cell table:style-name="Table10.C7" office:value-type="string">
              <text:p text:style-name="P187"/>
            </table:table-cell>
          </table:table-row>
          <table:table-row table:style-name="Table10.11">
            <table:table-cell table:style-name="Table10.A8" office:value-type="string">
              <text:p text:style-name="P177">EmailPersonale</text:p>
            </table:table-cell>
            <table:table-cell table:style-name="Table10.B8" office:value-type="string">
              <text:p text:style-name="P187">VARCHAR(45)</text:p>
            </table:table-cell>
            <table:table-cell table:style-name="Table10.C8" office:value-type="string">
              <text:p text:style-name="P187">UQ</text:p>
            </table:table-cell>
          </table:table-row>
          <table:table-row table:style-name="Table10.11">
            <table:table-cell table:style-name="Table10.A9" office:value-type="string">
              <text:p text:style-name="P177">IndirizzoResidenza</text:p>
            </table:table-cell>
            <table:table-cell table:style-name="Table10.B9" office:value-type="string">
              <text:p text:style-name="P187">VARCHAR(45)</text:p>
            </table:table-cell>
            <table:table-cell table:style-name="Table10.C9" office:value-type="string">
              <text:p text:style-name="P187"/>
            </table:table-cell>
          </table:table-row>
          <table:table-row table:style-name="Table10.11">
            <table:table-cell table:style-name="Table10.A10" office:value-type="string">
              <text:p text:style-name="P177">NumTelefonicoEsternoPostazione</text:p>
            </table:table-cell>
            <table:table-cell table:style-name="Table10.B10" office:value-type="string">
              <text:p text:style-name="P187">VARCHAR(45)</text:p>
            </table:table-cell>
            <table:table-cell table:style-name="Table10.C10" office:value-type="string">
              <text:p text:style-name="P188">UQ</text:p>
            </table:table-cell>
          </table:table-row>
          <table:table-row table:style-name="Table10.11">
            <table:table-cell table:style-name="Table10.A11" office:value-type="string">
              <text:p text:style-name="P177">DataUltimoTrasferimento</text:p>
            </table:table-cell>
            <table:table-cell table:style-name="Table10.B11" office:value-type="string">
              <text:p text:style-name="P187">DATE</text:p>
            </table:table-cell>
            <table:table-cell table:style-name="Table10.C11" office:value-type="string">
              <text:p text:style-name="P187"/>
            </table:table-cell>
          </table:table-row>
        </table:table>
        <text:h text:style-name="P147"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72"><text:span text:style-name="T79">Tabella &lt;</text:span><text:span text:style-name="T85">M</text:span><text:span text:style-name="T86">ANSIONE</text:span><text:span text:style-name="T79">&gt;</text:span></text:p>
            </table:table-cell>
            <table:covered-table-cell/>
            <table:covered-table-cell/>
          </table:table-row>
          <table:table-row table:style-name="Table20.2">
            <table:table-cell table:style-name="Table20.A2" office:value-type="string">
              <text:p text:style-name="P178">Attributo</text:p>
            </table:table-cell>
            <table:table-cell table:style-name="Table20.A2" office:value-type="string">
              <text:p text:style-name="P178">Tipo di dato</text:p>
            </table:table-cell>
            <table:table-cell table:style-name="Table20.A2" office:value-type="string">
              <text:p text:style-name="P201"><text:span text:style-name="T77">Attributi</text:span></text:p>
            </table:table-cell>
          </table:table-row>
          <table:table-row table:style-name="Table20.4">
            <table:table-cell table:style-name="Table20.A3" office:value-type="string">
              <text:p text:style-name="P183">Nome</text:p>
            </table:table-cell>
            <table:table-cell table:style-name="Table20.B3" office:value-type="string">
              <text:p text:style-name="P188">VARCHAR(45)</text:p>
            </table:table-cell>
            <table:table-cell table:style-name="Table20.C3" office:value-type="string">
              <text:p text:style-name="P188">PK</text:p>
            </table:table-cell>
          </table:table-row>
          <table:table-row table:style-name="Table20.4">
            <table:table-cell table:style-name="Table20.A4" office:value-type="string">
              <text:p text:style-name="P183">NomeSettore</text:p>
            </table:table-cell>
            <table:table-cell table:style-name="Table20.B4" office:value-type="string">
              <text:p text:style-name="P188">VARCHAR(45)</text:p>
            </table:table-cell>
            <table:table-cell table:style-name="Table20.C4" office:value-type="string">
              <text:p text:style-name="P188">PK</text:p>
            </table:table-cell>
          </table:table-row>
        </table:table>
        <text:h text:style-name="P148"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73"><text:span text:style-name="T79">Tabella &lt;</text:span><text:span text:style-name="T85">P</text:span><text:span text:style-name="T86">IANO</text:span><text:span text:style-name="T79">&gt;</text:span></text:p>
            </table:table-cell>
            <table:covered-table-cell/>
            <table:covered-table-cell/>
          </table:table-row>
          <table:table-row table:style-name="Table21.2">
            <table:table-cell table:style-name="Table21.A2" office:value-type="string">
              <text:p text:style-name="P179">Attributo</text:p>
            </table:table-cell>
            <table:table-cell table:style-name="Table21.A2" office:value-type="string">
              <text:p text:style-name="P179">Tipo di dato</text:p>
            </table:table-cell>
            <table:table-cell table:style-name="Table21.A2" office:value-type="string">
              <text:p text:style-name="P202"><text:span text:style-name="T77">Attributi</text:span></text:p>
            </table:table-cell>
          </table:table-row>
          <table:table-row table:style-name="Table21.4">
            <table:table-cell table:style-name="Table21.A3" office:value-type="string">
              <text:p text:style-name="P196">N<text:span text:style-name="T154">umero</text:span></text:p>
            </table:table-cell>
            <table:table-cell table:style-name="Table21.B3" office:value-type="string">
              <text:p text:style-name="P173"><text:span text:style-name="T89">I</text:span><text:span text:style-name="T90">NT</text:span><text:span text:style-name="T83">(</text:span><text:span text:style-name="T89">1</text:span><text:span text:style-name="T90">1</text:span><text:span text:style-name="T83">)</text:span></text:p>
            </table:table-cell>
            <table:table-cell table:style-name="Table21.C3" office:value-type="string">
              <text:p text:style-name="P188">PK, <text:span text:style-name="T154">UN</text:span></text:p>
            </table:table-cell>
          </table:table-row>
          <table:table-row table:style-name="Table21.4">
            <table:table-cell table:style-name="Table21.A4" office:value-type="string">
              <text:p text:style-name="P184">IndirizzoEdificio</text:p>
            </table:table-cell>
            <table:table-cell table:style-name="Table21.B4" office:value-type="string">
              <text:p text:style-name="P191">VARCHAR(45)</text:p>
            </table:table-cell>
            <table:table-cell table:style-name="Table21.C4" office:value-type="string">
              <text:p text:style-name="P191">PK</text:p>
            </table:table-cell>
          </table:table-row>
        </table:table>
        <text:h text:style-name="P149"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74"><text:span text:style-name="T79">Tabella &lt;</text:span><text:span text:style-name="T85">P</text:span><text:span text:style-name="T87">OSTAZIONE</text:span><text:span text:style-name="T79">&gt;</text:span></text:p>
            </table:table-cell>
            <table:covered-table-cell/>
            <table:covered-table-cell/>
          </table:table-row>
          <table:table-row table:style-name="Table22.2">
            <table:table-cell table:style-name="Table22.A2" office:value-type="string">
              <text:p text:style-name="P180">Attributo</text:p>
            </table:table-cell>
            <table:table-cell table:style-name="Table22.A2" office:value-type="string">
              <text:p text:style-name="P180">Tipo di dato</text:p>
            </table:table-cell>
            <table:table-cell table:style-name="Table22.A2" office:value-type="string">
              <text:p text:style-name="P203"><text:span text:style-name="T77">Attributi</text:span></text:p>
            </table:table-cell>
          </table:table-row>
          <table:table-row table:style-name="Table22.5">
            <table:table-cell table:style-name="Table22.A3" office:value-type="string">
              <text:p text:style-name="P197">N<text:span text:style-name="T155">umTelefonicoEsterno</text:span></text:p>
            </table:table-cell>
            <table:table-cell table:style-name="Table22.B3" office:value-type="string">
              <text:p text:style-name="P189">VARCHAR(45)</text:p>
            </table:table-cell>
            <table:table-cell table:style-name="Table22.C3" office:value-type="string">
              <text:p text:style-name="P189">PK</text:p>
            </table:table-cell>
          </table:table-row>
          <table:table-row table:style-name="Table22.5">
            <table:table-cell table:style-name="Table22.A4" office:value-type="string">
              <text:p text:style-name="P198">NumTelefonicoInterno</text:p>
            </table:table-cell>
            <table:table-cell table:style-name="Table22.B4" office:value-type="string">
              <text:p text:style-name="P193">VARCHAR(45)</text:p>
            </table:table-cell>
            <table:table-cell table:style-name="Table22.C4" office:value-type="string">
              <text:p text:style-name="P193">NN</text:p>
            </table:table-cell>
          </table:table-row>
          <table:table-row table:style-name="Table22.5">
            <table:table-cell table:style-name="Table22.A5" office:value-type="string">
              <text:p text:style-name="P198">EmailUfficio</text:p>
            </table:table-cell>
            <table:table-cell table:style-name="Table22.B5" office:value-type="string">
              <text:p text:style-name="P193">VARCHAR(45)</text:p>
            </table:table-cell>
            <table:table-cell table:style-name="Table22.C5" office:value-type="string">
              <text:p text:style-name="P193">NN</text:p>
            </table:table-cell>
          </table:table-row>
        </table:table>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75"><text:span text:style-name="T79">Tabella &lt;</text:span><text:span text:style-name="T80">UFFICIO</text:span><text:span text:style-name="T79">&gt;</text:span></text:p>
            </table:table-cell>
            <table:covered-table-cell/>
            <table:covered-table-cell/>
          </table:table-row>
          <table:table-row table:style-name="Table24.2">
            <table:table-cell table:style-name="Table24.A2" office:value-type="string">
              <text:p text:style-name="P181">Attributo</text:p>
            </table:table-cell>
            <table:table-cell table:style-name="Table24.A2" office:value-type="string">
              <text:p text:style-name="P181">Tipo di dato</text:p>
            </table:table-cell>
            <table:table-cell table:style-name="Table24.A2" office:value-type="string">
              <text:p text:style-name="P204"><text:span text:style-name="T77">Attributi</text:span></text:p>
            </table:table-cell>
          </table:table-row>
          <table:table-row table:style-name="Table24.7">
            <table:table-cell table:style-name="Table24.A3" office:value-type="string">
              <text:p text:style-name="P199">Email</text:p>
            </table:table-cell>
            <table:table-cell table:style-name="Table24.B3" office:value-type="string">
              <text:p text:style-name="P206"><text:span text:style-name="T83">V</text:span><text:span text:style-name="T82">ARCHAR(45)</text:span></text:p>
            </table:table-cell>
            <table:table-cell table:style-name="Table24.C3" office:value-type="string">
              <text:p text:style-name="P194">PK</text:p>
            </table:table-cell>
          </table:table-row>
          <table:table-row table:style-name="Table24.7">
            <table:table-cell table:style-name="Table24.A4" office:value-type="string">
              <text:p text:style-name="P199">NomeMansione</text:p>
            </table:table-cell>
            <table:table-cell table:style-name="Table24.B4" office:value-type="string">
              <text:p text:style-name="P206">VARCHAR(45)</text:p>
            </table:table-cell>
            <table:table-cell table:style-name="Table24.C4" office:value-type="string">
              <text:p text:style-name="P194">NN</text:p>
            </table:table-cell>
          </table:table-row>
          <text:soft-page-break/>
          <table:table-row table:style-name="Table24.7">
            <table:table-cell table:style-name="Table24.A5" office:value-type="string">
              <text:p text:style-name="P199">NomeSettore</text:p>
            </table:table-cell>
            <table:table-cell table:style-name="Table24.B5" office:value-type="string">
              <text:p text:style-name="P206">VARCHAR(45)</text:p>
            </table:table-cell>
            <table:table-cell table:style-name="Table24.C5" office:value-type="string">
              <text:p text:style-name="P194">NN</text:p>
            </table:table-cell>
          </table:table-row>
          <table:table-row table:style-name="Table24.7">
            <table:table-cell table:style-name="Table24.A6" office:value-type="string">
              <text:p text:style-name="P199">NumPiano</text:p>
            </table:table-cell>
            <table:table-cell table:style-name="Table24.B6" office:value-type="string">
              <text:p text:style-name="P206">INT</text:p>
            </table:table-cell>
            <table:table-cell table:style-name="Table24.C6" office:value-type="string">
              <text:p text:style-name="P194">NN, UN</text:p>
            </table:table-cell>
          </table:table-row>
          <table:table-row table:style-name="Table24.7">
            <table:table-cell table:style-name="Table24.A7" office:value-type="string">
              <text:p text:style-name="P199">IndirizzoEdificio</text:p>
            </table:table-cell>
            <table:table-cell table:style-name="Table24.B7" office:value-type="string">
              <text:p text:style-name="P206">VARCHAR(45)</text:p>
            </table:table-cell>
            <table:table-cell table:style-name="Table24.C7" office:value-type="string">
              <text:p text:style-name="P194">NN</text:p>
            </table:table-cell>
          </table:table-row>
        </table:table>
        <text:h text:style-name="P15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76"><text:span text:style-name="T79">Tabella &lt;</text:span><text:span text:style-name="T81">TRASFERITO_A</text:span><text:span text:style-name="T79">&gt;</text:span></text:p>
            </table:table-cell>
            <table:covered-table-cell/>
            <table:covered-table-cell/>
          </table:table-row>
          <table:table-row table:style-name="Table25.2">
            <table:table-cell table:style-name="Table25.A2" office:value-type="string">
              <text:p text:style-name="P182">Attributo</text:p>
            </table:table-cell>
            <table:table-cell table:style-name="Table25.A2" office:value-type="string">
              <text:p text:style-name="P182">Tipo di dato</text:p>
            </table:table-cell>
            <table:table-cell table:style-name="Table25.A2" office:value-type="string">
              <text:p text:style-name="P205"><text:span text:style-name="T77">Attributi</text:span></text:p>
            </table:table-cell>
          </table:table-row>
          <table:table-row table:style-name="Table25.5">
            <table:table-cell table:style-name="Table25.A3" office:value-type="string">
              <text:p text:style-name="P200">CFDipendente</text:p>
            </table:table-cell>
            <table:table-cell table:style-name="Table25.B3" office:value-type="string">
              <text:p text:style-name="P207"><text:span text:style-name="T83">C</text:span><text:span text:style-name="T82">HAR(16)</text:span></text:p>
            </table:table-cell>
            <table:table-cell table:style-name="Table25.C3" office:value-type="string">
              <text:p text:style-name="P190"/>
            </table:table-cell>
          </table:table-row>
          <table:table-row table:style-name="Table25.5">
            <table:table-cell table:style-name="Table25.A4" office:value-type="string">
              <text:p text:style-name="P200">NumTelefonicoEsternoPostazione</text:p>
            </table:table-cell>
            <table:table-cell table:style-name="Table25.B4" office:value-type="string">
              <text:p text:style-name="P207">VARCHAR(45)</text:p>
            </table:table-cell>
            <table:table-cell table:style-name="Table25.C4" office:value-type="string">
              <text:p text:style-name="P195">PK</text:p>
            </table:table-cell>
          </table:table-row>
          <table:table-row table:style-name="Table25.5">
            <table:table-cell table:style-name="Table25.A5" office:value-type="string">
              <text:p text:style-name="P200">Data</text:p>
            </table:table-cell>
            <table:table-cell table:style-name="Table25.B5" office:value-type="string">
              <text:p text:style-name="P207">DATE</text:p>
            </table:table-cell>
            <table:table-cell table:style-name="Table25.C5" office:value-type="string">
              <text:p text:style-name="P195">PK</text:p>
            </table:table-cell>
          </table:table-row>
        </table:table>
        <text:h text:style-name="P15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76"><text:span text:style-name="T79">Tabella &lt;</text:span><text:span text:style-name="T81">DA_TRASFERIRE_A</text:span><text:span text:style-name="T79">&gt;</text:span></text:p>
            </table:table-cell>
            <table:covered-table-cell/>
            <table:covered-table-cell/>
          </table:table-row>
          <table:table-row table:style-name="Table26.2">
            <table:table-cell table:style-name="Table26.A2" office:value-type="string">
              <text:p text:style-name="P182">Attributo</text:p>
            </table:table-cell>
            <table:table-cell table:style-name="Table26.A2" office:value-type="string">
              <text:p text:style-name="P182">Tipo di dato</text:p>
            </table:table-cell>
            <table:table-cell table:style-name="Table26.A2" office:value-type="string">
              <text:p text:style-name="P205"><text:span text:style-name="T77">Attributi</text:span></text:p>
            </table:table-cell>
          </table:table-row>
          <table:table-row table:style-name="Table26.5">
            <table:table-cell table:style-name="Table26.A3" office:value-type="string">
              <text:p text:style-name="P200">CFDipendente</text:p>
            </table:table-cell>
            <table:table-cell table:style-name="Table26.B3" office:value-type="string">
              <text:p text:style-name="P207"><text:span text:style-name="T83">C</text:span><text:span text:style-name="T82">HAR(16)</text:span></text:p>
            </table:table-cell>
            <table:table-cell table:style-name="Table26.C3" office:value-type="string">
              <text:p text:style-name="P195">PK</text:p>
            </table:table-cell>
          </table:table-row>
          <table:table-row table:style-name="Table26.5">
            <table:table-cell table:style-name="Table26.A4" office:value-type="string">
              <text:p text:style-name="P200">NomeMansione</text:p>
            </table:table-cell>
            <table:table-cell table:style-name="Table26.B4" office:value-type="string">
              <text:p text:style-name="P207">VARCHAR(45)</text:p>
            </table:table-cell>
            <table:table-cell table:style-name="Table26.C4" office:value-type="string">
              <text:p text:style-name="P195">NN</text:p>
            </table:table-cell>
          </table:table-row>
          <table:table-row table:style-name="Table26.5">
            <table:table-cell table:style-name="Table26.A5" office:value-type="string">
              <text:p text:style-name="P200">NomeSettore</text:p>
            </table:table-cell>
            <table:table-cell table:style-name="Table26.B5" office:value-type="string">
              <text:p text:style-name="P207">VARCHAR(45)</text:p>
            </table:table-cell>
            <table:table-cell table:style-name="Table26.C5" office:value-type="string">
              <text:p text:style-name="P195">NN</text:p>
            </table:table-cell>
          </table:table-row>
        </table:table>
        <text:h text:style-name="P151" text:outline-level="2">Indici</text:h>
        <text:p text:style-name="P128">Compilare la seguente tabella, per ciascuna tabella del database in cui sono presenti degli indici. Descrivere le motivazioni che hanno portato alla creazione di un indice.</text:p>
        <text:p text:style-name="P101"/>
        <table:table table:name="Table11" table:style-name="Table11">
          <table:table-column table:style-name="Table11.A"/>
          <table:table-column table:style-name="Table11.B"/>
          <table:table-row table:style-name="Table11.1">
            <table:table-cell table:style-name="Table11.A1" table:number-columns-spanned="2" office:value-type="string">
              <text:p text:style-name="P98">Tabella &lt;nome&gt;</text:p>
            </table:table-cell>
            <table:covered-table-cell/>
          </table:table-row>
          <table:table-row table:style-name="Table11.1">
            <table:table-cell table:style-name="Table11.A2" office:value-type="string">
              <text:p text:style-name="P100">Indice &lt;nome&gt;</text:p>
            </table:table-cell>
            <table:table-cell table:style-name="Table11.A2" office:value-type="string">
              <text:p text:style-name="P87"><text:span text:style-name="T78">Tipo</text:span><text:span text:style-name="T78"><text:note text:id="ftn3" text:note-class="footnote"><text:note-citation>3</text:note-citation><text:note-body><text:p text:style-name="P141"><text:s/>IDX = index, UQ = unique, FT = full text, PR = primary.</text:p></text:note-body></text:note></text:span><text:span text:style-name="T78">: </text:span></text:p>
            </table:table-cell>
          </table:table-row>
          <table:table-row table:style-name="Table11.1">
            <table:table-cell table:style-name="Table11.A3" office:value-type="string">
              <text:p text:style-name="P29">Colonna 1</text:p>
            </table:table-cell>
            <table:table-cell table:style-name="Table11.B3" office:value-type="string">
              <text:p text:style-name="P29">&lt;nome&gt;</text:p>
            </table:table-cell>
          </table:table-row>
        </table:table>
        <text:h text:style-name="P6" text:outline-level="2">Trigger</text:h>
        <text:p text:style-name="P128">Descrivere quali trigger sono stati implementati, mostrando il codice SQL per la loro instanziazione. Si faccia riferimento al fatto che il DBMS di riferimento richiede di utilizzare trigger anche per realizzare vincoli di check ed asserzioni.</text:p>
        <text:h text:style-name="P6" text:outline-level="2">Eventi</text:h>
        <text:p text:style-name="P127">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128">Mostrare e commentare il codice SQL necessario a creare tutte le viste necessarie per l’implementazione dell’applicazione.</text:p>
        <text:h text:style-name="P6" text:outline-level="2">Stored Procedures e transazioni</text:h>
        <text:p text:style-name="P127"><text:span text:style-name="T84">Mostrare e commentare le stored procedure che sono state realizzate per implementare la logica applicativa </text:span><text:soft-page-break/><text:span text:style-name="T84">delle operazioni sui dati, evidenziando quando (e perché) sono state realizzate operazioni transazionali complesse.</text:span></text:p>
        <text:p text:style-name="P85"/>
        <text:h text:style-name="P145"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48">-- </text:span></text:span><text:span text:style-name="_5f_OOoSQLComment"><text:span text:style-name="T152">creating schema</text:span></text:span></text:h>
        <text:h text:style-name="P7" text:outline-level="2"><text:span text:style-name="_5f_OOoSQLKeyWord"><text:span text:style-name="T148">CREATE</text:span></text:span><text:span text:style-name="T148"> </text:span><text:span text:style-name="_5f_OOoSQLKeyWord"><text:span text:style-name="T148">DATABASE</text:span></text:span><text:span text:style-name="T148"> </text:span><text:span text:style-name="_5f_OOoSQLIdent"><text:span text:style-name="T148">`directory_aziendale`</text:span></text:span><text:span text:style-name="_5f_OOoSQLSpecial"><text:span text:style-name="T148">;</text:span></text:span></text:h>
        <text:p text:style-name="P10"><text:span text:style-name="_5f_OOoSQLSpecial"><text:span text:style-name="T148"/></text:span></text:p>
        <text:p text:style-name="P10"><text:span text:style-name="_5f_OOoSQLComment"><text:span text:style-name="T148">-- </text:span></text:span><text:span text:style-name="_5f_OOoSQLComment"><text:span text:style-name="T152">creating tables</text:span></text:span></text:p>
        <text:p text:style-name="P10"><text:span text:style-name="_5f_OOoSQLComment"><text:span text:style-name="T152"/></text:span></text:p>
        <text:p text:style-name="P10"><text:span text:style-name="_5f_OOoSQLKeyWord"><text:span text:style-name="T148">CREATE</text:span></text:span><text:span text:style-name="_5f_OOoSQLIdent"><text:span text:style-name="T148"> </text:span></text:span><text:span text:style-name="_5f_OOoSQLKeyWord"><text:span text:style-name="T148">TABLE</text:span></text:span><text:span text:style-name="_5f_OOoSQLIdent"><text:span text:style-name="T148"> </text:span></text:span><text:span text:style-name="_5f_OOoSQLKeyWord"><text:span text:style-name="T148">IF</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EXISTS</text:span></text:span><text:span text:style-name="_5f_OOoSQLIdent"><text:span text:style-name="T148"> `directory_aziendale`</text:span></text:span><text:span text:style-name="_5f_OOoSQLSpecial"><text:span text:style-name="T148">.</text:span></text:span><text:span text:style-name="_5f_OOoSQLIdent"><text:span text:style-name="T148">`DIPENDENTE` </text:span></text:span><text:span text:style-name="_5f_OOoSQLSpecial"><text:span text:style-name="T148">(</text:span></text:span></text:p>
        <text:p text:style-name="P10"><text:span text:style-name="_5f_OOoSQLIdent"><text:span text:style-name="T148"><text:s text:c="2"/>`CF` </text:span></text:span><text:span text:style-name="_5f_OOoSQLKeyWord"><text:span text:style-name="T148">CHAR</text:span></text:span><text:span text:style-name="_5f_OOoSQLSpecial"><text:span text:style-name="T148">(</text:span></text:span><text:span text:style-name="_5f_OOoSQLLiteral"><text:span text:style-name="T148">16</text:span></text:span><text:span text:style-name="_5f_OOoSQLSpecial"><text:span text:style-name="T148">)</text:span></text:span><text:span text:style-name="_5f_OOoSQLIdent"><text:span text:style-name="T148"> </text:span></text:span><text:span text:style-name="_5f_OOoSQLKeyWord"><text:span text:style-name="T151">primary</text:span></text:span><text:span text:style-name="_5f_OOoSQLIdent"><text:span text:style-name="T151"> </text:span></text:span><text:span text:style-name="_5f_OOoSQLKeyWord"><text:span text:style-name="T151">key</text:span></text:span><text:span text:style-name="_5f_OOoSQLSpecial"><text:span text:style-name="T148">,</text:span></text:span></text:p>
        <text:p text:style-name="P10"><text:span text:style-name="_5f_OOoSQLIdent"><text:span text:style-name="T148"><text:s text:c="2"/>`Nome`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0"><text:span text:style-name="_5f_OOoSQLIdent"><text:span text:style-name="T148"><text:s text:c="2"/>`Cognome`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0"><text:span text:style-name="_5f_OOoSQLIdent"><text:span text:style-name="T148"><text:s text:c="2"/>`LuogoNascita`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COMMENT</text:span></text:span><text:span text:style-name="_5f_OOoSQLIdent"><text:span text:style-name="T148"> </text:span></text:span><text:span text:style-name="_5f_OOoSQLLiteral"><text:span text:style-name="T148">'Un valore NULL indica che il campo è sconosciuto. Qualora lo fosse, andrebbe aggiornato quando possibile.'</text:span></text:span><text:span text:style-name="_5f_OOoSQLSpecial"><text:span text:style-name="T148">,</text:span></text:span></text:p>
        <text:p text:style-name="P10"><text:span text:style-name="_5f_OOoSQLIdent"><text:span text:style-name="T148"><text:s text:c="2"/>`DataNascita` </text:span></text:span><text:span text:style-name="_5f_OOoSQLKeyWord"><text:span text:style-name="T148">DATE</text:span></text:span><text:span text:style-name="_5f_OOoSQLIdent"><text:span text:style-name="T148"> </text:span></text:span><text:span text:style-name="_5f_OOoSQLKeyWord"><text:span text:style-name="T148">COMMENT</text:span></text:span><text:span text:style-name="_5f_OOoSQLIdent"><text:span text:style-name="T148"> </text:span></text:span><text:span text:style-name="_5f_OOoSQLLiteral"><text:span text:style-name="T148">'Un valore NULL indica che il campo è sconosciuto. Qualora lo fosse, andrebbe aggiornato quando possibile.'</text:span></text:span><text:span text:style-name="_5f_OOoSQLSpecial"><text:span text:style-name="T148">,</text:span></text:span></text:p>
        <text:p text:style-name="P10"><text:span text:style-name="_5f_OOoSQLIdent"><text:span text:style-name="T148"><text:s text:c="2"/>`EmailPersonale`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51">unique</text:span></text:span><text:span text:style-name="_5f_OOoSQLIdent"><text:span text:style-name="T151"> </text:span></text:span><text:span text:style-name="_5f_OOoSQLKeyWord"><text:span text:style-name="T148">COMMENT</text:span></text:span><text:span text:style-name="_5f_OOoSQLIdent"><text:span text:style-name="T148"> </text:span></text:span><text:span text:style-name="_5f_OOoSQLLiteral"><text:span text:style-name="T148">'Le stringhe contenute in questa colonna devono essere nella forma dettata dalla seguente espressione regolare: .*@.*\\..* (ad esempio: username@hostname.domain) '</text:span></text:span><text:span text:style-name="_5f_OOoSQLSpecial"><text:span text:style-name="T148">,</text:span></text:span></text:p>
        <text:p text:style-name="P10"><text:span text:style-name="_5f_OOoSQLIdent"><text:span text:style-name="T148"><text:s text:c="2"/>`IndirizzoResidenza`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COMMENT</text:span></text:span><text:span text:style-name="_5f_OOoSQLIdent"><text:span text:style-name="T148"> </text:span></text:span><text:span text:style-name="_5f_OOoSQLLiteral"><text:span text:style-name="T148">'Un valore NULL indica che il campo è sconosciuto. Qualora lo fosse, andrebbe aggiornato quando possibile.'</text:span></text:span><text:span text:style-name="_5f_OOoSQLSpecial"><text:span text:style-name="T148">,</text:span></text:span></text:p>
        <text:p text:style-name="P10"><text:span text:style-name="_5f_OOoSQLIdent"><text:span text:style-name="T148"><text:s text:c="2"/>`NumTelefonicoEsternoPostazione`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51">unique</text:span></text:span><text:span text:style-name="_5f_OOoSQLIdent"><text:span text:style-name="T151"> </text:span></text:span><text:span text:style-name="_5f_OOoSQLKeyWord"><text:span text:style-name="T148">COMMENT</text:span></text:span><text:span text:style-name="_5f_OOoSQLIdent"><text:span text:style-name="T148"> </text:span></text:span><text:span text:style-name="_5f_OOoSQLLiteral"><text:span text:style-name="T148">'I caratteri presenti devono essere solo cifre numeriche (0-9) ed eventuali simboli (+, -, ...).'</text:span></text:span><text:span text:style-name="_5f_OOoSQLSpecial"><text:span text:style-name="T148">,</text:span></text:span></text:p>
        <text:p text:style-name="P10"><text:span text:style-name="_5f_OOoSQLIdent"><text:span text:style-name="T148"><text:s text:c="2"/>`DataUltimoTrasferimento` </text:span></text:span><text:span text:style-name="_5f_OOoSQLKeyWord"><text:span text:style-name="T148">DATE</text:span></text:span><text:span text:style-name="_5f_OOoSQLIdent"><text:span text:style-name="T148"> </text:span></text:span><text:span text:style-name="_5f_OOoSQLKeyWord"><text:span text:style-name="T148">COMMENT</text:span></text:span><text:span text:style-name="_5f_OOoSQLIdent"><text:span text:style-name="T148"> </text:span></text:span><text:span text:style-name="_5f_OOoSQLLiteral"><text:span text:style-name="T148">'Un valore NULL indica che il dipendente è stato assunto da poco nell\'azienda e non è stato ancora soggetto a trasferimento dal Settore Spazi.'</text:span></text:span><text:span text:style-name="_5f_OOoSQLSpecial"><text:span text:style-name="T148">,</text:span></text:span></text:p>
        <text:p text:style-name="P11"><text:span text:style-name="_5f_OOoSQLSpecial"><text:span text:style-name="T151">)</text:span></text:span></text:p>
        <text:p text:style-name="P10"><text:span text:style-name="_5f_OOoSQLKeyWord"><text:span text:style-name="T148">COMMENT</text:span></text:span><text:span text:style-name="_5f_OOoSQLIdent"><text:span text:style-name="T148"> </text:span></text:span><text:span text:style-name="_5f_OOoSQLSpecial"><text:span text:style-name="T148">=</text:span></text:span><text:span text:style-name="_5f_OOoSQLIdent"><text:span text:style-name="T148"> </text:span></text:span><text:span text:style-name="_5f_OOoSQLLiteral"><text:span text:style-name="T148">'Registra i dipendenti nell\'azienda con i loro recapiti, la loro attuale postazione e la data dell\'ultimo trasferimento, distinti dal CF.'</text:span></text:span></text:p>
        <text:p text:style-name="P10"><text:span text:style-name="_5f_OOoSQLSpecial"><text:span text:style-name="T148">;</text:span></text:span></text:p>
        <text:p text:style-name="P10"><text:span text:style-name="_5f_OOoSQLIdent"><text:span text:style-name="T148"/></text:span></text:p>
        <text:p text:style-name="P10"><text:span text:style-name="_5f_OOoSQLKeyWord"><text:span text:style-name="T148">CREATE</text:span></text:span><text:span text:style-name="_5f_OOoSQLIdent"><text:span text:style-name="T148"> </text:span></text:span><text:span text:style-name="_5f_OOoSQLKeyWord"><text:span text:style-name="T148">TABLE</text:span></text:span><text:span text:style-name="_5f_OOoSQLIdent"><text:span text:style-name="T148"> </text:span></text:span><text:span text:style-name="_5f_OOoSQLKeyWord"><text:span text:style-name="T148">IF</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EXISTS</text:span></text:span><text:span text:style-name="_5f_OOoSQLIdent"><text:span text:style-name="T148"> `directory_aziendale`</text:span></text:span><text:span text:style-name="_5f_OOoSQLSpecial"><text:span text:style-name="T148">.</text:span></text:span><text:span text:style-name="_5f_OOoSQLIdent"><text:span text:style-name="T148">`UFFICIO` </text:span></text:span><text:span text:style-name="_5f_OOoSQLSpecial"><text:span text:style-name="T148">(</text:span></text:span></text:p>
        <text:p text:style-name="P10"><text:span text:style-name="_5f_OOoSQLIdent"><text:span text:style-name="T148"><text:s text:c="2"/>`Email`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50">primary</text:span></text:span><text:span text:style-name="_5f_OOoSQLIdent"><text:span text:style-name="T150"> </text:span></text:span><text:span text:style-name="_5f_OOoSQLKeyWord"><text:span text:style-name="T150">key</text:span></text:span><text:span text:style-name="_5f_OOoSQLIdent"><text:span text:style-name="T150"> </text:span></text:span><text:span text:style-name="_5f_OOoSQLKeyWord"><text:span text:style-name="T148">COMMENT</text:span></text:span><text:span text:style-name="_5f_OOoSQLIdent"><text:span text:style-name="T148"> </text:span></text:span><text:span text:style-name="_5f_OOoSQLLiteral"><text:span text:style-name="T148">'Le stringhe contenute in questa colonna devono essere nella forma dettata dalla seguente espressione regolare: .*@.*\\..* (ad esempio: username@hostname.domain) '</text:span></text:span><text:span text:style-name="_5f_OOoSQLSpecial"><text:span text:style-name="T148">,</text:span></text:span></text:p>
        <text:p text:style-name="P10"><text:span text:style-name="_5f_OOoSQLIdent"><text:span text:style-name="T148"><text:s text:c="2"/>`NomeMansione`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0"><text:soft-page-break/><text:span text:style-name="_5f_OOoSQLIdent"><text:span text:style-name="T148"><text:s text:c="2"/>`NomeSettore`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0"><text:span text:style-name="_5f_OOoSQLIdent"><text:span text:style-name="T148"><text:s text:c="2"/>`NumPiano` </text:span></text:span><text:span text:style-name="_5f_OOoSQLKeyWord"><text:span text:style-name="T148">INT</text:span></text:span><text:span text:style-name="_5f_OOoSQLSpecial"><text:span text:style-name="T148">(</text:span></text:span><text:span text:style-name="_5f_OOoSQLLiteral"><text:span text:style-name="T148">11</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 </text:span></text:span><text:span text:style-name="_5f_OOoSQLKeyWord"><text:span text:style-name="T153">unsigned</text:span></text:span><text:span text:style-name="_5f_OOoSQLSpecial"><text:span text:style-name="T148">,</text:span></text:span></text:p>
        <text:p text:style-name="P10"><text:span text:style-name="_5f_OOoSQLIdent"><text:span text:style-name="T148"><text:s text:c="2"/>`IndirizzoEdificio`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0"><text:span text:style-name="_5f_OOoSQLIdent"><text:span text:style-name="T148"><text:s text:c="2"/></text:span></text:span><text:span text:style-name="_5f_OOoSQLSpecial"><text:span text:style-name="T151">)</text:span></text:span></text:p>
        <text:p text:style-name="P10"><text:span text:style-name="_5f_OOoSQLKeyWord"><text:span text:style-name="T148">COMMENT</text:span></text:span><text:span text:style-name="_5f_OOoSQLIdent"><text:span text:style-name="T148"> </text:span></text:span><text:span text:style-name="_5f_OOoSQLSpecial"><text:span text:style-name="T148">=</text:span></text:span><text:span text:style-name="_5f_OOoSQLIdent"><text:span text:style-name="T148"> </text:span></text:span><text:span text:style-name="_5f_OOoSQLLiteral"><text:span text:style-name="T148">'Registra recapiti, ubicazione all\'interno di un edificio e mansione svolta degli uffici dell\'azienda.'</text:span></text:span><text:span text:style-name="_5f_OOoSQLSpecial"><text:span text:style-name="T148">;</text:span></text:span></text:p>
        <text:p text:style-name="P10"><text:span text:style-name="_5f_OOoSQLIdent"><text:span text:style-name="T148"/></text:span></text:p>
        <text:p text:style-name="P10"><text:span text:style-name="_5f_OOoSQLKeyWord"><text:span text:style-name="T148">CREATE</text:span></text:span><text:span text:style-name="_5f_OOoSQLIdent"><text:span text:style-name="T148"> </text:span></text:span><text:span text:style-name="_5f_OOoSQLKeyWord"><text:span text:style-name="T148">TABLE</text:span></text:span><text:span text:style-name="_5f_OOoSQLIdent"><text:span text:style-name="T148"> </text:span></text:span><text:span text:style-name="_5f_OOoSQLKeyWord"><text:span text:style-name="T148">IF</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EXISTS</text:span></text:span><text:span text:style-name="_5f_OOoSQLIdent"><text:span text:style-name="T148"> `directory_aziendale`</text:span></text:span><text:span text:style-name="_5f_OOoSQLSpecial"><text:span text:style-name="T148">.</text:span></text:span><text:span text:style-name="_5f_OOoSQLIdent"><text:span text:style-name="T148">`POSTAZIONE` </text:span></text:span><text:span text:style-name="_5f_OOoSQLSpecial"><text:span text:style-name="T148">(</text:span></text:span></text:p>
        <text:p text:style-name="P10"><text:span text:style-name="_5f_OOoSQLIdent"><text:span text:style-name="T148"><text:s text:c="2"/>`NumTelefonicoEsterno`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50">primary</text:span></text:span><text:span text:style-name="_5f_OOoSQLIdent"><text:span text:style-name="T150"> </text:span></text:span><text:span text:style-name="_5f_OOoSQLKeyWord"><text:span text:style-name="T150">key</text:span></text:span><text:span text:style-name="_5f_OOoSQLSpecial"><text:span text:style-name="T148">,</text:span></text:span></text:p>
        <text:p text:style-name="P10"><text:span text:style-name="_5f_OOoSQLIdent"><text:span text:style-name="T148"><text:s text:c="2"/>`NumTelefonicoInterno`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0"><text:span text:style-name="_5f_OOoSQLIdent"><text:span text:style-name="T148"><text:s text:c="2"/>`EmailUfficio`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1"><text:span text:style-name="_5f_OOoSQLIdent"><text:span text:style-name="T150"><text:s text:c="3"/></text:span></text:span><text:span text:style-name="_5f_OOoSQLKeyWord"><text:span text:style-name="T150">unique</text:span></text:span><text:span text:style-name="_5f_OOoSQLIdent"><text:span text:style-name="T150"> </text:span></text:span><text:span text:style-name="_5f_OOoSQLSpecial"><text:span text:style-name="T148">(</text:span></text:span><text:span text:style-name="_5f_OOoSQLIdent"><text:span text:style-name="T148">NumTelefonicoInterno</text:span></text:span><text:span text:style-name="_5f_OOoSQLSpecial"><text:span text:style-name="T148">,</text:span></text:span><text:span text:style-name="_5f_OOoSQLIdent"><text:span text:style-name="T148"> EmailUfficio</text:span></text:span><text:span text:style-name="_5f_OOoSQLSpecial"><text:span text:style-name="T148">)</text:span></text:span></text:p>
        <text:p text:style-name="P11"><text:span text:style-name="_5f_OOoSQLSpecial"><text:span text:style-name="T151">)</text:span></text:span><text:span text:style-name="_5f_OOoSQLSpecial"><text:span text:style-name="T148">;</text:span></text:span></text:p>
        <text:p text:style-name="P10"><text:span text:style-name="_5f_OOoSQLSpecial"><text:span text:style-name="T148"/></text:span></text:p>
        <text:p text:style-name="P10"><text:span text:style-name="_5f_OOoSQLKeyWord"><text:span text:style-name="T148">create</text:span></text:span><text:span text:style-name="_5f_OOoSQLSpecial"><text:span text:style-name="T148"> </text:span></text:span><text:span text:style-name="_5f_OOoSQLKeyWord"><text:span text:style-name="T148">table</text:span></text:span><text:span text:style-name="_5f_OOoSQLSpecial"><text:span text:style-name="T148"> </text:span></text:span><text:span text:style-name="_5f_OOoSQLKeyWord"><text:span text:style-name="T148">if</text:span></text:span><text:span text:style-name="_5f_OOoSQLSpecial"><text:span text:style-name="T148"> </text:span></text:span><text:span text:style-name="_5f_OOoSQLKeyWord"><text:span text:style-name="T148">not</text:span></text:span><text:span text:style-name="_5f_OOoSQLSpecial"><text:span text:style-name="T148"> </text:span></text:span><text:span text:style-name="_5f_OOoSQLKeyWord"><text:span text:style-name="T148">exists</text:span></text:span><text:span text:style-name="_5f_OOoSQLSpeci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MANSIONE`</text:span></text:span><text:span text:style-name="_5f_OOoSQLSpecial"><text:span text:style-name="T148">(</text:span></text:span></text:p>
        <text:p text:style-name="P10"><text:span text:style-name="_5f_OOoSQLSpecial"><text:span text:style-name="T148"><text:tab/></text:span></text:span><text:span text:style-name="_5f_OOoSQLIdent"><text:span text:style-name="T148">Nome</text:span></text:span><text:span text:style-name="_5f_OOoSQLSpecial"><text:span text:style-name="T148">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p>
        <text:p text:style-name="P10"><text:span text:style-name="_5f_OOoSQLSpecial"><text:span text:style-name="T148"><text:s text:c="4"/></text:span></text:span><text:span text:style-name="_5f_OOoSQLIdent"><text:span text:style-name="T148">NomeSettore</text:span></text:span><text:span text:style-name="_5f_OOoSQLSpecial"><text:span text:style-name="T148">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p>
        <text:p text:style-name="P10"><text:span text:style-name="_5f_OOoSQLSpecial"><text:span text:style-name="T148"><text:s text:c="4"/></text:span></text:span><text:span text:style-name="_5f_OOoSQLKeyWord"><text:span text:style-name="T148">primary</text:span></text:span><text:span text:style-name="_5f_OOoSQLSpecial"><text:span text:style-name="T148"> </text:span></text:span><text:span text:style-name="_5f_OOoSQLKeyWord"><text:span text:style-name="T148">key</text:span></text:span><text:span text:style-name="_5f_OOoSQLSpecial"><text:span text:style-name="T148"> (</text:span></text:span><text:span text:style-name="_5f_OOoSQLIdent"><text:span text:style-name="T148">Nome</text:span></text:span><text:span text:style-name="_5f_OOoSQLSpecial"><text:span text:style-name="T148">, </text:span></text:span><text:span text:style-name="_5f_OOoSQLIdent"><text:span text:style-name="T148">NomeSettore</text:span></text:span><text:span text:style-name="_5f_OOoSQLSpecial"><text:span text:style-name="T148">)</text:span></text:span></text:p>
        <text:p text:style-name="P10"><text:span text:style-name="_5f_OOoSQLSpecial"><text:span text:style-name="T148">)</text:span></text:span></text:p>
        <text:p text:style-name="P10"><text:span text:style-name="_5f_OOoSQLKeyWord"><text:span text:style-name="T148">comment</text:span></text:span><text:span text:style-name="_5f_OOoSQLSpecial"><text:span text:style-name="T148"> = </text:span></text:span><text:span text:style-name="_5f_OOoSQLLiteral"><text:span text:style-name="T148">'Registra le mansioni svolte all\'interno dell\'azienda. Esse sono identificate dal loro nome e dal nome del Settore cui fanno parte, in maniera tale che ogni settore possa nominare le sue mansione l\'uno in maniera indipendente dall\'altro';</text:span></text:span></text:p>
        <text:p text:style-name="P10"><text:span text:style-name="_5f_OOoSQLIdent"><text:span text:style-name="T148"/></text:span></text:p>
        <text:p text:style-name="P9"><text:span text:style-name="_5f_OOoSQLKeyWord"><text:span text:style-name="T148">create</text:span></text:span><text:span text:style-name="_5f_OOoSQLIdent"><text:span text:style-name="T148"> </text:span></text:span><text:span text:style-name="_5f_OOoSQLKeyWord"><text:span text:style-name="T148">table</text:span></text:span><text:span text:style-name="_5f_OOoSQLIdent"><text:span text:style-name="T148"> </text:span></text:span><text:span text:style-name="_5f_OOoSQLKeyWord"><text:span text:style-name="T148">if</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exists</text:span></text:span><text:span text:style-name="_5f_OOoSQLIdent"><text:span text:style-name="T148"> directory_aziendale</text:span></text:span><text:span text:style-name="_5f_OOoSQLSpecial"><text:span text:style-name="T148">.</text:span></text:span><text:span text:style-name="_5f_OOoSQLIdent"><text:span text:style-name="T148">PIANO</text:span></text:span><text:span text:style-name="_5f_OOoSQLSpecial"><text:span text:style-name="T148">(</text:span></text:span></text:p>
        <text:p text:style-name="P9"><text:span text:style-name="_5f_OOoSQLIdent"><text:span text:style-name="T148"><text:tab/>Numero </text:span></text:span><text:span text:style-name="_5f_OOoSQLKeyWord"><text:span text:style-name="T148">integer </text:span></text:span><text:span text:style-name="_5f_OOoSQLKeyWord"><text:span text:style-name="T153">unsigned</text:span></text:span><text:span text:style-name="_5f_OOoSQLSpecial"><text:span text:style-name="T148">,</text:span></text:span></text:p>
        <text:p text:style-name="P9"><text:span text:style-name="_5f_OOoSQLIdent"><text:span text:style-name="T148"><text:s text:c="4"/>IndirizzoEdificio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p>
        <text:p text:style-name="P9"><text:span text:style-name="_5f_OOoSQLIdent"><text:span text:style-name="T148"><text:s text:c="4"/></text:span></text:span><text:span text:style-name="_5f_OOoSQLKeyWord"><text:span text:style-name="T148">primary</text:span></text:span><text:span text:style-name="_5f_OOoSQLIdent"><text:span text:style-name="T148"> </text:span></text:span><text:span text:style-name="_5f_OOoSQLKeyWord"><text:span text:style-name="T148">key</text:span></text:span><text:span text:style-name="_5f_OOoSQLIdent"><text:span text:style-name="T148"> </text:span></text:span><text:span text:style-name="_5f_OOoSQLSpecial"><text:span text:style-name="T148">(</text:span></text:span><text:span text:style-name="_5f_OOoSQLIdent"><text:span text:style-name="T148">Numero</text:span></text:span><text:span text:style-name="_5f_OOoSQLSpecial"><text:span text:style-name="T148">,</text:span></text:span><text:span text:style-name="_5f_OOoSQLIdent"><text:span text:style-name="T148"> IndirizzoEdificio</text:span></text:span><text:span text:style-name="_5f_OOoSQLSpecial"><text:span text:style-name="T148">)</text:span></text:span></text:p>
        <text:p text:style-name="P9"><text:span text:style-name="_5f_OOoSQLSpecial"><text:span text:style-name="T148">)</text:span></text:span></text:p>
        <text:p text:style-name="P9"><text:span text:style-name="_5f_OOoSQLKeyWord"><text:span text:style-name="T148">comment</text:span></text:span><text:span text:style-name="_5f_OOoSQLIdent"><text:span text:style-name="T148"> </text:span></text:span><text:span text:style-name="_5f_OOoSQLSpecial"><text:span text:style-name="T148">=</text:span></text:span><text:span text:style-name="_5f_OOoSQLIdent"><text:span text:style-name="T148"> </text:span></text:span><text:span text:style-name="_5f_OOoSQLLiteral"><text:span text:style-name="T148">'Registra i piani e gli edifici occupati dall\'azienda.'</text:span></text:span><text:span text:style-name="_5f_OOoSQLSpecial"><text:span text:style-name="T148">;</text:span></text:span></text:p>
        <text:p text:style-name="P9"><text:span text:style-name="_5f_OOoSQLLiteral"><text:span text:style-name="T148"/></text:span></text:p>
        <text:p text:style-name="P9"><text:span text:style-name="_5f_OOoSQLKeyWord"><text:span text:style-name="T148">create</text:span></text:span><text:span text:style-name="_5f_OOoSQLLiteral"><text:span text:style-name="T148"> </text:span></text:span><text:span text:style-name="_5f_OOoSQLKeyWord"><text:span text:style-name="T148">table</text:span></text:span><text:span text:style-name="_5f_OOoSQLLiteral"><text:span text:style-name="T148"> </text:span></text:span><text:span text:style-name="_5f_OOoSQLKeyWord"><text:span text:style-name="T148">if</text:span></text:span><text:span text:style-name="_5f_OOoSQLLiteral"><text:span text:style-name="T148"> </text:span></text:span><text:span text:style-name="_5f_OOoSQLKeyWord"><text:span text:style-name="T148">not</text:span></text:span><text:span text:style-name="_5f_OOoSQLLiteral"><text:span text:style-name="T148"> </text:span></text:span><text:span text:style-name="_5f_OOoSQLKeyWord"><text:span text:style-name="T148">exists</text:span></text:span><text:span text:style-name="_5f_OOoSQLLiter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TRASFERITO_A</text:span></text:span><text:span text:style-name="_5f_OOoSQLSpecial"><text:span text:style-name="T148">(</text:span></text:span></text:p>
        <text:p text:style-name="P9"><text:span text:style-name="_5f_OOoSQLLiteral"><text:span text:style-name="T148"><text:tab/></text:span></text:span><text:span text:style-name="_5f_OOoSQLIdent"><text:span text:style-name="T148">CFDipendente</text:span></text:span><text:span text:style-name="_5f_OOoSQLLiteral"><text:span text:style-name="T148"> </text:span></text:span><text:span text:style-name="_5f_OOoSQLKeyWord"><text:span text:style-name="T148">char</text:span></text:span><text:span text:style-name="_5f_OOoSQLSpecial"><text:span text:style-name="T148">(</text:span></text:span><text:span text:style-name="_5f_OOoSQLLiteral"><text:span text:style-name="T148">16</text:span></text:span><text:span text:style-name="_5f_OOoSQLSpecial"><text:span text:style-name="T148">) </text:span></text:span><text:span text:style-name="_5f_OOoSQLKeyWord"><text:span text:style-name="T149">not</text:span></text:span><text:span text:style-name="_5f_OOoSQLSpecial"><text:span text:style-name="T149"> </text:span></text:span><text:span text:style-name="_5f_OOoSQLKeyWord"><text:span text:style-name="T149">null</text:span></text:span><text:span text:style-name="_5f_OOoSQLSpecial"><text:span text:style-name="T148">,</text:span></text:span></text:p>
        <text:p text:style-name="P9"><text:span text:style-name="_5f_OOoSQLLiteral"><text:span text:style-name="T148"><text:s text:c="4"/></text:span></text:span><text:span text:style-name="_5f_OOoSQLIdent"><text:span text:style-name="T148">NumTelefonicoEsternoPostazione</text:span></text:span><text:span text:style-name="_5f_OOoSQLLiteral"><text:span text:style-name="T148">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p>
        <text:p text:style-name="P9"><text:span text:style-name="_5f_OOoSQLLiteral"><text:span text:style-name="T148"><text:s text:c="4"/></text:span></text:span><text:span text:style-name="_5f_OOoSQLIdent"><text:span text:style-name="T148">`Data`</text:span></text:span><text:span text:style-name="_5f_OOoSQLLiteral"><text:span text:style-name="T148"> </text:span></text:span><text:span text:style-name="_5f_OOoSQLKeyWord"><text:span text:style-name="T148">date</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primary</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NumTelefonicoEsternoPostazione</text:span></text:span><text:span text:style-name="_5f_OOoSQLSpecial"><text:span text:style-name="T148">,</text:span></text:span><text:span text:style-name="_5f_OOoSQLLiteral"><text:span text:style-name="T148"> </text:span></text:span><text:span text:style-name="_5f_OOoSQLIdent"><text:span text:style-name="T148">`Data`</text:span></text:span><text:span text:style-name="_5f_OOoSQLSpecial"><text:span text:style-name="T148">)</text:span></text:span></text:p>
        <text:p text:style-name="P9"><text:span text:style-name="_5f_OOoSQLSpecial"><text:span text:style-name="T148">)</text:span></text:span></text:p>
        <text:p text:style-name="P9"><text:span text:style-name="_5f_OOoSQLKeyWord"><text:span text:style-name="T148">comment</text:span></text:span><text:span text:style-name="_5f_OOoSQLLiteral"><text:span text:style-name="T148"> </text:span></text:span><text:span text:style-name="_5f_OOoSQLSpecial"><text:span text:style-name="T148">=</text:span></text:span><text:span text:style-name="_5f_OOoSQLLiteral"><text:span text:style-name="T148"> 'Registra tutti i trasferimenti a cui i dipendenti dell\'azienda sono stati sottoposti durante il corso del tempo.'</text:span></text:span></text:p>
        <text:p text:style-name="P9"><text:span text:style-name="_5f_OOoSQLLiteral"><text:span text:style-name="T148"/></text:span></text:p>
        <text:p text:style-name="P9"><text:soft-page-break/><text:span text:style-name="_5f_OOoSQLKeyWord"><text:span text:style-name="T148">create</text:span></text:span><text:span text:style-name="_5f_OOoSQLLiteral"><text:span text:style-name="T148"> </text:span></text:span><text:span text:style-name="_5f_OOoSQLKeyWord"><text:span text:style-name="T148">table</text:span></text:span><text:span text:style-name="_5f_OOoSQLLiteral"><text:span text:style-name="T148"> </text:span></text:span><text:span text:style-name="_5f_OOoSQLKeyWord"><text:span text:style-name="T148">if</text:span></text:span><text:span text:style-name="_5f_OOoSQLLiteral"><text:span text:style-name="T148"> </text:span></text:span><text:span text:style-name="_5f_OOoSQLKeyWord"><text:span text:style-name="T148">not</text:span></text:span><text:span text:style-name="_5f_OOoSQLLiteral"><text:span text:style-name="T148"> </text:span></text:span><text:span text:style-name="_5f_OOoSQLKeyWord"><text:span text:style-name="T148">exists</text:span></text:span><text:span text:style-name="_5f_OOoSQLLiter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DA_TRASFERIRE_A</text:span></text:span><text:span text:style-name="_5f_OOoSQLSpecial"><text:span text:style-name="T148">(</text:span></text:span></text:p>
        <text:p text:style-name="P9"><text:span text:style-name="_5f_OOoSQLLiteral"><text:span text:style-name="T148"><text:tab/></text:span></text:span><text:span text:style-name="_5f_OOoSQLIdent"><text:span text:style-name="T148">CFDipendente</text:span></text:span><text:span text:style-name="_5f_OOoSQLLiteral"><text:span text:style-name="T148"> </text:span></text:span><text:span text:style-name="_5f_OOoSQLKeyWord"><text:span text:style-name="T148">char</text:span></text:span><text:span text:style-name="_5f_OOoSQLSpecial"><text:span text:style-name="T148">(</text:span></text:span><text:span text:style-name="_5f_OOoSQLLiteral"><text:span text:style-name="T148">16</text:span></text:span><text:span text:style-name="_5f_OOoSQLSpecial"><text:span text:style-name="T148">)</text:span></text:span><text:span text:style-name="_5f_OOoSQLLiteral"><text:span text:style-name="T148"> </text:span></text:span><text:span text:style-name="_5f_OOoSQLKeyWord"><text:span text:style-name="T148">primary</text:span></text:span><text:span text:style-name="_5f_OOoSQLLiteral"><text:span text:style-name="T148"> </text:span></text:span><text:span text:style-name="_5f_OOoSQLKeyWord"><text:span text:style-name="T148">key</text:span></text:span><text:span text:style-name="_5f_OOoSQLSpecial"><text:span text:style-name="T148">,</text:span></text:span></text:p>
        <text:p text:style-name="P9"><text:span text:style-name="_5f_OOoSQLLiteral"><text:span text:style-name="T148"><text:s text:c="4"/></text:span></text:span><text:span text:style-name="_5f_OOoSQLIdent"><text:span text:style-name="T148">NomeMansione</text:span></text:span><text:span text:style-name="_5f_OOoSQLLiteral"><text:span text:style-name="T148">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Literal"><text:span text:style-name="T148"> </text:span></text:span><text:span text:style-name="_5f_OOoSQLKeyWord"><text:span text:style-name="T148">not</text:span></text:span><text:span text:style-name="_5f_OOoSQLLiteral"><text:span text:style-name="T148"> </text:span></text:span><text:span text:style-name="_5f_OOoSQLKeyWord"><text:span text:style-name="T148">null</text:span></text:span><text:span text:style-name="_5f_OOoSQLSpecial"><text:span text:style-name="T148">,</text:span></text:span></text:p>
        <text:p text:style-name="P9"><text:span text:style-name="_5f_OOoSQLLiteral"><text:span text:style-name="T148"><text:s text:c="4"/></text:span></text:span><text:span text:style-name="_5f_OOoSQLIdent"><text:span text:style-name="T148">NomeSettore</text:span></text:span><text:span text:style-name="_5f_OOoSQLLiteral"><text:span text:style-name="T148">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Literal"><text:span text:style-name="T148"> </text:span></text:span><text:span text:style-name="_5f_OOoSQLKeyWord"><text:span text:style-name="T148">not</text:span></text:span><text:span text:style-name="_5f_OOoSQLLiteral"><text:span text:style-name="T148"> </text:span></text:span><text:span text:style-name="_5f_OOoSQLKeyWord"><text:span text:style-name="T148">null</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unique</text:span></text:span><text:span text:style-name="_5f_OOoSQLLiteral"><text:span text:style-name="T148"> </text:span></text:span><text:span text:style-name="_5f_OOoSQLSpecial"><text:span text:style-name="T148">(</text:span></text:span><text:span text:style-name="_5f_OOoSQLIdent"><text:span text:style-name="T148">NomeMansione</text:span></text:span><text:span text:style-name="_5f_OOoSQLSpecial"><text:span text:style-name="T148">,</text:span></text:span><text:span text:style-name="_5f_OOoSQLLiteral"><text:span text:style-name="T148"> </text:span></text:span><text:span text:style-name="_5f_OOoSQLIdent"><text:span text:style-name="T148">NomeSettore</text:span></text:span><text:span text:style-name="_5f_OOoSQLSpecial"><text:span text:style-name="T148">)</text:span></text:span></text:p>
        <text:p text:style-name="P9"><text:span text:style-name="_5f_OOoSQLSpecial"><text:span text:style-name="T148">)</text:span></text:span></text:p>
        <text:p text:style-name="P9"><text:span text:style-name="_5f_OOoSQLKeyWord"><text:span text:style-name="T148">comment</text:span></text:span><text:span text:style-name="_5f_OOoSQLLiteral"><text:span text:style-name="T148"> </text:span></text:span><text:span text:style-name="_5f_OOoSQLSpecial"><text:span text:style-name="T148">=</text:span></text:span><text:span text:style-name="_5f_OOoSQLLiteral"><text:span text:style-name="T148">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9"><text:span text:style-name="_5f_OOoSQLLiteral"><text:span text:style-name="T148"/></text:span></text:p>
        <text:p text:style-name="P9"><text:span text:style-name="_5f_OOoSQLComment"><text:span text:style-name="T148">-- </text:span></text:span><text:span text:style-name="_5f_OOoSQLComment"><text:span text:style-name="T152">adding foreign keys</text:span></text:span></text:p>
        <text:p text:style-name="P9"><text:span text:style-name="_5f_OOoSQLKeyWord"><text:span text:style-name="T148"/></text:span></text:p>
        <text:p text:style-name="P9"><text:span text:style-name="_5f_OOoSQLKeyWord"><text:span text:style-name="T148">alter</text:span></text:span><text:span text:style-name="_5f_OOoSQLLiteral"><text:span text:style-name="T148"> </text:span></text:span><text:span text:style-name="_5f_OOoSQLKeyWord"><text:span text:style-name="T148">table</text:span></text:span><text:span text:style-name="_5f_OOoSQLLiter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POSTAZIONE</text:span></text:span></text:p>
        <text:p text:style-name="P9"><text:span text:style-name="_5f_OOoSQLLiteral"><text:span text:style-name="T148"><text:tab/></text:span></text:span><text:span text:style-name="_5f_OOoSQLKeyWord"><text:span text:style-name="T148">add</text:span></text:span><text:span text:style-name="_5f_OOoSQLLiteral"><text:span text:style-name="T148"> </text:span></text:span><text:span text:style-name="_5f_OOoSQLKeyWord"><text:span text:style-name="T148">constraint</text:span></text:span><text:span text:style-name="_5f_OOoSQLLiteral"><text:span text:style-name="T148"> </text:span></text:span><text:span text:style-name="_5f_OOoSQLIdent"><text:span text:style-name="T148">EmailUfficio_FK</text:span></text:span><text:span text:style-name="_5f_OOoSQLLiteral"><text:span text:style-name="T148"> </text:span></text:span></text:p>
        <text:p text:style-name="P9"><text:span text:style-name="_5f_OOoSQLLiteral"><text:span text:style-name="T148"><text:s text:c="4"/></text:span></text:span><text:span text:style-name="_5f_OOoSQLKeyWord"><text:span text:style-name="T148">foreign</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EmailUfficio</text:span></text:span><text:span text:style-name="_5f_OOoSQLSpecial"><text:span text:style-name="T148">)</text:span></text:span><text:span text:style-name="_5f_OOoSQLLiteral"><text:span text:style-name="T148"> </text:span></text:span><text:span text:style-name="_5f_OOoSQLKeyWord"><text:span text:style-name="T148">references</text:span></text:span><text:span text:style-name="_5f_OOoSQLLiteral"><text:span text:style-name="T148"> </text:span></text:span><text:span text:style-name="_5f_OOoSQLIdent"><text:span text:style-name="T148">UFFICIO</text:span></text:span><text:span text:style-name="_5f_OOoSQLLiteral"><text:span text:style-name="T148"> </text:span></text:span><text:span text:style-name="_5f_OOoSQLSpecial"><text:span text:style-name="T148">(</text:span></text:span><text:span text:style-name="_5f_OOoSQLIdent"><text:span text:style-name="T148">Email</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update</text:span></text:span><text:span text:style-name="_5f_OOoSQLLiteral"><text:span text:style-name="T148"> </text:span></text:span><text:span text:style-name="_5f_OOoSQLKeyWord"><text:span text:style-name="T148">cascade</text:span></text:span></text:p>
        <text:p text:style-name="P9"><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delete</text:span></text:span><text:span text:style-name="_5f_OOoSQLLiteral"><text:span text:style-name="T148"> </text:span></text:span><text:span text:style-name="_5f_OOoSQLKeyWord"><text:span text:style-name="T148">cascade</text:span></text:span><text:span text:style-name="_5f_OOoSQLSpecial"><text:span text:style-name="T148">;</text:span></text:span></text:p>
        <text:p text:style-name="P9"><text:span text:style-name="_5f_OOoSQLLiteral"><text:span text:style-name="T148"/></text:span></text:p>
        <text:p text:style-name="P9"><text:span text:style-name="_5f_OOoSQLKeyWord"><text:span text:style-name="T148">alter</text:span></text:span><text:span text:style-name="_5f_OOoSQLLiteral"><text:span text:style-name="T148"> </text:span></text:span><text:span text:style-name="_5f_OOoSQLKeyWord"><text:span text:style-name="T148">table</text:span></text:span><text:span text:style-name="_5f_OOoSQLLiter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UFFICIO</text:span></text:span></text:p>
        <text:p text:style-name="P9"><text:span text:style-name="_5f_OOoSQLLiteral"><text:span text:style-name="T148"><text:tab/></text:span></text:span><text:span text:style-name="_5f_OOoSQLKeyWord"><text:span text:style-name="T148">add</text:span></text:span><text:span text:style-name="_5f_OOoSQLLiteral"><text:span text:style-name="T148"> </text:span></text:span><text:span text:style-name="_5f_OOoSQLKeyWord"><text:span text:style-name="T148">constraint</text:span></text:span><text:span text:style-name="_5f_OOoSQLLiteral"><text:span text:style-name="T148"> </text:span></text:span><text:span text:style-name="_5f_OOoSQLIdent"><text:span text:style-name="T148">MansioneUfficio_FK</text:span></text:span><text:span text:style-name="_5f_OOoSQLLiteral"><text:span text:style-name="T148"> </text:span></text:span></text:p>
        <text:p text:style-name="P9"><text:span text:style-name="_5f_OOoSQLLiteral"><text:span text:style-name="T148"><text:s text:c="4"/></text:span></text:span><text:span text:style-name="_5f_OOoSQLKeyWord"><text:span text:style-name="T148">foreign</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NomeMansione</text:span></text:span><text:span text:style-name="_5f_OOoSQLSpecial"><text:span text:style-name="T148">,</text:span></text:span><text:span text:style-name="_5f_OOoSQLLiteral"><text:span text:style-name="T148"> </text:span></text:span><text:span text:style-name="_5f_OOoSQLIdent"><text:span text:style-name="T148">NomeSettore</text:span></text:span><text:span text:style-name="_5f_OOoSQLSpecial"><text:span text:style-name="T148">)</text:span></text:span><text:span text:style-name="_5f_OOoSQLLiteral"><text:span text:style-name="T148"> </text:span></text:span><text:span text:style-name="_5f_OOoSQLKeyWord"><text:span text:style-name="T148">references</text:span></text:span><text:span text:style-name="_5f_OOoSQLLiteral"><text:span text:style-name="T148"> </text:span></text:span><text:span text:style-name="_5f_OOoSQLIdent"><text:span text:style-name="T148">MANSIONE</text:span></text:span><text:span text:style-name="_5f_OOoSQLLiteral"><text:span text:style-name="T148"> </text:span></text:span><text:span text:style-name="_5f_OOoSQLSpecial"><text:span text:style-name="T148">(</text:span></text:span><text:span text:style-name="_5f_OOoSQLIdent"><text:span text:style-name="T148">Nome</text:span></text:span><text:span text:style-name="_5f_OOoSQLSpecial"><text:span text:style-name="T148">,</text:span></text:span><text:span text:style-name="_5f_OOoSQLLiteral"><text:span text:style-name="T148"> </text:span></text:span><text:span text:style-name="_5f_OOoSQLIdent"><text:span text:style-name="T148">NomeSettore</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delete</text:span></text:span><text:span text:style-name="_5f_OOoSQLLiteral"><text:span text:style-name="T148"> </text:span></text:span><text:span text:style-name="_5f_OOoSQLKeyWord"><text:span text:style-name="T148">cascade</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add</text:span></text:span><text:span text:style-name="_5f_OOoSQLLiteral"><text:span text:style-name="T148"> </text:span></text:span><text:span text:style-name="_5f_OOoSQLKeyWord"><text:span text:style-name="T148">constraint</text:span></text:span><text:span text:style-name="_5f_OOoSQLLiteral"><text:span text:style-name="T148"> </text:span></text:span><text:span text:style-name="_5f_OOoSQLIdent"><text:span text:style-name="T148">Edificio_FK</text:span></text:span><text:span text:style-name="_5f_OOoSQLLiteral"><text:span text:style-name="T148"> </text:span></text:span></text:p>
        <text:p text:style-name="P9"><text:span text:style-name="_5f_OOoSQLLiteral"><text:span text:style-name="T148"><text:s text:c="4"/></text:span></text:span><text:span text:style-name="_5f_OOoSQLKeyWord"><text:span text:style-name="T148">foreign</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NumPiano</text:span></text:span><text:span text:style-name="_5f_OOoSQLSpecial"><text:span text:style-name="T148">,</text:span></text:span><text:span text:style-name="_5f_OOoSQLLiteral"><text:span text:style-name="T148"> </text:span></text:span><text:span text:style-name="_5f_OOoSQLIdent"><text:span text:style-name="T148">IndirizzoEdificio</text:span></text:span><text:span text:style-name="_5f_OOoSQLSpecial"><text:span text:style-name="T148">)</text:span></text:span><text:span text:style-name="_5f_OOoSQLLiteral"><text:span text:style-name="T148"> </text:span></text:span><text:span text:style-name="_5f_OOoSQLKeyWord"><text:span text:style-name="T148">references</text:span></text:span><text:span text:style-name="_5f_OOoSQLLiteral"><text:span text:style-name="T148"> </text:span></text:span><text:span text:style-name="_5f_OOoSQLIdent"><text:span text:style-name="T148">PIANO</text:span></text:span><text:span text:style-name="_5f_OOoSQLLiteral"><text:span text:style-name="T148"> </text:span></text:span><text:span text:style-name="_5f_OOoSQLSpecial"><text:span text:style-name="T148">(</text:span></text:span><text:span text:style-name="_5f_OOoSQLIdent"><text:span text:style-name="T148">Numero</text:span></text:span><text:span text:style-name="_5f_OOoSQLSpecial"><text:span text:style-name="T148">,</text:span></text:span><text:span text:style-name="_5f_OOoSQLLiteral"><text:span text:style-name="T148"> </text:span></text:span><text:span text:style-name="_5f_OOoSQLIdent"><text:span text:style-name="T148">IndirizzoEdificio</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delete</text:span></text:span><text:span text:style-name="_5f_OOoSQLLiteral"><text:span text:style-name="T148"> </text:span></text:span><text:span text:style-name="_5f_OOoSQLKeyWord"><text:span text:style-name="T148">cascade</text:span></text:span><text:span text:style-name="_5f_OOoSQLSpecial"><text:span text:style-name="T148">;</text:span></text:span></text:p>
        <text:p text:style-name="P9"><text:span text:style-name="_5f_OOoSQLLiteral"><text:span text:style-name="T148"/></text:span></text:p>
        <text:p text:style-name="P9"><text:span text:style-name="_5f_OOoSQLKeyWord"><text:span text:style-name="T148">alter</text:span></text:span><text:span text:style-name="_5f_OOoSQLLiteral"><text:span text:style-name="T148"> </text:span></text:span><text:span text:style-name="_5f_OOoSQLKeyWord"><text:span text:style-name="T148">table</text:span></text:span><text:span text:style-name="_5f_OOoSQLLiter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DA_TRASFERIRE_A</text:span></text:span></text:p>
        <text:p text:style-name="P9"><text:span text:style-name="_5f_OOoSQLLiteral"><text:span text:style-name="T148"><text:tab/></text:span></text:span><text:span text:style-name="_5f_OOoSQLKeyWord"><text:span text:style-name="T148">add</text:span></text:span><text:span text:style-name="_5f_OOoSQLLiteral"><text:span text:style-name="T148"> </text:span></text:span><text:span text:style-name="_5f_OOoSQLKeyWord"><text:span text:style-name="T148">constraint</text:span></text:span><text:span text:style-name="_5f_OOoSQLLiteral"><text:span text:style-name="T148"> </text:span></text:span><text:span text:style-name="_5f_OOoSQLIdent"><text:span text:style-name="T148">CFDipendente_FK</text:span></text:span><text:span text:style-name="_5f_OOoSQLLiteral"><text:span text:style-name="T148"> </text:span></text:span></text:p>
        <text:p text:style-name="P9"><text:span text:style-name="_5f_OOoSQLLiteral"><text:span text:style-name="T148"><text:s text:c="4"/></text:span></text:span><text:span text:style-name="_5f_OOoSQLKeyWord"><text:span text:style-name="T148">foreign</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CFDipendente</text:span></text:span><text:span text:style-name="_5f_OOoSQLSpecial"><text:span text:style-name="T148">)</text:span></text:span><text:span text:style-name="_5f_OOoSQLLiteral"><text:span text:style-name="T148"> </text:span></text:span><text:span text:style-name="_5f_OOoSQLKeyWord"><text:span text:style-name="T148">references</text:span></text:span><text:span text:style-name="_5f_OOoSQLLiteral"><text:span text:style-name="T148"> </text:span></text:span><text:span text:style-name="_5f_OOoSQLIdent"><text:span text:style-name="T148">DIPENDENTE</text:span></text:span><text:span text:style-name="_5f_OOoSQLSpecial"><text:span text:style-name="T148">(</text:span></text:span><text:span text:style-name="_5f_OOoSQLIdent"><text:span text:style-name="T148">CF</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update</text:span></text:span><text:span text:style-name="_5f_OOoSQLLiteral"><text:span text:style-name="T148"> </text:span></text:span><text:span text:style-name="_5f_OOoSQLKeyWord"><text:span text:style-name="T148">cascade</text:span></text:span></text:p>
        <text:p text:style-name="P9"><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delete</text:span></text:span><text:span text:style-name="_5f_OOoSQLLiteral"><text:span text:style-name="T148"> </text:span></text:span><text:span text:style-name="_5f_OOoSQLKeyWord"><text:span text:style-name="T148">cascade</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add</text:span></text:span><text:span text:style-name="_5f_OOoSQLLiteral"><text:span text:style-name="T148"> </text:span></text:span><text:span text:style-name="_5f_OOoSQLKeyWord"><text:span text:style-name="T148">constraint</text:span></text:span><text:span text:style-name="_5f_OOoSQLLiteral"><text:span text:style-name="T148"> </text:span></text:span><text:span text:style-name="_5f_OOoSQLIdent"><text:span text:style-name="T148">MansioneDaTrasferireA_FK</text:span></text:span><text:span text:style-name="_5f_OOoSQLLiteral"><text:span text:style-name="T148"> </text:span></text:span></text:p>
        <text:p text:style-name="P9"><text:span text:style-name="_5f_OOoSQLLiteral"><text:span text:style-name="T148"><text:s text:c="4"/></text:span></text:span><text:span text:style-name="_5f_OOoSQLKeyWord"><text:span text:style-name="T148">foreign</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NomeMansione</text:span></text:span><text:span text:style-name="_5f_OOoSQLSpecial"><text:span text:style-name="T148">,</text:span></text:span><text:span text:style-name="_5f_OOoSQLLiteral"><text:span text:style-name="T148"> </text:span></text:span><text:span text:style-name="_5f_OOoSQLIdent"><text:span text:style-name="T148">NomeSettore</text:span></text:span><text:span text:style-name="_5f_OOoSQLSpecial"><text:span text:style-name="T148">)</text:span></text:span><text:span text:style-name="_5f_OOoSQLLiteral"><text:span text:style-name="T148"> </text:span></text:span><text:span text:style-name="_5f_OOoSQLKeyWord"><text:span text:style-name="T148">references</text:span></text:span><text:span text:style-name="_5f_OOoSQLLiteral"><text:span text:style-name="T148"> </text:span></text:span><text:span text:style-name="_5f_OOoSQLIdent"><text:span text:style-name="T148">MANSIONE</text:span></text:span><text:span text:style-name="_5f_OOoSQLLiteral"><text:span text:style-name="T148"> </text:span></text:span><text:span text:style-name="_5f_OOoSQLSpecial"><text:span text:style-name="T148">(</text:span></text:span><text:span text:style-name="_5f_OOoSQLIdent"><text:span text:style-name="T148">Nome</text:span></text:span><text:span text:style-name="_5f_OOoSQLSpecial"><text:span text:style-name="T148">,</text:span></text:span><text:span text:style-name="_5f_OOoSQLLiteral"><text:span text:style-name="T148"> </text:span></text:span><text:span text:style-name="_5f_OOoSQLIdent"><text:span text:style-name="T148">NomeSettore</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delete</text:span></text:span><text:span text:style-name="_5f_OOoSQLLiteral"><text:span text:style-name="T148"> </text:span></text:span><text:span text:style-name="_5f_OOoSQLKeyWord"><text:span text:style-name="T148">cascade</text:span></text:span><text:span text:style-name="_5f_OOoSQLSpecial"><text:span text:style-name="T148">;</text:span></text:span></text:p>
        <text:p text:style-name="P9"><text:soft-page-break/><text:span text:style-name="_5f_OOoSQLLiteral"><text:span text:style-name="T148"/></text:span></text:p>
        <text:p text:style-name="P9"><text:span text:style-name="_5f_OOoSQLKeyWord"><text:span text:style-name="T148">alter</text:span></text:span><text:span text:style-name="_5f_OOoSQLLiteral"><text:span text:style-name="T148"> </text:span></text:span><text:span text:style-name="_5f_OOoSQLKeyWord"><text:span text:style-name="T148">table</text:span></text:span><text:span text:style-name="_5f_OOoSQLLiter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DIPENDENTE</text:span></text:span></text:p>
        <text:p text:style-name="P9"><text:span text:style-name="_5f_OOoSQLLiteral"><text:span text:style-name="T148"><text:tab/></text:span></text:span><text:span text:style-name="_5f_OOoSQLKeyWord"><text:span text:style-name="T148">add</text:span></text:span><text:span text:style-name="_5f_OOoSQLLiteral"><text:span text:style-name="T148"> </text:span></text:span><text:span text:style-name="_5f_OOoSQLKeyWord"><text:span text:style-name="T148">constraint</text:span></text:span><text:span text:style-name="_5f_OOoSQLLiteral"><text:span text:style-name="T148"> </text:span></text:span><text:span text:style-name="_5f_OOoSQLIdent"><text:span text:style-name="T148">NumTelefonicoEsternoPostazioneDipendente_FK</text:span></text:span><text:span text:style-name="_5f_OOoSQLLiteral"><text:span text:style-name="T148"> </text:span></text:span></text:p>
        <text:p text:style-name="P9"><text:span text:style-name="_5f_OOoSQLLiteral"><text:span text:style-name="T148"><text:s text:c="4"/></text:span></text:span><text:span text:style-name="_5f_OOoSQLKeyWord"><text:span text:style-name="T148">foreign</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NumTelefonicoEsternoPostazione</text:span></text:span><text:span text:style-name="_5f_OOoSQLSpecial"><text:span text:style-name="T148">)</text:span></text:span><text:span text:style-name="_5f_OOoSQLLiteral"><text:span text:style-name="T148"> </text:span></text:span><text:span text:style-name="_5f_OOoSQLKeyWord"><text:span text:style-name="T148">references</text:span></text:span><text:span text:style-name="_5f_OOoSQLLiteral"><text:span text:style-name="T148"> </text:span></text:span><text:span text:style-name="_5f_OOoSQLIdent"><text:span text:style-name="T148">POSTAZIONE</text:span></text:span><text:span text:style-name="_5f_OOoSQLLiteral"><text:span text:style-name="T148"> </text:span></text:span><text:span text:style-name="_5f_OOoSQLSpecial"><text:span text:style-name="T148">(</text:span></text:span><text:span text:style-name="_5f_OOoSQLIdent"><text:span text:style-name="T148">NumTelefonicoEsterno</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update</text:span></text:span><text:span text:style-name="_5f_OOoSQLLiteral"><text:span text:style-name="T148"> </text:span></text:span><text:span text:style-name="_5f_OOoSQLKeyWord"><text:span text:style-name="T148">cascade</text:span></text:span></text:p>
        <text:p text:style-name="P9"><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delete</text:span></text:span><text:span text:style-name="_5f_OOoSQLLiteral"><text:span text:style-name="T148"> </text:span></text:span><text:span text:style-name="_5f_OOoSQLKeyWord"><text:span text:style-name="T148">restrict</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comment</text:span></text:span><text:span text:style-name="_5f_OOoSQLLiteral"><text:span text:style-name="T148"> </text:span></text:span><text:span text:style-name="_5f_OOoSQLSpecial"><text:span text:style-name="T148">=</text:span></text:span><text:span text:style-name="_5f_OOoSQLLiteral"><text:span text:style-name="T148"> 'se occupata, prima di poter cancellare la postazione è necessario trasferire il dipendente che la occupa.'</text:span></text:span></text:p>
        <text:h text:style-name="P6" text:outline-level="2">Codice del Front-End</text:h>
        <text:p text:style-name="P128">Riportare (correttamente formattato) il codice C del thin client realizzato per interagire con la base di dati.</text:p>
        <text:p text:style-name="P85"/>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29"><draw:text-box fo:min-height="0.041cm" fo:min-width="0.041cm"><text:p text:style-name="MP3"><text:span text:style-name="page_20_number"><text:span text:style-name="MT4"><text:page-number text:select-page="current">28</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17T16:49:05.641119476</dc:date>
    <meta:editing-duration>P1DT5H58M29S</meta:editing-duration>
    <meta:generator>LibreOffice/6.3.6.2$Linux_X86_64 LibreOffice_project/30$Build-2</meta:generator>
    <meta:editing-cycles>143</meta:editing-cycles>
    <meta:document-statistic meta:table-count="25" meta:image-count="7" meta:object-count="17" meta:page-count="28" meta:paragraph-count="672" meta:word-count="4944" meta:character-count="34341" meta:non-whitespace-character-count="29925"/>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